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aksaman" svg:font-family="Laksa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Noto Sans CJK TC Regular" svg:font-family="'Noto Sans CJK TC Regular'" style:font-family-generic="swiss"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office:font-face-decls>
  <office:automatic-styles>
    <style:style style:name="表1" style:family="table">
      <style:table-properties style:width="13.705cm" table:align="left"/>
    </style:style>
    <style:style style:name="表1.A" style:family="table-column">
      <style:table-column-properties style:column-width="1.616cm"/>
    </style:style>
    <style:style style:name="表1.B" style:family="table-column">
      <style:table-column-properties style:column-width="1.884cm"/>
    </style:style>
    <style:style style:name="表1.C" style:family="table-column">
      <style:table-column-properties style:column-width="10.206cm"/>
    </style:style>
    <style:style style:name="表1.A1" style:family="table-cell">
      <style:table-cell-properties fo:padding="0.097cm" fo:border-left="0.05pt solid #000000" fo:border-right="none" fo:border-top="0.05pt solid #000000" fo:border-bottom="0.05pt solid #000000"/>
    </style:style>
    <style:style style:name="表1.C1" style:family="table-cell">
      <style:table-cell-properties fo:padding="0.097cm" fo:border="0.05pt solid #000000"/>
    </style:style>
    <style:style style:name="表1.A2" style:family="table-cell">
      <style:table-cell-properties fo:padding="0.097cm" fo:border-left="0.05pt solid #000000" fo:border-right="none" fo:border-top="none" fo:border-bottom="0.05pt solid #000000"/>
    </style:style>
    <style:style style:name="表1.C2" style:family="table-cell">
      <style:table-cell-properties fo:padding="0.097cm" fo:border-left="0.05pt solid #000000" fo:border-right="0.05pt solid #000000" fo:border-top="none" fo:border-bottom="0.05pt solid #000000"/>
    </style:style>
    <style:style style:name="表1.C9" style:family="table-cell">
      <style:table-cell-properties style:vertical-align="" fo:padding="0.097cm" fo:border-left="0.05pt solid #000000" fo:border-right="0.05pt solid #000000" fo:border-top="none" fo:border-bottom="0.05pt solid #000000"/>
    </style:style>
    <style:style style:name="表3" style:family="table">
      <style:table-properties style:width="17.013cm" fo:margin-left="0cm" table:align="left"/>
    </style:style>
    <style:style style:name="表3.A" style:family="table-column">
      <style:table-column-properties style:column-width="7.303cm"/>
    </style:style>
    <style:style style:name="表3.B" style:family="table-column">
      <style:table-column-properties style:column-width="9.71cm"/>
    </style:style>
    <style:style style:name="表3.A1" style:family="table-cell">
      <style:table-cell-properties fo:padding="0.097cm" fo:border-left="0.05pt solid #000000" fo:border-right="none" fo:border-top="0.05pt solid #000000" fo:border-bottom="0.05pt solid #000000"/>
    </style:style>
    <style:style style:name="表3.B1" style:family="table-cell">
      <style:table-cell-properties fo:padding="0.097cm" fo:border="0.05pt solid #000000"/>
    </style:style>
    <style:style style:name="表3.A2" style:family="table-cell">
      <style:table-cell-properties fo:padding="0.097cm" fo:border-left="0.05pt solid #000000" fo:border-right="none" fo:border-top="none" fo:border-bottom="0.05pt solid #000000"/>
    </style:style>
    <style:style style:name="表3.B2" style:family="table-cell">
      <style:table-cell-properties fo:padding="0.097cm" fo:border-left="0.05pt solid #000000" fo:border-right="0.05pt solid #000000" fo:border-top="none" fo:border-bottom="0.05pt solid #000000"/>
    </style:style>
    <style:style style:name="表4" style:family="table">
      <style:table-properties style:width="17.013cm" fo:margin-left="0cm" table:align="left"/>
    </style:style>
    <style:style style:name="表4.A" style:family="table-column">
      <style:table-column-properties style:column-width="2.593cm"/>
    </style:style>
    <style:style style:name="表4.B" style:family="table-column">
      <style:table-column-properties style:column-width="3.519cm"/>
    </style:style>
    <style:style style:name="表4.C" style:family="table-column">
      <style:table-column-properties style:column-width="0.9cm"/>
    </style:style>
    <style:style style:name="表4.D" style:family="table-column">
      <style:table-column-properties style:column-width="10.001cm"/>
    </style:style>
    <style:style style:name="表4.A1" style:family="table-cell">
      <style:table-cell-properties fo:padding="0.097cm" fo:border-left="0.05pt solid #000000" fo:border-right="none" fo:border-top="0.05pt solid #000000" fo:border-bottom="0.05pt solid #000000"/>
    </style:style>
    <style:style style:name="表4.D1" style:family="table-cell">
      <style:table-cell-properties fo:padding="0.097cm" fo:border="0.05pt solid #000000"/>
    </style:style>
    <style:style style:name="表4.A2" style:family="table-cell">
      <style:table-cell-properties fo:padding="0.097cm" fo:border-left="0.05pt solid #000000" fo:border-right="none" fo:border-top="none" fo:border-bottom="0.05pt solid #000000"/>
    </style:style>
    <style:style style:name="表4.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text-align="start" style:justify-single-word="false" fo:text-indent="0cm" style:auto-text-indent="false"/>
      <style:text-properties style:font-name="FreeSans" fo:font-size="10.5pt" style:font-size-asian="10.5pt" style:font-size-complex="10.5pt"/>
    </style:style>
    <style:style style:name="P2" style:family="paragraph" style:parent-style-name="Standard">
      <style:paragraph-properties fo:margin-left="0cm" fo:margin-right="0cm" fo:line-height="115%" fo:text-align="start" style:justify-single-word="false" fo:text-indent="0cm" style:auto-text-indent="false"/>
      <style:text-properties style:font-name="FreeSans" fo:font-size="10.5pt" style:font-size-asian="10.5pt" style:font-size-complex="10.5pt"/>
    </style:style>
    <style:style style:name="P3" style:family="paragraph" style:parent-style-name="Standard">
      <style:paragraph-properties fo:margin-left="0cm" fo:margin-right="0cm" fo:text-align="justify" style:justify-single-word="false" fo:text-indent="0cm" style:auto-text-indent="false"/>
      <style:text-properties style:font-name="FreeSans" fo:font-size="10.5pt" style:font-size-asian="10.5pt" style:font-size-complex="10.5pt"/>
    </style:style>
    <style:style style:name="P4" style:family="paragraph" style:parent-style-name="Standard">
      <style:paragraph-properties fo:margin-left="0cm" fo:margin-right="0cm" fo:text-align="start" style:justify-single-word="false" fo:text-indent="0cm" style:auto-text-indent="false"/>
      <style:text-properties style:font-name="FreeSans" fo:font-size="10.5pt" style:font-name-asian="FreeSans" style:font-size-asian="10.5pt" style:font-size-complex="10.5pt"/>
    </style:style>
    <style:style style:name="P5" style:family="paragraph" style:parent-style-name="Standard">
      <style:paragraph-properties fo:margin-left="0cm" fo:margin-right="0cm" fo:line-height="115%" fo:text-align="start" style:justify-single-word="false" fo:text-indent="0cm" style:auto-text-indent="false"/>
      <style:text-properties style:font-name="FreeSans" fo:font-size="10.5pt" style:font-name-asian="FreeSans" style:font-size-asian="10.5pt" style:font-size-complex="10.5pt"/>
    </style:style>
    <style:style style:name="P6" style:family="paragraph" style:parent-style-name="Standard">
      <style:paragraph-properties fo:margin-left="0cm" fo:margin-right="0cm" fo:line-height="115%" fo:text-align="start" style:justify-single-word="false" fo:text-indent="0cm" style:auto-text-indent="false"/>
      <style:text-properties style:font-name="FreeSans" fo:font-size="10.5pt" officeooo:paragraph-rsid="002abe54" style:font-name-asian="FreeSans" style:font-size-asian="10.5pt" style:font-size-complex="10.5pt"/>
    </style:style>
    <style:style style:name="P7" style:family="paragraph" style:parent-style-name="Standard">
      <style:paragraph-properties fo:margin-left="0cm" fo:margin-right="0cm" fo:line-height="115%" fo:text-align="start" style:justify-single-word="false" fo:text-indent="0cm" style:auto-text-indent="false"/>
      <style:text-properties style:font-name="FreeSans" fo:font-size="10.5pt" officeooo:paragraph-rsid="002b1160" style:font-name-asian="FreeSans" style:font-size-asian="10.5pt" style:font-size-complex="10.5pt"/>
    </style:style>
    <style:style style:name="P8" style:family="paragraph" style:parent-style-name="Standard">
      <style:paragraph-properties fo:margin-left="0cm" fo:margin-right="0cm" fo:line-height="115%" fo:text-align="start" style:justify-single-word="false" fo:text-indent="0cm" style:auto-text-indent="false"/>
      <style:text-properties style:font-name="FreeSans" fo:font-size="10.5pt" officeooo:paragraph-rsid="002e7ada" style:font-name-asian="FreeSans" style:font-size-asian="10.5pt" style:font-size-complex="10.5pt"/>
    </style:style>
    <style:style style:name="P9" style:family="paragraph" style:parent-style-name="Standard">
      <style:paragraph-properties fo:margin-left="0cm" fo:margin-right="0cm" fo:line-height="115%" fo:text-align="start" style:justify-single-word="false" fo:text-indent="0cm" style:auto-text-indent="false"/>
      <style:text-properties style:font-name="FreeSans" fo:font-size="10.5pt" officeooo:paragraph-rsid="00335ff4" style:font-name-asian="FreeSans" style:font-size-asian="10.5pt" style:font-size-complex="10.5pt"/>
    </style:style>
    <style:style style:name="P10" style:family="paragraph" style:parent-style-name="Standard">
      <style:paragraph-properties fo:margin-left="0cm" fo:margin-right="0cm" fo:line-height="115%" fo:text-align="justify" style:justify-single-word="false" fo:text-indent="0cm" style:auto-text-indent="false"/>
      <style:text-properties style:font-name="FreeSans" fo:font-size="10.5pt" officeooo:rsid="002e7ada" officeooo:paragraph-rsid="002e7ada" style:font-name-asian="FreeSans" style:font-size-asian="10.5pt" style:font-size-complex="10.5pt"/>
    </style:style>
    <style:style style:name="P11" style:family="paragraph" style:parent-style-name="Standard">
      <style:paragraph-properties fo:margin-left="0cm" fo:margin-right="0cm" fo:line-height="115%" fo:text-align="start" style:justify-single-word="false" fo:text-indent="0cm" style:auto-text-indent="false"/>
      <style:text-properties style:font-name="FreeSans" fo:font-size="10.5pt" officeooo:rsid="002f6c1c" officeooo:paragraph-rsid="002f6c1c" style:font-name-asian="FreeSans" style:font-size-asian="10.5pt" style:font-size-complex="10.5pt"/>
    </style:style>
    <style:style style:name="P12" style:family="paragraph" style:parent-style-name="Standard">
      <style:paragraph-properties fo:margin-left="0cm" fo:margin-right="0cm" fo:line-height="115%" fo:text-align="start" style:justify-single-word="false" fo:text-indent="0cm" style:auto-text-indent="false"/>
      <style:text-properties style:font-name="FreeSans" fo:font-size="10.5pt" fo:font-weight="bold" officeooo:paragraph-rsid="002b1160" style:font-name-asian="FreeSans" style:font-size-asian="10.5pt" style:font-weight-asian="bold" style:font-size-complex="10.5pt" style:font-weight-complex="bold"/>
    </style:style>
    <style:style style:name="P13" style:family="paragraph" style:parent-style-name="Standard">
      <style:paragraph-properties fo:margin-left="0cm" fo:margin-right="0cm" fo:line-height="115%" fo:text-align="justify" style:justify-single-word="false" fo:text-indent="0cm" style:auto-text-indent="false"/>
      <style:text-properties style:font-name="FreeSans" fo:font-size="10.5pt" fo:font-weight="bold" officeooo:paragraph-rsid="005f9369" style:font-name-asian="FreeSans" style:font-size-asian="10.5pt" style:font-weight-asian="bold" style:font-size-complex="10.5pt" style:font-weight-complex="bold"/>
    </style:style>
    <style:style style:name="P14" style:family="paragraph" style:parent-style-name="Standard">
      <style:paragraph-properties fo:margin-left="0cm" fo:margin-right="0cm" fo:line-height="115%" fo:text-align="justify" style:justify-single-word="false" fo:text-indent="0cm" style:auto-text-indent="false"/>
      <style:text-properties style:font-name="FreeSans" fo:font-size="10.5pt" fo:font-weight="bold" officeooo:rsid="0034df88" officeooo:paragraph-rsid="0034df88" style:font-name-asian="FreeSans" style:font-size-asian="10.5pt" style:font-weight-asian="bold" style:font-size-complex="10.5pt" style:font-weight-complex="bold"/>
    </style:style>
    <style:style style:name="P15" style:family="paragraph" style:parent-style-name="Standard">
      <style:paragraph-properties fo:margin-left="0cm" fo:margin-right="0cm" fo:line-height="115%" fo:text-align="justify" style:justify-single-word="false" fo:text-indent="0cm" style:auto-text-indent="false"/>
      <style:text-properties style:font-name="FreeSans" fo:font-size="10.5pt" fo:font-weight="bold" officeooo:rsid="0034df88" officeooo:paragraph-rsid="00393596" style:font-name-asian="FreeSans" style:font-size-asian="10.5pt" style:font-weight-asian="bold" style:font-size-complex="10.5pt" style:font-weight-complex="bold"/>
    </style:style>
    <style:style style:name="P16" style:family="paragraph" style:parent-style-name="Standard">
      <style:paragraph-properties fo:margin-left="0cm" fo:margin-right="0cm" fo:line-height="115%" fo:text-align="justify" style:justify-single-word="false" fo:text-indent="0cm" style:auto-text-indent="false"/>
      <style:text-properties style:font-name="FreeSans" fo:font-size="10.5pt" fo:font-weight="bold" officeooo:rsid="0034df88" officeooo:paragraph-rsid="004310fd" style:font-name-asian="FreeSans" style:font-size-asian="10.5pt" style:font-weight-asian="bold" style:font-size-complex="10.5pt" style:font-weight-complex="bold"/>
    </style:style>
    <style:style style:name="P17" style:family="paragraph" style:parent-style-name="Standard">
      <style:paragraph-properties fo:margin-left="0cm" fo:margin-right="0cm" fo:line-height="115%" fo:text-align="justify" style:justify-single-word="false" fo:text-indent="0cm" style:auto-text-indent="false"/>
      <style:text-properties style:font-name="FreeSans" fo:font-size="10.5pt" fo:font-weight="normal" officeooo:paragraph-rsid="0039fb4f" style:font-name-asian="FreeSans" style:font-size-asian="10.5pt" style:font-weight-asian="normal" style:font-size-complex="10.5pt" style:font-weight-complex="normal"/>
    </style:style>
    <style:style style:name="P18" style:family="paragraph" style:parent-style-name="Standard">
      <style:paragraph-properties fo:margin-left="0cm" fo:margin-right="0cm" fo:line-height="115%" fo:text-align="justify" style:justify-single-word="false" fo:text-indent="0cm" style:auto-text-indent="false"/>
      <style:text-properties style:font-name="FreeSans" fo:font-size="10.5pt" fo:font-weight="normal" officeooo:paragraph-rsid="0049260f" style:font-name-asian="FreeSans" style:font-size-asian="10.5pt" style:font-weight-asian="normal" style:font-size-complex="10.5pt" style:font-weight-complex="normal"/>
    </style:style>
    <style:style style:name="P19" style:family="paragraph" style:parent-style-name="Standard">
      <style:paragraph-properties fo:margin-left="0cm" fo:margin-right="0cm" fo:line-height="115%" fo:text-align="start" style:justify-single-word="false" fo:text-indent="0cm" style:auto-text-indent="false"/>
      <style:text-properties style:font-name="FreeSans" fo:font-size="10.5pt" fo:font-weight="normal" officeooo:paragraph-rsid="002b1160" style:font-name-asian="FreeSans" style:font-size-asian="10.5pt" style:font-weight-asian="normal" style:font-size-complex="10.5pt" style:font-weight-complex="normal"/>
    </style:style>
    <style:style style:name="P20" style:family="paragraph" style:parent-style-name="Standard">
      <style:paragraph-properties fo:margin-left="0cm" fo:margin-right="0cm" fo:line-height="115%" fo:text-align="start" style:justify-single-word="false" fo:text-indent="0cm" style:auto-text-indent="false"/>
      <style:text-properties style:font-name="FreeSans" fo:font-size="10.5pt" fo:font-weight="normal" officeooo:paragraph-rsid="0049260f" style:font-name-asian="FreeSans" style:font-size-asian="10.5pt" style:font-weight-asian="normal" style:font-size-complex="10.5pt" style:font-weight-complex="normal"/>
    </style:style>
    <style:style style:name="P21" style:family="paragraph" style:parent-style-name="Standard">
      <style:paragraph-properties fo:margin-left="0cm" fo:margin-right="0cm" fo:line-height="115%" fo:text-align="justify" style:justify-single-word="false" fo:text-indent="0cm" style:auto-text-indent="false"/>
      <style:text-properties style:font-name="FreeSans" fo:font-size="10.5pt" fo:font-weight="normal" officeooo:rsid="0034df88" officeooo:paragraph-rsid="0034df88" style:font-name-asian="FreeSans" style:font-size-asian="10.5pt" style:font-weight-asian="normal" style:font-size-complex="10.5pt" style:font-weight-complex="normal"/>
    </style:style>
    <style:style style:name="P22" style:family="paragraph" style:parent-style-name="Standard">
      <style:paragraph-properties fo:margin-left="0cm" fo:margin-right="0cm" fo:line-height="115%" fo:text-align="justify" style:justify-single-word="false" fo:text-indent="0cm" style:auto-text-indent="false"/>
      <style:text-properties style:font-name="FreeSans" fo:font-size="10.5pt" fo:font-weight="normal" officeooo:rsid="0034df88" officeooo:paragraph-rsid="0036ebfa" style:font-name-asian="FreeSans" style:font-size-asian="10.5pt" style:font-weight-asian="normal" style:font-size-complex="10.5pt" style:font-weight-complex="normal"/>
    </style:style>
    <style:style style:name="P23" style:family="paragraph" style:parent-style-name="Standard">
      <style:paragraph-properties fo:margin-left="0cm" fo:margin-right="0cm" fo:line-height="115%" fo:text-align="justify" style:justify-single-word="false" fo:text-indent="0cm" style:auto-text-indent="false"/>
      <style:text-properties style:font-name="FreeSans" fo:font-size="10.5pt" fo:font-weight="normal" officeooo:rsid="0034df88" officeooo:paragraph-rsid="0039fb4f" style:font-name-asian="FreeSans" style:font-size-asian="10.5pt" style:font-weight-asian="normal" style:font-size-complex="10.5pt" style:font-weight-complex="normal"/>
    </style:style>
    <style:style style:name="P24" style:family="paragraph" style:parent-style-name="Standard">
      <style:paragraph-properties fo:margin-left="0cm" fo:margin-right="0cm" fo:line-height="115%" fo:text-align="justify" style:justify-single-word="false" fo:text-indent="0cm" style:auto-text-indent="false"/>
      <style:text-properties style:font-name="FreeSans" fo:font-size="10.5pt" fo:font-weight="normal" officeooo:rsid="0034df88" officeooo:paragraph-rsid="00432ca3" style:font-name-asian="FreeSans" style:font-size-asian="10.5pt" style:font-weight-asian="normal" style:font-size-complex="10.5pt" style:font-weight-complex="normal"/>
    </style:style>
    <style:style style:name="P25" style:family="paragraph" style:parent-style-name="Standard">
      <style:paragraph-properties fo:margin-left="0cm" fo:margin-right="0cm" fo:line-height="115%" fo:text-align="justify" style:justify-single-word="false" fo:text-indent="0cm" style:auto-text-indent="false"/>
      <style:text-properties style:font-name="FreeSans" fo:font-size="10.5pt" fo:font-weight="normal" officeooo:rsid="0034df88" officeooo:paragraph-rsid="0044e521" style:font-name-asian="FreeSans" style:font-size-asian="10.5pt" style:font-weight-asian="normal" style:font-size-complex="10.5pt" style:font-weight-complex="normal"/>
    </style:style>
    <style:style style:name="P26" style:family="paragraph" style:parent-style-name="Standard">
      <style:paragraph-properties fo:margin-left="0cm" fo:margin-right="0cm" fo:line-height="115%" fo:text-align="start" style:justify-single-word="false" fo:text-indent="0cm" style:auto-text-indent="false"/>
      <style:text-properties style:font-name="FreeSans" fo:font-size="10.5pt" fo:font-weight="normal" officeooo:rsid="0034df88" officeooo:paragraph-rsid="002b1160" style:font-name-asian="FreeSans" style:font-size-asian="10.5pt" style:font-weight-asian="normal" style:font-size-complex="10.5pt" style:font-weight-complex="normal"/>
    </style:style>
    <style:style style:name="P27" style:family="paragraph" style:parent-style-name="Standard">
      <style:paragraph-properties fo:margin-left="0cm" fo:margin-right="0cm" fo:text-align="start" style:justify-single-word="false" fo:text-indent="0cm" style:auto-text-indent="false"/>
      <style:text-properties style:font-name="FreeSans" fo:font-size="12pt" fo:font-weight="bold" style:font-size-asian="12pt" style:font-weight-asian="bold" style:font-size-complex="12pt" style:font-weight-complex="bold"/>
    </style:style>
    <style:style style:name="P28" style:family="paragraph" style:parent-style-name="Standard">
      <style:paragraph-properties fo:margin-left="0cm" fo:margin-right="0cm" fo:line-height="115%" fo:text-align="start" style:justify-single-word="false" fo:text-indent="0cm" style:auto-text-indent="false"/>
      <style:text-properties style:font-name="FreeSans" fo:font-size="12pt" fo:font-weight="bold" style:font-size-asian="12pt" style:font-weight-asian="bold" style:font-size-complex="12pt" style:font-weight-complex="bold"/>
    </style:style>
    <style:style style:name="P29" style:family="paragraph" style:parent-style-name="Standard">
      <style:paragraph-properties fo:margin-left="0cm" fo:margin-right="0cm" fo:text-align="start" style:justify-single-word="false" fo:text-indent="0cm" style:auto-text-indent="false"/>
      <style:text-properties style:font-name="FreeSans" fo:font-size="12pt" fo:font-weight="bold" officeooo:rsid="0057d241" officeooo:paragraph-rsid="0057d241" style:font-size-asian="12pt" style:font-weight-asian="bold" style:font-size-complex="12pt" style:font-weight-complex="bold"/>
    </style:style>
    <style:style style:name="P30" style:family="paragraph" style:parent-style-name="Standard">
      <style:paragraph-properties fo:margin-left="0cm" fo:margin-right="0cm" fo:line-height="115%" fo:text-align="start" style:justify-single-word="false" fo:text-indent="0cm" style:auto-text-indent="false"/>
      <style:text-properties style:font-name="FreeSans" fo:font-size="12pt" fo:font-weight="bold" style:font-name-asian="FreeSans" style:font-size-asian="12pt" style:font-weight-asian="bold" style:font-size-complex="12pt" style:font-weight-complex="bold"/>
    </style:style>
    <style:style style:name="P31" style:family="paragraph" style:parent-style-name="Standard">
      <style:paragraph-properties fo:margin-left="0cm" fo:margin-right="0cm" fo:line-height="115%" fo:text-align="start" style:justify-single-word="false" fo:text-indent="0cm" style:auto-text-indent="false"/>
      <style:text-properties style:font-name="FreeSans" fo:font-size="12pt" style:font-name-asian="FreeSans" style:font-size-asian="12pt" style:font-size-complex="12pt"/>
    </style:style>
    <style:style style:name="P32" style:family="paragraph" style:parent-style-name="Standard">
      <style:paragraph-properties fo:margin-left="0cm" fo:margin-right="0cm" fo:text-align="center" style:justify-single-word="false" fo:text-indent="0cm" style:auto-text-indent="false"/>
      <style:text-properties style:font-name="FreeSans" fo:font-size="16pt" style:font-size-asian="16pt" style:font-size-complex="16pt"/>
    </style:style>
    <style:style style:name="P33" style:family="paragraph" style:parent-style-name="Standard">
      <style:paragraph-properties fo:margin-left="0cm" fo:margin-right="0cm" fo:text-align="end" style:justify-single-word="false" fo:text-indent="0cm" style:auto-text-indent="false"/>
      <style:text-properties style:font-name="FreeSans" fo:font-size="8pt" style:font-size-asian="8pt" style:font-size-complex="8pt"/>
    </style:style>
    <style:style style:name="P34" style:family="paragraph" style:parent-style-name="Standard">
      <style:paragraph-properties fo:margin-left="0cm" fo:margin-right="0cm" fo:text-align="start" style:justify-single-word="false" fo:text-indent="0cm" style:auto-text-indent="false"/>
      <style:text-properties style:font-name="Laksaman" fo:font-size="10.5pt" style:font-size-asian="10.5pt" style:font-size-complex="10.5pt"/>
    </style:style>
    <style:style style:name="P35" style:family="paragraph" style:parent-style-name="Standard">
      <style:paragraph-properties fo:margin-left="0cm" fo:margin-right="0cm" fo:text-align="start" style:justify-single-word="false" fo:text-indent="0cm" style:auto-text-indent="false"/>
      <style:text-properties style:font-name="Laksaman" fo:font-size="10.5pt" fo:font-style="normal" style:font-size-asian="10.5pt" style:font-style-asian="normal" style:font-size-complex="10.5pt" style:font-style-complex="normal"/>
    </style:style>
    <style:style style:name="P36" style:family="paragraph" style:parent-style-name="Standard">
      <style:paragraph-properties fo:margin-left="0cm" fo:margin-right="0cm" fo:text-align="start" style:justify-single-word="false" fo:text-indent="0cm" style:auto-text-indent="false"/>
      <style:text-properties style:font-name="Laksaman" fo:font-size="7pt" style:font-size-asian="7pt" style:font-size-complex="7pt"/>
    </style:style>
    <style:style style:name="P37" style:family="paragraph" style:parent-style-name="Standard">
      <style:paragraph-properties fo:margin-left="0cm" fo:margin-right="0cm" fo:text-align="start" style:justify-single-word="false" fo:text-indent="0cm" style:auto-text-indent="false"/>
      <style:text-properties style:font-name="Noto Sans CJK TC Regular" fo:font-size="10.5pt" style:font-name-asian="Noto Sans CJK TC Regular" style:font-size-asian="10.5pt" style:font-size-complex="10.5pt"/>
    </style:style>
    <style:style style:name="P38" style:family="paragraph" style:parent-style-name="Standard">
      <style:paragraph-properties fo:margin-left="0cm" fo:margin-right="0cm" fo:line-height="115%" fo:text-align="justify" style:justify-single-word="false" fo:text-indent="0cm" style:auto-text-indent="false"/>
      <style:text-properties officeooo:paragraph-rsid="00432ca3"/>
    </style:style>
    <style:style style:name="P39" style:family="paragraph" style:parent-style-name="Table_20_Contents">
      <style:paragraph-properties fo:text-align="start" style:justify-single-word="false"/>
      <style:text-properties style:font-name="FreeSans" fo:font-size="10.5pt" style:font-name-asian="FreeSans" style:font-size-asian="10.5pt" style:font-size-complex="10.5pt"/>
    </style:style>
    <style:style style:name="P40" style:family="paragraph" style:parent-style-name="Table_20_Contents">
      <style:paragraph-properties fo:text-align="start" style:justify-single-word="false"/>
      <style:text-properties style:font-name="FreeSans" fo:font-size="10.5pt" officeooo:rsid="004d9707" officeooo:paragraph-rsid="004d9707" style:font-name-asian="FreeSans" style:font-size-asian="10.5pt" style:font-size-complex="10.5pt"/>
    </style:style>
    <style:style style:name="P41" style:family="paragraph" style:parent-style-name="Table_20_Contents">
      <style:paragraph-properties fo:text-align="start" style:justify-single-word="false"/>
      <style:text-properties style:font-name="FreeSans" fo:font-size="10.5pt" officeooo:rsid="004d9707" officeooo:paragraph-rsid="004f6eab" style:font-name-asian="FreeSans" style:font-size-asian="10.5pt" style:font-size-complex="10.5pt"/>
    </style:style>
    <style:style style:name="P42" style:family="paragraph" style:parent-style-name="Table_20_Contents">
      <style:paragraph-properties fo:text-align="start" style:justify-single-word="false"/>
      <style:text-properties style:font-name="FreeSans" fo:font-size="10.5pt" officeooo:rsid="0050e098" officeooo:paragraph-rsid="0050e098" style:font-name-asian="FreeSans" style:font-size-asian="10.5pt" style:font-size-complex="10.5pt"/>
    </style:style>
    <style:style style:name="P43" style:family="paragraph" style:parent-style-name="Table_20_Contents">
      <style:paragraph-properties fo:text-align="start" style:justify-single-word="false"/>
      <style:text-properties style:font-name="FreeSans" fo:font-size="10.5pt" officeooo:rsid="0051a8ab" officeooo:paragraph-rsid="0051a8ab" style:font-name-asian="FreeSans" style:font-size-asian="10.5pt" style:font-size-complex="10.5pt"/>
    </style:style>
    <style:style style:name="P44" style:family="paragraph" style:parent-style-name="Table_20_Contents">
      <style:paragraph-properties fo:text-align="start" style:justify-single-word="false"/>
      <style:text-properties style:font-name="FreeSans" fo:font-size="10.5pt" officeooo:rsid="005379e1" officeooo:paragraph-rsid="0050e098" style:font-name-asian="FreeSans" style:font-size-asian="10.5pt" style:font-size-complex="10.5pt"/>
    </style:style>
    <style:style style:name="P45" style:family="paragraph" style:parent-style-name="Table_20_Contents">
      <style:paragraph-properties fo:text-align="start" style:justify-single-word="false"/>
      <style:text-properties style:font-name="FreeSans" fo:font-size="10.5pt" officeooo:rsid="005379e1" officeooo:paragraph-rsid="005379e1" style:font-name-asian="FreeSans" style:font-size-asian="10.5pt" style:font-size-complex="10.5pt"/>
    </style:style>
    <style:style style:name="P46" style:family="paragraph" style:parent-style-name="Table_20_Contents">
      <style:paragraph-properties fo:text-align="center" style:justify-single-word="false"/>
      <style:text-properties style:font-name="FreeSans" fo:font-size="10.5pt" officeooo:rsid="0054ddea" officeooo:paragraph-rsid="0054ddea" style:font-name-asian="FreeSans" style:font-size-asian="10.5pt" style:font-size-complex="10.5pt"/>
    </style:style>
    <style:style style:name="P47" style:family="paragraph" style:parent-style-name="Table_20_Contents">
      <style:paragraph-properties fo:text-align="start" style:justify-single-word="false"/>
      <style:text-properties style:font-name="FreeSans" fo:font-size="10.5pt" officeooo:rsid="00551f05" officeooo:paragraph-rsid="00551f05" style:font-name-asian="FreeSans" style:font-size-asian="10.5pt" style:font-size-complex="10.5pt"/>
    </style:style>
    <style:style style:name="P48" style:family="paragraph" style:parent-style-name="Table_20_Contents">
      <style:paragraph-properties fo:text-align="start" style:justify-single-word="false"/>
      <style:text-properties style:font-name="FreeSans" fo:font-size="10.5pt" officeooo:rsid="00590ef4" officeooo:paragraph-rsid="00590ef4" style:font-name-asian="FreeSans" style:font-size-asian="10.5pt" style:font-size-complex="10.5pt"/>
    </style:style>
    <style:style style:name="P49" style:family="paragraph" style:parent-style-name="Table_20_Contents">
      <style:paragraph-properties fo:text-align="center" style:justify-single-word="false"/>
      <style:text-properties style:font-name="FreeSans" fo:font-size="10.5pt" officeooo:rsid="00590ef4" officeooo:paragraph-rsid="00590ef4" style:font-name-asian="FreeSans" style:font-size-asian="10.5pt" style:font-size-complex="10.5pt"/>
    </style:style>
    <style:style style:name="P50" style:family="paragraph" style:parent-style-name="Table_20_Contents">
      <style:paragraph-properties fo:text-align="start" style:justify-single-word="false"/>
      <style:text-properties style:font-name="FreeSans" fo:font-size="10.5pt" officeooo:rsid="005a2532" officeooo:paragraph-rsid="005a2532" style:font-name-asian="FreeSans" style:font-size-asian="10.5pt" style:font-size-complex="10.5pt"/>
    </style:style>
    <style:style style:name="P51" style:family="paragraph" style:parent-style-name="Table_20_Contents">
      <style:paragraph-properties fo:text-align="start" style:justify-single-word="false"/>
      <style:text-properties style:font-name="FreeSans" fo:font-size="10.5pt" officeooo:rsid="005a2532" officeooo:paragraph-rsid="0065508e" style:font-name-asian="FreeSans" style:font-size-asian="10.5pt" style:font-size-complex="10.5pt"/>
    </style:style>
    <style:style style:name="P52" style:family="paragraph" style:parent-style-name="Table_20_Contents">
      <style:paragraph-properties fo:text-align="start" style:justify-single-word="false"/>
      <style:text-properties style:font-name="FreeSans" fo:font-size="10.5pt" officeooo:rsid="0065508e" officeooo:paragraph-rsid="0065508e" style:font-name-asian="FreeSans" style:font-size-asian="10.5pt" style:font-size-complex="10.5pt"/>
    </style:style>
    <style:style style:name="P53" style:family="paragraph" style:parent-style-name="Table_20_Contents">
      <style:paragraph-properties fo:text-align="start" style:justify-single-word="false"/>
      <style:text-properties style:font-name="FreeSans" fo:font-size="8pt" officeooo:rsid="00432ca3" officeooo:paragraph-rsid="00432ca3" style:font-name-asian="FreeSans" style:font-size-asian="8pt" style:font-size-complex="8pt"/>
    </style:style>
    <style:style style:name="P54" style:family="paragraph" style:parent-style-name="Table_20_Contents">
      <style:paragraph-properties fo:text-align="start" style:justify-single-word="false"/>
      <style:text-properties style:font-name="FreeSans" fo:font-size="8pt" style:font-name-asian="FreeSans" style:font-size-asian="8pt" style:font-size-complex="8pt"/>
    </style:style>
    <style:style style:name="P55" style:family="paragraph" style:parent-style-name="Table_20_Contents">
      <style:paragraph-properties fo:text-align="start" style:justify-single-word="false"/>
      <style:text-properties style:font-name="FreeSans" fo:font-size="8pt" officeooo:paragraph-rsid="0044e521" style:font-name-asian="FreeSans" style:font-size-asian="8pt" style:font-size-complex="8pt"/>
    </style:style>
    <style:style style:name="P56" style:family="paragraph" style:parent-style-name="Table_20_Contents">
      <style:paragraph-properties fo:text-align="justify" style:justify-single-word="false"/>
      <style:text-properties style:font-name="FreeSans" fo:font-size="8pt" style:font-name-asian="FreeSans" style:font-size-asian="8pt" style:font-size-complex="8pt"/>
    </style:style>
    <style:style style:name="P57" style:family="paragraph">
      <loext:graphic-properties draw:fill="none" draw:fill-color="#ffffff"/>
    </style:style>
    <style:style style:name="P58" style:family="paragraph">
      <style:paragraph-properties fo:text-align="center"/>
    </style:style>
    <style:style style:name="P59" style:family="paragraph">
      <loext:graphic-properties draw:fill="none" draw:fill-color="#ffffff"/>
      <style:text-properties style:font-name="FreeSans" fo:font-size="8pt" style:font-size-asian="8pt" style:font-size-complex="8pt"/>
    </style:style>
    <style:style style:name="P60" style:family="paragraph">
      <style:paragraph-properties fo:text-align="center"/>
      <style:text-properties fo:font-size="12pt"/>
    </style:style>
    <style:style style:name="P61" style:family="paragraph">
      <style:paragraph-properties fo:margin-left="0cm" fo:margin-right="0cm" fo:line-height="115%" fo:text-indent="0cm"/>
    </style:style>
    <style:style style:name="P62" style:family="paragraph">
      <style:paragraph-properties fo:margin-left="0cm" fo:margin-right="0cm" fo:line-height="115%" fo:text-align="justify" fo:text-indent="0cm"/>
    </style:style>
    <style:style style:name="P63" style:family="paragraph">
      <loext:graphic-properties draw:fill="none" draw:fill-color="#ffffff"/>
      <style:paragraph-properties fo:margin-left="0cm" fo:margin-right="0cm" fo:line-height="115%" fo:text-indent="0cm"/>
      <style:text-properties style:font-name="FreeSans" fo:font-size="8pt" style:font-name-asian="FreeSans" style:font-size-asian="8pt" style:font-name-complex="FreeSans" style:font-size-complex="8pt"/>
    </style:style>
    <style:style style:name="P64" style:family="paragraph">
      <loext:graphic-properties draw:fill="none" draw:fill-color="#ffffff"/>
      <style:paragraph-properties fo:margin-left="0cm" fo:margin-right="0cm" fo:line-height="115%" fo:text-align="justify" fo:text-indent="0cm"/>
      <style:text-properties style:font-name="FreeSans" fo:font-size="8pt" fo:font-weight="normal" style:font-name-asian="FreeSans" style:font-size-asian="8pt" style:font-weight-asian="normal" style:font-name-complex="FreeSans" style:font-size-complex="8pt" style:font-weight-complex="normal"/>
    </style:style>
    <style:style style:name="P65" style:family="paragraph">
      <loext:graphic-properties draw:fill="none"/>
    </style:style>
    <style:style style:name="P66" style:family="paragraph">
      <style:paragraph-properties style:writing-mode="tb-rl"/>
      <style:text-properties style:font-name="FreeSans" fo:font-size="8pt" style:font-size-asian="8pt" style:font-size-complex="8pt"/>
    </style:style>
    <style:style style:name="P67" style:family="paragraph">
      <loext:graphic-properties draw:fill="none" draw:fill-color="#ffffff"/>
      <style:paragraph-properties style:writing-mode="tb-rl"/>
      <style:text-properties style:font-name="FreeSans" fo:font-size="8pt" style:font-size-asian="8pt" style:font-size-complex="8pt"/>
    </style:style>
    <style:style style:name="P68" style:family="paragraph">
      <loext:graphic-properties draw:fill="none" draw:fill-color="#ffffff"/>
      <style:text-properties style:font-name="FreeSans" fo:font-size="6pt" style:font-size-asian="6pt" style:font-size-complex="6pt"/>
    </style:style>
    <style:style style:name="T1" style:family="text">
      <style:text-properties officeooo:rsid="000e0518"/>
    </style:style>
    <style:style style:name="T2" style:family="text">
      <style:text-properties officeooo:rsid="0014d64f"/>
    </style:style>
    <style:style style:name="T3" style:family="text">
      <style:text-properties officeooo:rsid="002b01c1"/>
    </style:style>
    <style:style style:name="T4" style:family="text">
      <style:text-properties officeooo:rsid="002e7ada"/>
    </style:style>
    <style:style style:name="T5" style:family="text">
      <style:text-properties fo:font-weight="normal" style:font-weight-asian="normal" style:font-weight-complex="normal"/>
    </style:style>
    <style:style style:name="T6" style:family="text">
      <style:text-properties fo:font-weight="normal" officeooo:rsid="002e7ada" style:font-weight-asian="normal" style:font-weight-complex="normal"/>
    </style:style>
    <style:style style:name="T7" style:family="text">
      <style:text-properties officeooo:rsid="0034df88"/>
    </style:style>
    <style:style style:name="T8" style:family="text">
      <style:text-properties style:font-name="FreeSans" fo:font-size="10.5pt" fo:font-weight="normal" officeooo:rsid="0034df88" style:font-name-asian="FreeSans" style:font-size-asian="10.5pt" style:font-weight-asian="normal" style:font-size-complex="10.5pt" style:font-weight-complex="normal"/>
    </style:style>
    <style:style style:name="T9" style:family="text">
      <style:text-properties style:font-name="FreeSans" fo:font-size="10.5pt" fo:font-weight="normal" officeooo:rsid="0044e521" style:font-name-asian="FreeSans" style:font-size-asian="10.5pt" style:font-weight-asian="normal" style:font-size-complex="10.5pt" style:font-weight-complex="normal"/>
    </style:style>
    <style:style style:name="T10" style:family="text">
      <style:text-properties style:font-name="FreeSans" fo:font-size="10.5pt" fo:font-style="normal" fo:font-weight="normal" style:font-name-asian="FreeSans" style:font-size-asian="10.5pt" style:font-style-asian="normal" style:font-weight-asian="normal" style:font-size-complex="10.5pt"/>
    </style:style>
    <style:style style:name="T11" style:family="text">
      <style:text-properties style:font-name="FreeSans" fo:font-size="10.5pt" fo:font-style="normal" fo:font-weight="normal" style:font-name-asian="FreeSans" style:font-size-asian="10.5pt" style:font-style-asian="normal" style:font-weight-asian="normal" style:font-size-complex="10.5pt" style:font-weight-complex="normal"/>
    </style:style>
    <style:style style:name="T12" style:family="text">
      <style:text-properties fo:font-style="normal" style:font-style-asian="normal" style:font-style-complex="normal"/>
    </style:style>
    <style:style style:name="T13" style:family="text">
      <style:text-properties fo:font-style="normal" officeooo:rsid="004874bc" style:font-style-asian="normal" style:font-style-complex="normal"/>
    </style:style>
    <style:style style:name="T14" style:family="text">
      <style:text-properties fo:font-style="normal" officeooo:rsid="0034df88" style:font-style-asian="normal" style:font-style-complex="normal"/>
    </style:style>
    <style:style style:name="T15" style:family="text">
      <style:text-properties officeooo:rsid="004310fd"/>
    </style:style>
    <style:style style:name="T16" style:family="text">
      <style:text-properties officeooo:rsid="00432ca3"/>
    </style:style>
    <style:style style:name="T17" style:family="text">
      <style:text-properties officeooo:rsid="0044e521"/>
    </style:style>
    <style:style style:name="T18" style:family="text">
      <style:text-properties officeooo:rsid="004874bc"/>
    </style:style>
    <style:style style:name="T19" style:family="text">
      <style:text-properties officeooo:rsid="004cebeb"/>
    </style:style>
    <style:style style:name="T20" style:family="text">
      <style:text-properties officeooo:rsid="004f6eab"/>
    </style:style>
    <style:style style:name="T21" style:family="text">
      <style:text-properties officeooo:rsid="0051a8ab"/>
    </style:style>
    <style:style style:name="T22" style:family="text">
      <style:text-properties officeooo:rsid="00551f05"/>
    </style:style>
    <style:style style:name="T23" style:family="text">
      <style:text-properties officeooo:rsid="005c0ac0"/>
    </style:style>
    <style:style style:name="T24" style:family="text">
      <style:text-properties officeooo:rsid="00605bd8"/>
    </style:style>
    <style:style style:name="T25" style:family="text">
      <style:text-properties officeooo:rsid="0065508e"/>
    </style:style>
    <style:style style:name="T26" style:family="text">
      <style:text-properties officeooo:rsid="0066b9ff"/>
    </style:style>
    <style:style style:name="T27" style:family="text">
      <style:text-properties officeooo:rsid="00682a04"/>
    </style:style>
    <style:style style:name="T28" style:family="text">
      <style:text-properties officeooo:rsid="006c0918"/>
    </style:style>
    <style:style style:name="T29" style:family="text">
      <style:text-properties style:font-name="FreeSans" fo:font-size="8pt" style:font-size-asian="8pt" style:font-size-complex="8pt"/>
    </style:style>
    <style:style style:name="T30" style:family="text">
      <style:text-properties style:font-name="FreeSans" fo:font-size="7pt" fo:font-weight="bold" style:font-name-asian="FreeSans" style:font-size-asian="7pt" style:font-weight-asian="bold" style:font-name-complex="FreeSans" style:font-size-complex="7pt" style:font-weight-complex="bold"/>
    </style:style>
    <style:style style:name="T31" style:family="text">
      <style:text-properties style:font-name="FreeSans" fo:font-size="7pt" style:font-name-asian="FreeSans" style:font-size-asian="7pt" style:font-name-complex="FreeSans" style:font-size-complex="7pt"/>
    </style:style>
    <style:style style:name="T32" style:family="text">
      <style:text-properties style:font-name="FreeSans" fo:font-size="7pt" fo:font-weight="normal" style:font-name-asian="FreeSans" style:font-size-asian="7pt" style:font-weight-asian="normal" style:font-name-complex="FreeSans" style:font-size-complex="7pt" style:font-weight-complex="normal"/>
    </style:style>
    <style:style style:name="T33" style:family="text">
      <style:text-properties style:font-name="FreeSans" fo:font-size="6pt" style:font-size-asian="6pt" style:font-size-complex="6pt"/>
    </style:style>
    <style:style style:name="gr1" style:family="graphic">
      <style:graphic-properties svg:stroke-color="#000000" draw:fill="none" draw:fill-color="#ffffff" draw:textarea-horizontal-align="justify" draw:textarea-vertical-align="middle" draw:auto-grow-height="false" fo:min-height="9.497cm" fo:min-width="16.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none" draw:fill-color="#ffffff" draw:textarea-horizontal-align="justify" draw:textarea-vertical-align="middle" draw:auto-grow-height="false" fo:min-height="7.392cm" fo:min-width="6.9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none" draw:fill-color="#ffffff" draw:textarea-horizontal-align="justify" draw:textarea-vertical-align="middle" draw:auto-grow-height="false" fo:min-height="0.991cm" fo:min-width="3.1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fill="none" draw:fill-color="#ffffff" draw:textarea-horizontal-align="justify" draw:textarea-vertical-align="middle" draw:auto-grow-height="false" fo:min-height="2.196cm" fo:min-width="1.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fill="none" draw:fill-color="#ffffff" draw:textarea-horizontal-align="justify" draw:textarea-vertical-align="middle" draw:auto-grow-height="false" fo:min-height="4.075cm" fo:min-width="1.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fill="none" draw:fill-color="#ffffff" draw:textarea-horizontal-align="justify" draw:textarea-vertical-align="middle" draw:auto-grow-height="false" fo:min-height="0.714cm" fo:min-width="1.5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draw:fill="none" draw:fill-color="#ffffff" draw:textarea-horizontal-align="justify" draw:textarea-vertical-align="middle" draw:auto-grow-height="false" fo:min-height="0.781cm" fo:min-width="1.5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000000" draw:fill="none" draw:fill-color="#ffffff" draw:textarea-horizontal-align="justify" draw:textarea-vertical-align="middle" draw:auto-grow-height="false" fo:min-height="0.704cm" fo:min-width="1.5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fill="none" draw:fill-color="#ffffff" draw:textarea-horizontal-align="justify" draw:textarea-vertical-align="middle" draw:auto-grow-height="false" fo:min-height="1.829cm" fo:min-width="1.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fill="none" draw:fill-color="#ffffff" draw:textarea-horizontal-align="justify" draw:textarea-vertical-align="middle" draw:auto-grow-height="false" fo:min-height="0.81cm" fo:min-width="1.5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fill="none" draw:fill-color="#ffffff" draw:textarea-horizontal-align="justify" draw:textarea-vertical-align="middle" draw:auto-grow-height="false" fo:min-height="0.914cm" fo:min-width="1.5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000000" draw:marker-start="" draw:marker-end=""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9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000000" draw:fill="none" draw:fill-color="#ffffff" draw:textarea-horizontal-align="justify" draw:textarea-vertical-align="middle" draw:auto-grow-height="false" fo:min-height="5.909cm" fo:min-width="16.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0000" draw:fill="none" draw:fill-color="#ffffff" draw:textarea-horizontal-align="justify" draw:textarea-vertical-align="middle" draw:auto-grow-height="false" fo:min-height="0.766cm" fo:min-width="1.2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000000" draw:fill="none" draw:fill-color="#ffffff" draw:textarea-horizontal-align="justify" draw:textarea-vertical-align="middle" draw:auto-grow-height="false" fo:min-height="0.766cm" fo:min-width="0.8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fill="none" draw:fill-color="#ffffff" draw:textarea-horizontal-align="justify" draw:textarea-vertical-align="middle" draw:auto-grow-height="false" fo:min-height="0.766cm" fo:min-width="1.7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3.4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000000" draw:fill="none" draw:fill-color="#ffffff" draw:textarea-horizontal-align="justify" draw:textarea-vertical-align="middle" draw:auto-grow-height="false" fo:min-height="6.299cm" fo:min-width="16.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000000" draw:fill="none" draw:fill-color="#ffffff" draw:textarea-horizontal-align="justify" draw:textarea-vertical-align="middle" draw:auto-grow-height="false" fo:min-height="0.766cm" fo:min-width="1.5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color="#000000" draw:fill="none" draw:fill-color="#ffffff" draw:textarea-horizontal-align="justify" draw:textarea-vertical-align="middle" draw:auto-grow-height="false" fo:min-height="0.766cm" fo:min-width="1.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color="#000000" draw:fill="none" draw:fill-color="#ffffff" draw:textarea-horizontal-align="justify" draw:textarea-vertical-align="middle" draw:auto-grow-height="false" fo:min-height="0.766cm" fo:min-width="2.5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4.3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color="#000000" draw:fill="none" draw:fill-color="#ffffff" draw:textarea-horizontal-align="justify" draw:textarea-vertical-align="middle" draw:auto-grow-height="false" fo:min-height="0.766cm" fo:min-width="1.3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color="#000000" draw:fill="none" draw:fill-color="#ffffff" draw:textarea-horizontal-align="justify" draw:textarea-vertical-align="middle" draw:auto-grow-height="false" fo:min-height="5.562cm" fo:min-width="16.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1.5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3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color="#000000" draw:marker-end="線の終点_20_2" draw:marker-end-width="0.199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color="#000000" draw:marker-end="" draw:marker-end-width="0.199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fill="none" draw:textarea-horizontal-align="justify" draw:textarea-vertical-align="middle" draw:auto-grow-height="false" fo:min-height="7.47cm" fo:min-width="4.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000000" draw:fill="none" draw:textarea-horizontal-align="justify" draw:textarea-vertical-align="middle" draw:auto-grow-height="false" fo:min-height="4.009cm" fo:min-width="4.6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color="#000000" draw:fill="none" draw:textarea-horizontal-align="justify" draw:textarea-vertical-align="middle" draw:auto-grow-height="false" fo:min-height="0.483cm" fo:min-width="3.8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4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vg:stroke-color="#000000" draw:fill="none" draw:textarea-horizontal-align="justify" draw:textarea-vertical-align="middle" draw:auto-grow-height="false" fo:min-height="0.469cm" fo:min-width="3.8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3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fill="none" draw:textarea-horizontal-align="justify" draw:textarea-vertical-align="middle" draw:auto-grow-height="false" fo:min-height="0.534cm" fo:min-width="3.8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color="#000000" draw:fill="none" draw:textarea-horizontal-align="justify" draw:textarea-vertical-align="middle" draw:auto-grow-height="false" fo:min-height="2.519cm" fo:min-width="0.7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color="#000000" draw:fill="none" draw:textarea-horizontal-align="justify" draw:textarea-vertical-align="middle" draw:auto-grow-height="false" fo:min-height="4.951cm" fo:min-width="0.7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svg:stroke-color="#000000" draw:fill="none" draw:textarea-horizontal-align="justify" draw:textarea-vertical-align="middle" draw:auto-grow-height="false" fo:min-height="0.736cm" fo:min-width="3.8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3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draw:textarea-horizontal-align="right" draw:textarea-vertical-align="top" draw:auto-grow-height="false" draw:auto-grow-width="true" fo:min-height="1.616cm" fo:min-width="0.623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tb-rl"/>
    </style:style>
    <style:style style:name="gr45" style:family="graphic">
      <style:graphic-properties svg:stroke-color="#000000" draw:fill="none" draw:textarea-horizontal-align="justify" draw:textarea-vertical-align="middle" draw:auto-grow-height="false" fo:min-height="0.413cm" fo:min-width="2.3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svg:stroke-color="#000000" draw:fill="none" draw:textarea-horizontal-align="justify" draw:textarea-vertical-align="middle" draw:auto-grow-height="false" fo:min-height="0.413cm" fo:min-width="2.3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3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svg:stroke-color="#000000" draw:fill="none" draw:textarea-horizontal-align="justify" draw:textarea-vertical-align="middle" draw:auto-grow-height="false" fo:min-height="0.773cm" fo:min-width="4.6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46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4 IMU センサーハブの作成 <text:s text:c="15"/>IMU4P-01 版</text:p>
      <text:p text:style-name="P33"><text:s text:c="45"/>対象firm: 0.01.00.20190<text:span text:style-name="T27">323</text:span>0 <text:s text:c="6"/></text:p>
      <text:p text:style-name="P1"/>
      <text:p text:style-name="P28">0．はじめに</text:p>
      <text:p text:style-name="P2"/>
      <text:p text:style-name="P6">複数の IMU を同時に使用する場合, それぞれから出力されるセンサデータに時間的関係は不定である. そこで, それぞれのセンサからの割り込みタイミングにてタイムスタンプを付加しセンサデータとセットで扱う事でそれぞれのセンサのデータを上位アプリケーションで使用する場合, 時間的関係を考慮に入れて処理する事ができる.</text:p>
      <text:p text:style-name="P6"/>
      <text:p text:style-name="P30">1． 基本仕様</text:p>
      <text:p text:style-name="P5"/>
      <text:p text:style-name="P5">- <text:s/>4 IMU の読取</text:p>
      <text:p text:style-name="P5">- <text:s/>IMU I/F SPI, 8MHz, 4線式, 4つのチップセレクト, 4つの割り込み入力まで</text:p>
      <text:p text:style-name="P5">- <text:s/>割り込み発生時のタイムスタンプと通算割り込み発生回数を記録</text:p>
      <text:p text:style-name="P5">- <text:s/>各センサデータ, タイムスタンプ, 通算割り込み発生回数を UART に送信</text:p>
      <text:p text:style-name="P5">- <text:s/>出力フォーマット: plain text, ハミング符号化</text:p>
      <text:p text:style-name="P5">- <text:s/>UART 4MHz, 8bit, non parity, 1 stop bit</text:p>
      <text:p text:style-name="P5">- <text:s/>CPU STM32L072 <text:span text:style-name="T3">(32MHz)</text:span></text:p>
      <text:p text:style-name="P5"/>
      <text:p text:style-name="P5"/>
      <text:p text:style-name="P30">2． 詳細仕様</text:p>
      <text:p text:style-name="P31"/>
      <text:p text:style-name="P12">2-1. ブロックダイアグラムと動作原理</text:p>
      <text:p text:style-name="P8"/>
      <text:p text:style-name="P8"><text:s/>図 <text:span text:style-name="T4">2.1 に</text:span><text:span text:style-name="T6">ブロックダイヤグラムを示す.</text:span></text:p>
      <text:p text:style-name="P7"><draw:custom-shape text:anchor-type="paragraph" draw:z-index="0" draw:name="シェイプ8" draw:style-name="gr1" draw:text-style-name="P57" svg:width="16.53cm" svg:height="9.498cm" svg:x="0.31cm" svg:y="0.347cm"><text:p/><draw:enhanced-geometry svg:viewBox="0 0 21600 21600" draw:type="rectangle" draw:enhanced-path="M 0 0 L 21600 0 21600 21600 0 21600 0 0 Z N"/></draw:custom-shape></text:p>
      <text:p text:style-name="P7"/>
      <text:p text:style-name="P7"/>
      <text:p text:style-name="P7"><draw:custom-shape text:anchor-type="paragraph" draw:z-index="1" draw:name="シェイプ8" draw:style-name="gr2" draw:text-style-name="P57" svg:width="6.908cm" svg:height="7.393cm" svg:x="3.653cm" svg:y="0.06cm"><text:p/><draw:enhanced-geometry svg:viewBox="0 0 21600 21600" draw:type="rectangle" draw:enhanced-path="M 0 0 L 21600 0 21600 21600 0 21600 0 0 Z N"/></draw:custom-shape></text:p>
      <text:p text:style-name="P7"><draw:custom-shape text:anchor-type="paragraph" draw:z-index="2" draw:name="シェイプ8" draw:style-name="gr3" draw:text-style-name="P57" svg:width="3.125cm" svg:height="0.992cm" svg:x="6.336cm" svg:y="0.122cm"><text:p/><draw:enhanced-geometry svg:viewBox="0 0 21600 21600" draw:type="rectangle" draw:enhanced-path="M 0 0 L 21600 0 21600 21600 0 21600 0 0 Z N"/></draw:custom-shape><draw:line text:anchor-type="paragraph" draw:z-index="3" draw:name="シェイプ9" draw:style-name="gr4" draw:text-style-name="P58" svg:x1="3.653cm" svg:y1="0.374cm" svg:x2="6.336cm" svg:y2="0.369cm"><text:p/></draw:line><draw:frame text:anchor-type="paragraph" draw:z-index="5" draw:name="シェイプ10" draw:style-name="gr5" draw:text-style-name="P59" svg:width="2.132cm" svg:height="0.313cm" svg:x="1.415cm" svg:y="0.243cm"><draw:text-box><text:p><text:span text:style-name="T29">C</text:span><text:span text:style-name="T29">L</text:span><text:span text:style-name="T29">K</text:span><text:span text:style-name="T29">3</text:span><text:span text:style-name="T29">2</text:span><text:span text:style-name="T29">K</text:span><text:span text:style-name="T29">7</text:span><text:span text:style-name="T29">6</text:span><text:span text:style-name="T29">8</text:span></text:p></draw:text-box></draw:frame><draw:frame text:anchor-type="paragraph" draw:z-index="7" draw:name="シェイプ10" draw:style-name="gr6" draw:text-style-name="P59" svg:width="2.872cm" svg:height="0.623cm" svg:x="7.966cm" svg:y="0.178cm"><draw:text-box><text:p><text:span text:style-name="T29">T</text:span><text:span text:style-name="T29">S</text:span><text:span text:style-name="T29">C</text:span><text:span text:style-name="T29">N</text:span><text:span text:style-name="T29">T</text:span></text:p><text:p><text:span text:style-name="T29">4</text:span><text:span text:style-name="T29">8</text:span><text:span text:style-name="T29">b</text:span><text:span text:style-name="T29">i</text:span><text:span text:style-name="T29">t</text:span></text:p></draw:text-box></draw:frame><draw:frame text:anchor-type="paragraph" draw:z-index="62" draw:name="シェイプ10" draw:style-name="gr5" draw:text-style-name="P59" svg:width="2.132cm" svg:height="0.313cm" svg:x="6.438cm" svg:y="0.178cm"><draw:text-box><text:p><text:span text:style-name="T29">C</text:span><text:span text:style-name="T29">L</text:span><text:span text:style-name="T29">K</text:span></text:p></draw:text-box></draw:frame></text:p>
      <text:p text:style-name="P7"><draw:line text:anchor-type="paragraph" draw:z-index="4" draw:name="シェイプ9" draw:style-name="gr4" draw:text-style-name="P58" svg:x1="3.653cm" svg:y1="0.17cm" svg:x2="6.336cm" svg:y2="0.168cm"><text:p/></draw:line><draw:frame text:anchor-type="paragraph" draw:z-index="6" draw:name="シェイプ10" draw:style-name="gr5" draw:text-style-name="P59" svg:width="2.132cm" svg:height="0.313cm" svg:x="1.402cm" svg:y="0.056cm"><draw:text-box><text:p><text:span text:style-name="T29">C</text:span><text:span text:style-name="T29">L</text:span><text:span text:style-name="T29">K</text:span><text:span text:style-name="T29">S</text:span><text:span text:style-name="T29">Y</text:span><text:span text:style-name="T29">N</text:span><text:span text:style-name="T29">C</text:span></text:p></draw:text-box></draw:frame><draw:frame text:anchor-type="paragraph" draw:z-index="63" draw:name="シェイプ10" draw:style-name="gr5" draw:text-style-name="P59" svg:width="2.132cm" svg:height="0.313cm" svg:x="6.438cm" svg:y="0.021cm"><draw:text-box><text:p><text:span text:style-name="T29">C</text:span><text:span text:style-name="T29">L</text:span><text:span text:style-name="T29">R</text:span><text:span text:style-name="T29">0</text:span></text:p></draw:text-box></draw:frame><draw:frame text:anchor-type="paragraph" draw:z-index="64" draw:name="シェイプ10" draw:style-name="gr5" draw:text-style-name="P59" svg:width="2.132cm" svg:height="0.313cm" svg:x="6.438cm" svg:y="0.333cm"><draw:text-box><text:p><text:span text:style-name="T29">C</text:span><text:span text:style-name="T29">L</text:span><text:span text:style-name="T29">R</text:span><text:span text:style-name="T29">1</text:span></text:p></draw:text-box></draw:frame></text:p>
      <text:p text:style-name="P7"><draw:line text:anchor-type="paragraph" draw:z-index="40" draw:name="シェイプ9" draw:style-name="gr4" draw:text-style-name="P58" svg:x1="8.996cm" svg:y1="0.178cm" svg:x2="8.996cm" svg:y2="1.051cm"><text:p/></draw:line><draw:frame text:anchor-type="paragraph" draw:z-index="41" draw:name="シェイプ10" draw:style-name="gr5" draw:text-style-name="P59" svg:width="2.132cm" svg:height="0.313cm" svg:x="9.102cm" svg:y="0.31cm"><draw:text-box><text:p><text:span text:style-name="T29">T</text:span><text:span text:style-name="T29">S</text:span><text:span text:style-name="T29">[</text:span><text:span text:style-name="T29">4</text:span><text:span text:style-name="T29">7</text:span><text:span text:style-name="T29">:</text:span><text:span text:style-name="T29">0</text:span><text:span text:style-name="T29">]</text:span></text:p></draw:text-box></draw:frame><draw:line text:anchor-type="paragraph" draw:z-index="66" draw:name="シェイプ9" draw:style-name="gr15" draw:text-style-name="P58" svg:x1="5.798cm" svg:y1="1.053cm" svg:x2="5.798cm" svg:y2="0.016cm"><text:p/></draw:line><draw:line text:anchor-type="paragraph" draw:z-index="67" draw:name="シェイプ9" draw:style-name="gr4" draw:text-style-name="P58" svg:x1="5.798cm" svg:y1="0.016cm" svg:x2="6.336cm" svg:y2="0.016cm"><text:p/></draw:line></text:p>
      <text:p text:style-name="P7"><draw:custom-shape text:anchor-type="paragraph" draw:z-index="20" draw:name="シェイプ8" draw:style-name="gr12" draw:text-style-name="P57" svg:width="1.181cm" svg:height="1.83cm" svg:x="4.336cm" svg:y="0.406cm"><text:p/><draw:enhanced-geometry svg:viewBox="0 0 21600 21600" draw:type="rectangle" draw:enhanced-path="M 0 0 L 21600 0 21600 21600 0 21600 0 0 Z N"/></draw:custom-shape></text:p>
      <text:p text:style-name="P7"><draw:custom-shape text:anchor-type="paragraph" draw:z-index="9" draw:name="シェイプ8" draw:style-name="gr8" draw:text-style-name="P57" svg:width="1.181cm" svg:height="4.075cm" svg:x="6.336cm" svg:y="0.06cm"><text:p/><draw:enhanced-geometry svg:viewBox="0 0 21600 21600" draw:type="rectangle" draw:enhanced-path="M 0 0 L 21600 0 21600 21600 0 21600 0 0 Z N"/></draw:custom-shape><draw:custom-shape text:anchor-type="paragraph" draw:z-index="10" draw:name="シェイプ8" draw:style-name="gr9" draw:text-style-name="P57" svg:width="1.572cm" svg:height="0.715cm" svg:x="8.336cm" svg:y="0.06cm"><text:p/><draw:enhanced-geometry svg:viewBox="0 0 21600 21600" draw:type="rectangle" draw:enhanced-path="M 0 0 L 21600 0 21600 21600 0 21600 0 0 Z N"/></draw:custom-shape><draw:frame text:anchor-type="paragraph" draw:z-index="21" draw:name="シェイプ10" draw:style-name="gr6" draw:text-style-name="P59" svg:width="2.132cm" svg:height="0.623cm" svg:x="4.406cm" svg:y="0.06cm"><draw:text-box><text:p><text:span text:style-name="T29">U</text:span><text:span text:style-name="T29">A</text:span><text:span text:style-name="T29">R</text:span><text:span text:style-name="T29">T</text:span></text:p><text:p><text:span text:style-name="T29">R</text:span><text:span text:style-name="T29">X</text:span></text:p></draw:text-box></draw:frame><draw:frame text:anchor-type="paragraph" draw:z-index="22" draw:name="シェイプ10" draw:style-name="gr6" draw:text-style-name="P59" svg:width="2.132cm" svg:height="0.623cm" svg:x="4.406cm" svg:y="2.06cm"><draw:text-box><text:p><text:span text:style-name="T29">U</text:span><text:span text:style-name="T29">A</text:span><text:span text:style-name="T29">R</text:span><text:span text:style-name="T29">T</text:span></text:p><text:p><text:span text:style-name="T29">T</text:span><text:span text:style-name="T29">X</text:span></text:p></draw:text-box></draw:frame><draw:frame text:anchor-type="paragraph" draw:z-index="26" draw:name="シェイプ10" draw:style-name="gr6" draw:text-style-name="P59" svg:width="2.132cm" svg:height="0.623cm" svg:x="6.406cm" svg:y="0.06cm"><draw:text-box><text:p><text:span text:style-name="T29">F</text:span><text:span text:style-name="T29">I</text:span><text:span text:style-name="T29">F</text:span><text:span text:style-name="T29">O</text:span></text:p><text:p><text:span text:style-name="T29"/></text:p></draw:text-box></draw:frame><draw:frame text:anchor-type="paragraph" draw:z-index="27" draw:name="シェイプ10" draw:style-name="gr6" draw:text-style-name="P59" svg:width="2.132cm" svg:height="0.623cm" svg:x="8.407cm" svg:y="0.06cm"><draw:text-box><text:p><text:span text:style-name="T29">I</text:span><text:span text:style-name="T29">M</text:span><text:span text:style-name="T29">U</text:span><text:span text:style-name="T29">S</text:span><text:span text:style-name="T29">P</text:span><text:span text:style-name="T29">I</text:span></text:p><text:p><text:span text:style-name="T29">T</text:span><text:span text:style-name="T29">S</text:span><text:span text:style-name="T29">H</text:span><text:span text:style-name="T29">O</text:span><text:span text:style-name="T29">L</text:span><text:span text:style-name="T29">D</text:span></text:p></draw:text-box></draw:frame><draw:line text:anchor-type="paragraph" draw:z-index="28" draw:name="シェイプ9" draw:style-name="gr4" draw:text-style-name="P58" svg:x1="9.908cm" svg:y1="0.293cm" svg:x2="13.094cm" svg:y2="0.298cm"><text:p/></draw:line><draw:custom-shape text:anchor-type="paragraph" draw:z-index="29" draw:name="シェイプ8" draw:style-name="gr13" draw:text-style-name="P57" svg:width="1.572cm" svg:height="0.81cm" svg:x="13.093cm" svg:y="0.071cm"><text:p/><draw:enhanced-geometry svg:viewBox="0 0 21600 21600" draw:type="rectangle" draw:enhanced-path="M 0 0 L 21600 0 21600 21600 0 21600 0 0 Z N"/></draw:custom-shape><draw:frame text:anchor-type="paragraph" draw:z-index="32" draw:name="シェイプ10" draw:style-name="gr5" draw:text-style-name="P59" svg:width="2.132cm" svg:height="0.313cm" svg:x="10.73cm" svg:y="-0.014cm"><draw:text-box><text:p><text:span text:style-name="T29">I</text:span><text:span text:style-name="T29">M</text:span><text:span text:style-name="T29">U</text:span><text:span text:style-name="T29">0</text:span><text:span text:style-name="T29">S</text:span><text:span text:style-name="T29">P</text:span><text:span text:style-name="T29">I</text:span></text:p></draw:text-box></draw:frame><draw:frame text:anchor-type="paragraph" draw:z-index="36" draw:name="シェイプ10" draw:style-name="gr5" draw:text-style-name="P59" svg:width="2.132cm" svg:height="0.313cm" svg:x="13.28cm" svg:y="0.365cm"><draw:text-box><text:p><text:span text:style-name="T29">I</text:span><text:span text:style-name="T29">M</text:span><text:span text:style-name="T29">U</text:span></text:p></draw:text-box></draw:frame><draw:frame text:anchor-type="paragraph" draw:z-index="31" draw:name="シェイプ10" draw:style-name="gr5" draw:text-style-name="P59" svg:width="2.132cm" svg:height="0.313cm" svg:x="10.742cm" svg:y="0.37cm"><draw:text-box><text:p><text:span text:style-name="T29">I</text:span><text:span text:style-name="T29">M</text:span><text:span text:style-name="T29">U</text:span><text:span text:style-name="T29">0</text:span><text:span text:style-name="T29">I</text:span><text:span text:style-name="T29">N</text:span><text:span text:style-name="T29">T</text:span></text:p></draw:text-box></draw:frame><draw:custom-shape text:anchor-type="paragraph" draw:z-index="43" draw:name="シェイプ8" draw:style-name="gr14" draw:text-style-name="P57" svg:width="1.572cm" svg:height="0.914cm" svg:x="13.093cm" svg:y="1.071cm"><text:p/><draw:enhanced-geometry svg:viewBox="0 0 21600 21600" draw:type="rectangle" draw:enhanced-path="M 0 0 L 21600 0 21600 21600 0 21600 0 0 Z N"/></draw:custom-shape><draw:frame text:anchor-type="paragraph" draw:z-index="45" draw:name="シェイプ10" draw:style-name="gr5" draw:text-style-name="P59" svg:width="2.132cm" svg:height="0.313cm" svg:x="10.742cm" svg:y="1.371cm"><draw:text-box><text:p><text:span text:style-name="T29">I</text:span><text:span text:style-name="T29">M</text:span><text:span text:style-name="T29">U</text:span><text:span text:style-name="T29">1</text:span><text:span text:style-name="T29">I</text:span><text:span text:style-name="T29">N</text:span><text:span text:style-name="T29">T</text:span></text:p></draw:text-box></draw:frame><draw:frame text:anchor-type="paragraph" draw:z-index="46" draw:name="シェイプ10" draw:style-name="gr5" draw:text-style-name="P59" svg:width="2.132cm" svg:height="0.313cm" svg:x="10.73cm" svg:y="0.986cm"><draw:text-box><text:p><text:span text:style-name="T29">I</text:span><text:span text:style-name="T29">M</text:span><text:span text:style-name="T29">U</text:span><text:span text:style-name="T29">1</text:span><text:span text:style-name="T29">S</text:span><text:span text:style-name="T29">P</text:span><text:span text:style-name="T29">I</text:span></text:p></draw:text-box></draw:frame><draw:frame text:anchor-type="paragraph" draw:z-index="47" draw:name="シェイプ10" draw:style-name="gr5" draw:text-style-name="P59" svg:width="2.132cm" svg:height="0.313cm" svg:x="13.28cm" svg:y="1.365cm"><draw:text-box><text:p><text:span text:style-name="T29">I</text:span><text:span text:style-name="T29">M</text:span><text:span text:style-name="T29">U</text:span></text:p></draw:text-box></draw:frame><draw:line text:anchor-type="paragraph" draw:z-index="61" draw:name="シェイプ9" draw:style-name="gr4" draw:text-style-name="P58" svg:x1="5.516cm" svg:y1="0.399cm" svg:x2="6.336cm" svg:y2="0.404cm"><text:p/></draw:line><draw:line text:anchor-type="paragraph" draw:z-index="65" draw:name="シェイプ9" draw:style-name="gr15" draw:text-style-name="P58" svg:x1="5.516cm" svg:y1="0.12cm" svg:x2="5.798cm" svg:y2="0.118cm"><text:p/></draw:line></text:p>
      <text:p text:style-name="P7"><draw:line text:anchor-type="paragraph" draw:z-index="12" draw:name="シェイプ9" draw:style-name="gr4" draw:text-style-name="P58" svg:x1="8.336cm" svg:y1="0.069cm" svg:x2="7.516cm" svg:y2="0.069cm"><text:p/></draw:line><draw:line text:anchor-type="paragraph" draw:z-index="13" draw:name="シェイプ9" draw:style-name="gr4" draw:text-style-name="P58" svg:x1="8.336cm" svg:y1="0.069cm" svg:x2="7.516cm" svg:y2="0.069cm"><text:p/></draw:line><draw:line text:anchor-type="paragraph" draw:z-index="30" draw:name="シェイプ9" draw:style-name="gr4" draw:text-style-name="P58" svg:x1="13.094cm" svg:y1="0.215cm" svg:x2="9.908cm" svg:y2="0.215cm"><text:p/></draw:line><draw:line text:anchor-type="paragraph" draw:z-index="37" draw:name="シェイプ9" draw:style-name="gr4" draw:text-style-name="P58" svg:x1="8.996cm" svg:y1="0.307cm" svg:x2="8.996cm" svg:y2="0.649cm"><text:p/></draw:line><draw:line text:anchor-type="paragraph" draw:z-index="60" draw:name="シェイプ9" draw:style-name="gr4" draw:text-style-name="P58" svg:x1="3.653cm" svg:y1="0.288cm" svg:x2="4.336cm" svg:y2="0.288cm"><text:p/></draw:line><draw:frame text:anchor-type="paragraph" draw:z-index="68" draw:name="シェイプ10" draw:style-name="gr16" draw:text-style-name="P59" svg:width="2.132cm" svg:height="0.934cm" svg:x="5.652cm" svg:y="0.019cm"><draw:text-box><text:p><text:span text:style-name="T29">F</text:span><text:span text:style-name="T29">M</text:span><text:span text:style-name="T29">T</text:span></text:p><text:p><text:span text:style-name="T29">S</text:span><text:span text:style-name="T29">t</text:span><text:span text:style-name="T29">a</text:span><text:span text:style-name="T29">r</text:span><text:span text:style-name="T29">t</text:span></text:p><text:p><text:span text:style-name="T29">S</text:span><text:span text:style-name="T29">t</text:span><text:span text:style-name="T29">o</text:span><text:span text:style-name="T29">p</text:span></text:p></draw:text-box></draw:frame></text:p>
      <text:p text:style-name="P7"><draw:custom-shape text:anchor-type="paragraph" draw:z-index="18" draw:name="シェイプ8" draw:style-name="gr11" draw:text-style-name="P57" svg:width="1.572cm" svg:height="0.705cm" svg:x="8.336cm" svg:y="0.182cm"><text:p/><draw:enhanced-geometry svg:viewBox="0 0 21600 21600" draw:type="rectangle" draw:enhanced-path="M 0 0 L 21600 0 21600 21600 0 21600 0 0 Z N"/></draw:custom-shape><draw:frame text:anchor-type="paragraph" draw:z-index="33" draw:name="シェイプ10" draw:style-name="gr6" draw:text-style-name="P59" svg:width="2.132cm" svg:height="0.623cm" svg:x="8.407cm" svg:y="0.182cm"><draw:text-box><text:p><text:span text:style-name="T29">I</text:span><text:span text:style-name="T29">M</text:span><text:span text:style-name="T29">U</text:span><text:span text:style-name="T29">S</text:span><text:span text:style-name="T29">P</text:span><text:span text:style-name="T29">I</text:span></text:p><text:p><text:span text:style-name="T29">T</text:span><text:span text:style-name="T29">S</text:span><text:span text:style-name="T29">H</text:span><text:span text:style-name="T29">O</text:span><text:span text:style-name="T29">L</text:span><text:span text:style-name="T29">D</text:span></text:p></draw:text-box></draw:frame><draw:line text:anchor-type="paragraph" draw:z-index="42" draw:name="シェイプ9" draw:style-name="gr4" draw:text-style-name="P58" svg:x1="9.908cm" svg:y1="0.363cm" svg:x2="13.094cm" svg:y2="0.368cm"><text:p/></draw:line></text:p>
      <text:p text:style-name="P7"><draw:line text:anchor-type="paragraph" draw:z-index="17" draw:name="シェイプ9" draw:style-name="gr4" draw:text-style-name="P58" svg:x1="8.336cm" svg:y1="0.127cm" svg:x2="7.516cm" svg:y2="0.127cm"><text:p/></draw:line><draw:line text:anchor-type="paragraph" draw:z-index="44" draw:name="シェイプ9" draw:style-name="gr4" draw:text-style-name="P60" svg:x1="13.093cm" svg:y1="0.258cm" svg:x2="9.906cm" svg:y2="0.258cm"><text:p/></draw:line></text:p>
      <text:p text:style-name="P7"><draw:custom-shape text:anchor-type="paragraph" draw:z-index="16" draw:name="シェイプ8" draw:style-name="gr10" draw:text-style-name="P57" svg:width="1.572cm" svg:height="0.782cm" svg:x="8.336cm" svg:y="0.293cm"><text:p/><draw:enhanced-geometry svg:viewBox="0 0 21600 21600" draw:type="rectangle" draw:enhanced-path="M 0 0 L 21600 0 21600 21600 0 21600 0 0 Z N"/></draw:custom-shape><draw:custom-shape text:anchor-type="paragraph" draw:z-index="8" draw:name="シェイプ8" draw:style-name="gr7" draw:text-style-name="P57" svg:width="1.181cm" svg:height="2.197cm" svg:x="4.336cm" svg:y="0.069cm"><text:p/><draw:enhanced-geometry svg:viewBox="0 0 21600 21600" draw:type="rectangle" draw:enhanced-path="M 0 0 L 21600 0 21600 21600 0 21600 0 0 Z N"/></draw:custom-shape><draw:frame text:anchor-type="paragraph" draw:z-index="35" draw:name="シェイプ10" draw:style-name="gr6" draw:text-style-name="P59" svg:width="2.132cm" svg:height="0.623cm" svg:x="8.407cm" svg:y="0.365cm"><draw:text-box><text:p><text:span text:style-name="T29">I</text:span><text:span text:style-name="T29">M</text:span><text:span text:style-name="T29">U</text:span><text:span text:style-name="T29">S</text:span><text:span text:style-name="T29">P</text:span><text:span text:style-name="T29">I</text:span></text:p><text:p><text:span text:style-name="T29">T</text:span><text:span text:style-name="T29">S</text:span><text:span text:style-name="T29">H</text:span><text:span text:style-name="T29">O</text:span><text:span text:style-name="T29">L</text:span><text:span text:style-name="T29">D</text:span></text:p></draw:text-box></draw:frame><draw:line text:anchor-type="paragraph" draw:z-index="38" draw:name="シェイプ9" draw:style-name="gr4" draw:text-style-name="P60" svg:x1="8.996cm" svg:y1="-0.05cm" svg:x2="8.996cm" svg:y2="0.294cm"><text:p/></draw:line><draw:frame text:anchor-type="paragraph" draw:z-index="52" draw:name="シェイプ10" draw:style-name="gr5" draw:text-style-name="P59" svg:width="2.132cm" svg:height="0.313cm" svg:x="10.73cm" svg:y="0.21cm"><draw:text-box><text:p><text:span text:style-name="T29">I</text:span><text:span text:style-name="T29">M</text:span><text:span text:style-name="T29">U</text:span><text:span text:style-name="T29">2</text:span><text:span text:style-name="T29">S</text:span><text:span text:style-name="T29">P</text:span><text:span text:style-name="T29">I</text:span></text:p></draw:text-box></draw:frame><draw:custom-shape text:anchor-type="paragraph" draw:z-index="49" draw:name="シェイプ8" draw:style-name="gr14" draw:text-style-name="P57" svg:width="1.572cm" svg:height="0.914cm" svg:x="13.093cm" svg:y="0.307cm"><text:p/><draw:enhanced-geometry svg:viewBox="0 0 21600 21600" draw:type="rectangle" draw:enhanced-path="M 0 0 L 21600 0 21600 21600 0 21600 0 0 Z N"/></draw:custom-shape></text:p>
      <text:p text:style-name="P7"><draw:line text:anchor-type="paragraph" draw:z-index="14" draw:name="シェイプ9" draw:style-name="gr4" draw:text-style-name="P58" svg:x1="8.336cm" svg:y1="0.273cm" svg:x2="7.516cm" svg:y2="0.273cm"><text:p/></draw:line><draw:frame text:anchor-type="paragraph" draw:z-index="24" draw:name="シェイプ10" draw:style-name="gr5" draw:text-style-name="P59" svg:width="2.132cm" svg:height="0.313cm" svg:x="1.402cm" svg:y="0.258cm"><draw:text-box><text:p><text:span text:style-name="T29">U</text:span><text:span text:style-name="T29">A</text:span><text:span text:style-name="T29">R</text:span><text:span text:style-name="T29">T</text:span><text:span text:style-name="T29"> </text:span><text:span text:style-name="T29">T</text:span><text:span text:style-name="T29">X</text:span><text:span text:style-name="T29">D</text:span></text:p></draw:text-box></draw:frame><draw:frame text:anchor-type="paragraph" draw:z-index="25" draw:name="シェイプ10" draw:style-name="gr5" draw:text-style-name="P59" svg:width="2.132cm" svg:height="0.313cm" svg:x="1.402cm" svg:y="-1.743cm"><draw:text-box><text:p><text:span text:style-name="T29">U</text:span><text:span text:style-name="T29">A</text:span><text:span text:style-name="T29">R</text:span><text:span text:style-name="T29">T</text:span><text:span text:style-name="T29"> </text:span><text:span text:style-name="T29">R</text:span><text:span text:style-name="T29">X</text:span><text:span text:style-name="T29">D</text:span></text:p></draw:text-box></draw:frame><draw:frame text:anchor-type="paragraph" draw:z-index="51" draw:name="シェイプ10" draw:style-name="gr5" draw:text-style-name="P59" svg:width="2.132cm" svg:height="0.313cm" svg:x="10.742cm" svg:y="0.122cm"><draw:text-box><text:p><text:span text:style-name="T29">I</text:span><text:span text:style-name="T29">M</text:span><text:span text:style-name="T29">U</text:span><text:span text:style-name="T29">2</text:span><text:span text:style-name="T29">I</text:span><text:span text:style-name="T29">N</text:span><text:span text:style-name="T29">T</text:span></text:p></draw:text-box></draw:frame><draw:line text:anchor-type="paragraph" draw:z-index="48" draw:name="シェイプ9" draw:style-name="gr4" draw:text-style-name="P58" svg:x1="9.908cm" svg:y1="0.049cm" svg:x2="13.094cm" svg:y2="0.054cm"><text:p/></draw:line><draw:frame text:anchor-type="paragraph" draw:z-index="53" draw:name="シェイプ10" draw:style-name="gr5" draw:text-style-name="P59" svg:width="2.132cm" svg:height="0.313cm" svg:x="13.28cm" svg:y="0.134cm"><draw:text-box><text:p><text:span text:style-name="T29">I</text:span><text:span text:style-name="T29">M</text:span><text:span text:style-name="T29">U</text:span></text:p></draw:text-box></draw:frame></text:p>
      <text:p text:style-name="P7"><draw:line text:anchor-type="paragraph" draw:z-index="19" draw:name="シェイプ9" draw:style-name="gr4" draw:text-style-name="P58" svg:x1="6.336cm" svg:y1="0.018cm" svg:x2="5.516cm" svg:y2="0.018cm"><text:p/></draw:line><draw:line text:anchor-type="paragraph" draw:z-index="23" draw:name="シェイプ9" draw:style-name="gr4" draw:text-style-name="P58" svg:x1="4.336cm" svg:y1="0.018cm" svg:x2="3.653cm" svg:y2="0.018cm"><text:p/></draw:line><draw:line text:anchor-type="paragraph" draw:z-index="39" draw:name="シェイプ9" draw:style-name="gr4" draw:text-style-name="P58" svg:x1="8.996cm" svg:y1="0.141cm" svg:x2="8.996cm" svg:y2="0.483cm"><text:p/></draw:line><draw:line text:anchor-type="paragraph" draw:z-index="50" draw:name="シェイプ9" draw:style-name="gr4" draw:text-style-name="P58" svg:x1="13.094cm" svg:y1="-0.034cm" svg:x2="9.908cm" svg:y2="-0.034cm"><text:p/></draw:line><draw:frame text:anchor-type="paragraph" draw:z-index="58" draw:name="シェイプ10" draw:style-name="gr5" draw:text-style-name="P59" svg:width="2.132cm" svg:height="0.313cm" svg:x="10.73cm" svg:y="0.363cm"><draw:text-box><text:p><text:span text:style-name="T29">I</text:span><text:span text:style-name="T29">M</text:span><text:span text:style-name="T29">U</text:span><text:span text:style-name="T29">3</text:span><text:span text:style-name="T29">S</text:span><text:span text:style-name="T29">P</text:span><text:span text:style-name="T29">I</text:span></text:p></draw:text-box></draw:frame></text:p>
      <text:p text:style-name="P7"><draw:custom-shape text:anchor-type="paragraph" draw:z-index="11" draw:name="シェイプ8" draw:style-name="gr10" draw:text-style-name="P57" svg:width="1.572cm" svg:height="0.782cm" svg:x="8.336cm" svg:y="0.016cm"><text:p/><draw:enhanced-geometry svg:viewBox="0 0 21600 21600" draw:type="rectangle" draw:enhanced-path="M 0 0 L 21600 0 21600 21600 0 21600 0 0 Z N"/></draw:custom-shape><draw:frame text:anchor-type="paragraph" draw:z-index="34" draw:name="シェイプ10" draw:style-name="gr6" draw:text-style-name="P59" svg:width="2.132cm" svg:height="0.623cm" svg:x="8.43cm" svg:y="0.081cm"><draw:text-box><text:p><text:span text:style-name="T29">I</text:span><text:span text:style-name="T29">M</text:span><text:span text:style-name="T29">U</text:span><text:span text:style-name="T29">S</text:span><text:span text:style-name="T29">P</text:span><text:span text:style-name="T29">I</text:span></text:p><text:p><text:span text:style-name="T29">T</text:span><text:span text:style-name="T29">S</text:span><text:span text:style-name="T29">H</text:span><text:span text:style-name="T29">O</text:span><text:span text:style-name="T29">L</text:span><text:span text:style-name="T29">D</text:span></text:p></draw:text-box></draw:frame><draw:line text:anchor-type="paragraph" draw:z-index="54" draw:name="シェイプ9" draw:style-name="gr4" draw:text-style-name="P58" svg:x1="9.908cm" svg:y1="0.235cm" svg:x2="13.094cm" svg:y2="0.24cm"><text:p/></draw:line><draw:frame text:anchor-type="paragraph" draw:z-index="57" draw:name="シェイプ10" draw:style-name="gr5" draw:text-style-name="P59" svg:width="2.132cm" svg:height="0.313cm" svg:x="10.716cm" svg:y="0.335cm"><draw:text-box><text:p><text:span text:style-name="T29">I</text:span><text:span text:style-name="T29">M</text:span><text:span text:style-name="T29">U</text:span><text:span text:style-name="T29">3</text:span><text:span text:style-name="T29">I</text:span><text:span text:style-name="T29">N</text:span><text:span text:style-name="T29">T</text:span></text:p></draw:text-box></draw:frame><draw:custom-shape text:anchor-type="paragraph" draw:z-index="55" draw:name="シェイプ8" draw:style-name="gr14" draw:text-style-name="P57" svg:width="1.572cm" svg:height="0.914cm" svg:x="13.093cm" svg:y="-0.037cm"><text:p/><draw:enhanced-geometry svg:viewBox="0 0 21600 21600" draw:type="rectangle" draw:enhanced-path="M 0 0 L 21600 0 21600 21600 0 21600 0 0 Z N"/></draw:custom-shape><draw:frame text:anchor-type="paragraph" draw:z-index="59" draw:name="シェイプ10" draw:style-name="gr5" draw:text-style-name="P59" svg:width="2.132cm" svg:height="0.313cm" svg:x="13.28cm" svg:y="0.258cm"><draw:text-box><text:p><text:span text:style-name="T29">I</text:span><text:span text:style-name="T29">M</text:span><text:span text:style-name="T29">U</text:span></text:p></draw:text-box></draw:frame></text:p>
      <text:p text:style-name="P7"><draw:line text:anchor-type="paragraph" draw:z-index="15" draw:name="シェイプ9" draw:style-name="gr4" draw:text-style-name="P58" svg:x1="8.336cm" svg:y1="0.035cm" svg:x2="7.516cm" svg:y2="0.035cm"><text:p/></draw:line><draw:line text:anchor-type="paragraph" draw:z-index="56" draw:name="シェイプ9" draw:style-name="gr4" draw:text-style-name="P58" svg:x1="13.094cm" svg:y1="0.18cm" svg:x2="9.908cm" svg:y2="0.18cm"><text:p/></draw:line></text:p>
      <text:p text:style-name="P7"/>
      <text:p text:style-name="P7"/>
      <text:p text:style-name="P7"/>
      <text:p text:style-name="P7"/>
      <text:p text:style-name="P7"><text:s/></text:p>
      <text:p text:style-name="P10"><text:s text:c="68"/>図2.1 <text:s/>ブロックダイアグラム</text:p>
      <text:p text:style-name="P7"/>
      <text:p text:style-name="P11">TSCNTは, CLK32K768 の立ち上がりでカウントアップするフリーランカウンタである.</text:p>
      <text:p text:style-name="P11">入力周波数は通常 32.768kHz を用いる. また TSCNT は値をクリアすることができる.</text:p>
      <text:p text:style-name="P11">後述する UART RXD からの reset コマンドもしくは, CLKSYNc 端子でクリアする.</text:p>
      <text:p text:style-name="P11"/>
      <text:p text:style-name="P11"><text:soft-page-break/>IMUSPI,TSHOLD は, IMU の初期化, データレディ割り込みの受信, タイムスタンプの保持, センサデータの取得を行う. データレディ受信すると, 割り込みが発生しその処理中にタイムスタンプを保持し, センサデータ読み込みリクエストを発行し割り込みを終了する. 通常ルーチン内で, どのセンサに対してデータの読み込みをしていなければ, 該当センサデータ読み込みリクエストがある IMU に対しセンサデータを読み込む.</text:p>
      <text:p text:style-name="P11"/>
      <text:p text:style-name="P11">FIFO は, IMUSPI,TSHOLD 段で得られたセンサデータならびにタイムスタンプを後述する UART TXD に順次転送する. この際, 指定されたデータフォーマットに変換して送信される. デフォルトはテキストフォーマットである.</text:p>
      <text:p text:style-name="P11"/>
      <text:p text:style-name="P11">UART RXD は, 外部からテキスト形式のコマンドを受け付け, 与えられたコマンドの処理を行う. 2-3のコマンド一覧を参照の事</text:p>
      <text:p text:style-name="P11"/>
      <text:p text:style-name="P11">UART TXD は, 取得されたセンサデータならびにタイムスタンプの送信を行う. コマンドにより出力フォーマットを変更する事ができる.</text:p>
      <text:p text:style-name="P11"/>
      <text:p text:style-name="P7"/>
      <text:p text:style-name="P12">2-2. 出力フォーマット</text:p>
      <text:p text:style-name="P12"/>
      <text:p text:style-name="P14">2-2-1. <text:s/>テキストフォーマット</text:p>
      <text:p text:style-name="P14"/>
      <text:p text:style-name="P21"><text:s text:c="3"/>図 2.2.1 にテキストフォーマットを示す</text:p>
      <text:p text:style-name="P14"><draw:custom-shape text:anchor-type="paragraph" draw:z-index="69" draw:name="シェイプ8" draw:style-name="gr17" draw:text-style-name="P57" svg:width="16.53cm" svg:height="5.91cm" svg:x="0.326cm" svg:y="0.325cm"><text:p/><draw:enhanced-geometry svg:viewBox="0 0 21600 21600" draw:type="rectangle" draw:enhanced-path="M 0 0 L 21600 0 21600 21600 0 21600 0 0 Z N"/></draw:custom-shape></text:p>
      <text:p text:style-name="P14"/>
      <text:p text:style-name="P14"><draw:custom-shape text:anchor-type="paragraph" draw:z-index="70" draw:name="シェイプ8" draw:style-name="gr18" draw:text-style-name="P57" svg:width="1.294cm" svg:height="0.766cm" svg:x="0.757cm" svg:y="0.201cm"><text:p/><draw:enhanced-geometry svg:viewBox="0 0 21600 21600" draw:type="rectangle" draw:enhanced-path="M 0 0 L 21600 0 21600 21600 0 21600 0 0 Z N"/></draw:custom-shape><draw:custom-shape text:anchor-type="paragraph" draw:z-index="72" draw:name="シェイプ8" draw:style-name="gr19" draw:text-style-name="P57" svg:width="0.823cm" svg:height="0.766cm" svg:x="2.05cm" svg:y="0.201cm"><text:p/><draw:enhanced-geometry svg:viewBox="0 0 21600 21600" draw:type="rectangle" draw:enhanced-path="M 0 0 L 21600 0 21600 21600 0 21600 0 0 Z N"/></draw:custom-shape><draw:custom-shape text:anchor-type="paragraph" draw:z-index="74" draw:name="シェイプ8" draw:style-name="gr18" draw:text-style-name="P57" svg:width="1.294cm" svg:height="0.766cm" svg:x="2.872cm" svg:y="0.201cm"><text:p/><draw:enhanced-geometry svg:viewBox="0 0 21600 21600" draw:type="rectangle" draw:enhanced-path="M 0 0 L 21600 0 21600 21600 0 21600 0 0 Z N"/></draw:custom-shape><draw:custom-shape text:anchor-type="paragraph" draw:z-index="76" draw:name="シェイプ8" draw:style-name="gr19" draw:text-style-name="P57" svg:width="0.823cm" svg:height="0.766cm" svg:x="4.165cm" svg:y="0.201cm"><text:p/><draw:enhanced-geometry svg:viewBox="0 0 21600 21600" draw:type="rectangle" draw:enhanced-path="M 0 0 L 21600 0 21600 21600 0 21600 0 0 Z N"/></draw:custom-shape><draw:frame text:anchor-type="paragraph" draw:z-index="75" draw:name="シェイプ10" draw:style-name="gr16" draw:text-style-name="P59" svg:width="1.128cm" svg:height="0.934cm" svg:x="3.037cm" svg:y="0.282cm"><draw:text-box><text:p><text:span text:style-name="T29">I</text:span><text:span text:style-name="T29">M</text:span><text:span text:style-name="T29">U</text:span></text:p><text:p><text:span text:style-name="T29">N</text:span><text:span text:style-name="T29">U</text:span><text:span text:style-name="T29">M</text:span><text:span text:style-name="T29"> </text:span><text:span text:style-name="T29">(</text:span><text:span text:style-name="T29">1</text:span><text:span text:style-name="T29">)</text:span></text:p></draw:text-box></draw:frame><draw:custom-shape text:anchor-type="paragraph" draw:z-index="79" draw:name="シェイプ8" draw:style-name="gr19" draw:text-style-name="P57" svg:width="0.823cm" svg:height="0.766cm" svg:x="6.279cm" svg:y="0.201cm"><text:p/><draw:enhanced-geometry svg:viewBox="0 0 21600 21600" draw:type="rectangle" draw:enhanced-path="M 0 0 L 21600 0 21600 21600 0 21600 0 0 Z N"/></draw:custom-shape><draw:custom-shape text:anchor-type="paragraph" draw:z-index="80" draw:name="シェイプ8" draw:style-name="gr20" draw:text-style-name="P57" svg:width="1.74cm" svg:height="0.766cm" svg:x="9.216cm" svg:y="0.201cm"><text:p/><draw:enhanced-geometry svg:viewBox="0 0 21600 21600" draw:type="rectangle" draw:enhanced-path="M 0 0 L 21600 0 21600 21600 0 21600 0 0 Z N"/></draw:custom-shape><draw:custom-shape text:anchor-type="paragraph" draw:z-index="81" draw:name="シェイプ8" draw:style-name="gr19" draw:text-style-name="P57" svg:width="0.823cm" svg:height="0.766cm" svg:x="10.956cm" svg:y="0.201cm"><text:p/><draw:enhanced-geometry svg:viewBox="0 0 21600 21600" draw:type="rectangle" draw:enhanced-path="M 0 0 L 21600 0 21600 21600 0 21600 0 0 Z N"/></draw:custom-shape><draw:custom-shape text:anchor-type="paragraph" draw:z-index="78" draw:name="シェイプ8" draw:style-name="gr18" draw:text-style-name="P57" svg:width="1.294cm" svg:height="0.766cm" svg:x="4.987cm" svg:y="0.201cm"><text:p/><draw:enhanced-geometry svg:viewBox="0 0 21600 21600" draw:type="rectangle" draw:enhanced-path="M 0 0 L 21600 0 21600 21600 0 21600 0 0 Z N"/></draw:custom-shape><draw:frame text:anchor-type="paragraph" draw:z-index="84" draw:name="シェイプ10" draw:style-name="gr5" draw:text-style-name="P59" svg:width="1.516cm" svg:height="0.313cm" svg:x="9.368cm" svg:y="0.4cm"><draw:text-box><text:p><text:span text:style-name="T29">A</text:span><text:span text:style-name="T29">C</text:span><text:span text:style-name="T29">C</text:span><text:span text:style-name="T29">E</text:span><text:span text:style-name="T29">L</text:span><text:span text:style-name="T29"> </text:span><text:span text:style-name="T29">(</text:span><text:span text:style-name="T29">1</text:span><text:span text:style-name="T29">2</text:span><text:span text:style-name="T29">)</text:span></text:p></draw:text-box></draw:frame><draw:frame text:anchor-type="paragraph" draw:z-index="85" draw:name="シェイプ10" draw:style-name="gr5" draw:text-style-name="P59" svg:width="0.599cm" svg:height="0.313cm" svg:x="11.09cm" svg:y="0.404cm"><draw:text-box><text:p><text:span text:style-name="T29">S</text:span><text:span text:style-name="T29">P</text:span><text:span text:style-name="T29">C</text:span></text:p></draw:text-box></draw:frame><draw:custom-shape text:anchor-type="paragraph" draw:z-index="86" draw:name="シェイプ8" draw:style-name="gr20" draw:text-style-name="P57" svg:width="1.74cm" svg:height="0.766cm" svg:x="11.777cm" svg:y="0.201cm"><text:p/><draw:enhanced-geometry svg:viewBox="0 0 21600 21600" draw:type="rectangle" draw:enhanced-path="M 0 0 L 21600 0 21600 21600 0 21600 0 0 Z N"/></draw:custom-shape><draw:custom-shape text:anchor-type="paragraph" draw:z-index="87" draw:name="シェイプ8" draw:style-name="gr19" draw:text-style-name="P57" svg:width="0.823cm" svg:height="0.766cm" svg:x="13.517cm" svg:y="0.201cm"><text:p/><draw:enhanced-geometry svg:viewBox="0 0 21600 21600" draw:type="rectangle" draw:enhanced-path="M 0 0 L 21600 0 21600 21600 0 21600 0 0 Z N"/></draw:custom-shape><draw:custom-shape text:anchor-type="paragraph" draw:z-index="88" draw:name="シェイプ8" draw:style-name="gr18" draw:text-style-name="P57" svg:width="1.294cm" svg:height="0.766cm" svg:x="14.339cm" svg:y="0.201cm"><text:p/><draw:enhanced-geometry svg:viewBox="0 0 21600 21600" draw:type="rectangle" draw:enhanced-path="M 0 0 L 21600 0 21600 21600 0 21600 0 0 Z N"/></draw:custom-shape><draw:custom-shape text:anchor-type="paragraph" draw:z-index="89" draw:name="シェイプ8" draw:style-name="gr19" draw:text-style-name="P57" svg:width="0.823cm" svg:height="0.766cm" svg:x="15.632cm" svg:y="0.201cm"><text:p/><draw:enhanced-geometry svg:viewBox="0 0 21600 21600" draw:type="rectangle" draw:enhanced-path="M 0 0 L 21600 0 21600 21600 0 21600 0 0 Z N"/></draw:custom-shape><draw:frame text:anchor-type="paragraph" draw:z-index="90" draw:name="シェイプ10" draw:style-name="gr5" draw:text-style-name="P59" svg:width="1.516cm" svg:height="0.313cm" svg:x="11.942cm" svg:y="0.4cm"><draw:text-box><text:p><text:span text:style-name="T29">G</text:span><text:span text:style-name="T29">Y</text:span><text:span text:style-name="T29">R</text:span><text:span text:style-name="T29">O</text:span><text:span text:style-name="T29"> </text:span><text:span text:style-name="T29">(</text:span><text:span text:style-name="T29">1</text:span><text:span text:style-name="T29">2</text:span><text:span text:style-name="T29">)</text:span></text:p></draw:text-box></draw:frame><draw:frame text:anchor-type="paragraph" draw:z-index="91" draw:name="シェイプ10" draw:style-name="gr5" draw:text-style-name="P59" svg:width="0.599cm" svg:height="0.313cm" svg:x="13.663cm" svg:y="0.404cm"><draw:text-box><text:p><text:span text:style-name="T29">S</text:span><text:span text:style-name="T29">P</text:span><text:span text:style-name="T29">C</text:span></text:p></draw:text-box></draw:frame><draw:frame text:anchor-type="paragraph" draw:z-index="92" draw:name="シェイプ10" draw:style-name="gr6" draw:text-style-name="P59" svg:width="1.19cm" svg:height="0.623cm" svg:x="14.443cm" svg:y="0.344cm"><draw:text-box><text:p><text:span text:style-name="T29">C</text:span><text:span text:style-name="T29">K</text:span><text:span text:style-name="T29">S</text:span><text:span text:style-name="T29">U</text:span><text:span text:style-name="T29">M</text:span></text:p><text:p><text:span text:style-name="T29"><text:s/></text:span><text:span text:style-name="T29">(</text:span><text:span text:style-name="T29">2</text:span><text:span text:style-name="T29">)</text:span></text:p></draw:text-box></draw:frame><draw:custom-shape text:anchor-type="paragraph" draw:z-index="113" draw:name="シェイプ8" draw:style-name="gr18" draw:text-style-name="P57" svg:width="1.294cm" svg:height="0.766cm" svg:x="7.101cm" svg:y="0.201cm"><text:p/><draw:enhanced-geometry svg:viewBox="0 0 21600 21600" draw:type="rectangle" draw:enhanced-path="M 0 0 L 21600 0 21600 21600 0 21600 0 0 Z N"/></draw:custom-shape><draw:custom-shape text:anchor-type="paragraph" draw:z-index="114" draw:name="シェイプ8" draw:style-name="gr19" draw:text-style-name="P57" svg:width="0.823cm" svg:height="0.766cm" svg:x="8.394cm" svg:y="0.201cm"><text:p/><draw:enhanced-geometry svg:viewBox="0 0 21600 21600" draw:type="rectangle" draw:enhanced-path="M 0 0 L 21600 0 21600 21600 0 21600 0 0 Z N"/></draw:custom-shape></text:p>
      <text:p text:style-name="P14"><draw:frame text:anchor-type="paragraph" draw:z-index="71" draw:name="シェイプ10" draw:style-name="gr5" draw:text-style-name="P59" svg:width="0.879cm" svg:height="0.313cm" svg:x="0.907cm" svg:y="-0.025cm"><draw:text-box><text:p><text:span text:style-name="T29">T</text:span><text:span text:style-name="T29">S</text:span><text:span text:style-name="T29"> </text:span><text:span text:style-name="T29">(</text:span><text:span text:style-name="T29">6</text:span><text:span text:style-name="T29">)</text:span></text:p></draw:text-box></draw:frame><draw:frame text:anchor-type="paragraph" draw:z-index="73" draw:name="シェイプ10" draw:style-name="gr5" draw:text-style-name="P59" svg:width="0.599cm" svg:height="0.313cm" svg:x="2.171cm" svg:y="-0.021cm"><draw:text-box><text:p><text:span text:style-name="T29">S</text:span><text:span text:style-name="T29">P</text:span><text:span text:style-name="T29">C</text:span></text:p></draw:text-box></draw:frame><draw:frame text:anchor-type="paragraph" draw:z-index="77" draw:name="シェイプ10" draw:style-name="gr5" draw:text-style-name="P59" svg:width="0.599cm" svg:height="0.313cm" svg:x="4.302cm" svg:y="-0.034cm"><draw:text-box><text:p><text:span text:style-name="T29">S</text:span><text:span text:style-name="T29">P</text:span><text:span text:style-name="T29">C</text:span></text:p></draw:text-box></draw:frame><draw:frame text:anchor-type="paragraph" draw:z-index="82" draw:name="シェイプ10" draw:style-name="gr5" draw:text-style-name="P59" svg:width="1.119cm" svg:height="0.313cm" svg:x="5.076cm" svg:y="-0.053cm"><draw:text-box><text:p><text:span text:style-name="T29">C</text:span><text:span text:style-name="T29">N</text:span><text:span text:style-name="T29">T</text:span><text:span text:style-name="T29"> </text:span><text:span text:style-name="T29">(</text:span><text:span text:style-name="T29">4</text:span><text:span text:style-name="T29">)</text:span></text:p></draw:text-box></draw:frame><draw:frame text:anchor-type="paragraph" draw:z-index="83" draw:name="シェイプ10" draw:style-name="gr5" draw:text-style-name="P59" svg:width="0.599cm" svg:height="0.313cm" svg:x="6.371cm" svg:y="-0.049cm"><draw:text-box><text:p><text:span text:style-name="T29">S</text:span><text:span text:style-name="T29">P</text:span><text:span text:style-name="T29">C</text:span></text:p></draw:text-box></draw:frame><draw:frame text:anchor-type="paragraph" draw:z-index="93" draw:name="シェイプ10" draw:style-name="gr5" draw:text-style-name="P59" svg:width="0.599cm" svg:height="0.313cm" svg:x="15.782cm" svg:y="-0.051cm"><draw:text-box><text:p><text:span text:style-name="T29">L</text:span><text:span text:style-name="T29">F</text:span></text:p></draw:text-box></draw:frame><draw:frame text:anchor-type="paragraph" draw:z-index="115" draw:name="シェイプ10" draw:style-name="gr5" draw:text-style-name="P59" svg:width="1.119cm" svg:height="0.313cm" svg:x="7.167cm" svg:y="-0.051cm"><draw:text-box><text:p><text:span text:style-name="T29">C</text:span><text:span text:style-name="T29">A</text:span><text:span text:style-name="T29">P</text:span><text:span text:style-name="T29"> </text:span><text:span text:style-name="T29">(</text:span><text:span text:style-name="T29">4</text:span><text:span text:style-name="T29">)</text:span></text:p></draw:text-box></draw:frame><draw:frame text:anchor-type="paragraph" draw:z-index="116" draw:name="シェイプ10" draw:style-name="gr5" draw:text-style-name="P59" svg:width="0.599cm" svg:height="0.313cm" svg:x="8.461cm" svg:y="-0.048cm"><draw:text-box><text:p><text:span text:style-name="T29">S</text:span><text:span text:style-name="T29">P</text:span><text:span text:style-name="T29">C</text:span></text:p></draw:text-box></draw:frame></text:p>
      <text:p text:style-name="P14"/>
      <text:p text:style-name="P14"><draw:frame text:anchor-type="paragraph" draw:z-index="94" draw:name="シェイプ11" draw:style-name="gr21" draw:text-style-name="P63" svg:width="11.394cm" svg:height="3.437cm" svg:x="3.383cm" svg:y="0.242cm"><draw:text-box><text:p text:style-name="P61"><text:span text:style-name="T30"><text:s/></text:span><text:span text:style-name="T31"><text:s/></text:span><text:span text:style-name="T31">T</text:span><text:span text:style-name="T31">S</text:span><text:span text:style-name="T31"> </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H</text:span><text:span text:style-name="T31">E</text:span><text:span text:style-name="T31">X</text:span><text:span text:style-name="T31"> </text:span><text:span text:style-name="T31">7</text:span><text:span text:style-name="T31">文</text:span><text:span text:style-name="T31">字</text:span><text:span text:style-name="T31"> </text:span><text:span text:style-name="T31"><text:s/></text:span><text:span text:style-name="T31"><text:s/></text:span><text:span text:style-name="T31"><text:s/></text:span><text:span text:style-name="T31">タ</text:span><text:span text:style-name="T31">イ</text:span><text:span text:style-name="T31">ム</text:span><text:span text:style-name="T31">ス</text:span><text:span text:style-name="T31">タ</text:span><text:span text:style-name="T31">ン</text:span><text:span text:style-name="T31">プ</text:span><text:span text:style-name="T31"> </text:span><text:span text:style-name="T31"><text:s/></text:span><text:span text:style-name="T31">2</text:span><text:span text:style-name="T31">8</text:span><text:span text:style-name="T31">b</text:span><text:span text:style-name="T31">i</text:span><text:span text:style-name="T31">t</text:span></text:p><text:p text:style-name="P61"><text:span text:style-name="T31"><text:s/></text:span><text:span text:style-name="T31"><text:s/></text:span><text:span text:style-name="T31">I</text:span><text:span text:style-name="T31">M</text:span><text:span text:style-name="T31">U</text:span><text:span text:style-name="T31">N</text:span><text:span text:style-name="T31">U</text:span><text:span text:style-name="T31">M</text:span><text:span text:style-name="T31"> </text:span><text:span text:style-name="T31"><text:s/></text:span><text:span text:style-name="T31"><text:s/></text:span><text:span text:style-name="T31"><text:s/></text:span><text:span text:style-name="T31">H</text:span><text:span text:style-name="T31">E</text:span><text:span text:style-name="T31">X</text:span><text:span text:style-name="T31"> </text:span><text:span text:style-name="T31">1</text:span><text:span text:style-name="T31">文</text:span><text:span text:style-name="T31">字</text:span><text:span text:style-name="T31"> </text:span><text:span text:style-name="T31"><text:s/></text:span><text:span text:style-name="T31"><text:s/></text:span><text:span text:style-name="T31"><text:s/></text:span><text:span text:style-name="T31">I</text:span><text:span text:style-name="T31">M</text:span><text:span text:style-name="T31">U</text:span><text:span text:style-name="T31"> </text:span><text:span text:style-name="T31">番</text:span><text:span text:style-name="T31">号</text:span><text:span text:style-name="T31"> </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4</text:span><text:span text:style-name="T31">b</text:span><text:span text:style-name="T31">i</text:span><text:span text:style-name="T31">t</text:span></text:p><text:p text:style-name="P61"><text:span text:style-name="T31"><text:s/></text:span><text:span text:style-name="T31"><text:s/></text:span><text:span text:style-name="T31">C</text:span><text:span text:style-name="T31">N</text:span><text:span text:style-name="T31">T</text:span><text:span text:style-name="T31"> </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H</text:span><text:span text:style-name="T31">E</text:span><text:span text:style-name="T31">X</text:span><text:span text:style-name="T31"> </text:span><text:span text:style-name="T31">4</text:span><text:span text:style-name="T31">文</text:span><text:span text:style-name="T31">字</text:span><text:span text:style-name="T31"> </text:span><text:span text:style-name="T31"><text:s/></text:span><text:span text:style-name="T31"><text:s/></text:span><text:span text:style-name="T31"><text:s/></text:span><text:span text:style-name="T31">I</text:span><text:span text:style-name="T31">M</text:span><text:span text:style-name="T31">U</text:span><text:span text:style-name="T31"> </text:span><text:span text:style-name="T31">番</text:span><text:span text:style-name="T31">号</text:span><text:span text:style-name="T31">内</text:span><text:span text:style-name="T31">通</text:span><text:span text:style-name="T31">算</text:span><text:span text:style-name="T31">カ</text:span><text:span text:style-name="T31">ウ</text:span><text:span text:style-name="T31">ン</text:span><text:span text:style-name="T31">ト</text:span><text:span text:style-name="T31"> </text:span><text:span text:style-name="T31"><text:s/></text:span><text:span text:style-name="T31">1</text:span><text:span text:style-name="T31">6</text:span><text:span text:style-name="T31">b</text:span><text:span text:style-name="T31">i</text:span><text:span text:style-name="T31">t</text:span></text:p><text:p text:style-name="P61"><text:span text:style-name="T31"><text:s/></text:span><text:span text:style-name="T31"><text:s/></text:span><text:span text:style-name="T31">C</text:span><text:span text:style-name="T31">A</text:span><text:span text:style-name="T31">P</text:span><text:span text:style-name="T31"> </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H</text:span><text:span text:style-name="T31">E</text:span><text:span text:style-name="T31">X</text:span><text:span text:style-name="T31"> </text:span><text:span text:style-name="T31">4</text:span><text:span text:style-name="T31">文</text:span><text:span text:style-name="T31">字</text:span><text:span text:style-name="T31"> </text:span><text:span text:style-name="T31"><text:s/></text:span><text:span text:style-name="T31"><text:s/></text:span><text:span text:style-name="T31"><text:s/></text:span><text:span text:style-name="T31">セ</text:span><text:span text:style-name="T31">ン</text:span><text:span text:style-name="T31">サ</text:span><text:span text:style-name="T31">ー</text:span><text:span text:style-name="T31">情</text:span><text:span text:style-name="T31">報</text:span><text:span text:style-name="T31">有</text:span><text:span text:style-name="T31">無</text:span><text:span text:style-name="T31">情</text:span><text:span text:style-name="T31">報</text:span><text:span text:style-name="T31"> </text:span><text:span text:style-name="T31"><text:s/></text:span><text:span text:style-name="T31"><text:s/></text:span><text:span text:style-name="T31"><text:s/></text:span><text:span text:style-name="T31"><text:s/></text:span><text:span text:style-name="T31"><text:s/></text:span><text:span text:style-name="T31">1</text:span><text:span text:style-name="T31">6</text:span><text:span text:style-name="T31">b</text:span><text:span text:style-name="T31">i</text:span><text:span text:style-name="T31">t</text:span></text:p><text:p text:style-name="P61"><text:span text:style-name="T31"><text:s/></text:span><text:span text:style-name="T31"><text:s/></text:span><text:span text:style-name="T31">A</text:span><text:span text:style-name="T31">C</text:span><text:span text:style-name="T31">C</text:span><text:span text:style-name="T31">E</text:span><text:span text:style-name="T31">L</text:span><text:span text:style-name="T31"> </text:span><text:span text:style-name="T31"><text:s/></text:span><text:span text:style-name="T31"><text:s/></text:span><text:span text:style-name="T31"><text:s/></text:span><text:span text:style-name="T31"><text:s/></text:span><text:span text:style-name="T31"><text:s/></text:span><text:span text:style-name="T31"><text:s/></text:span><text:span text:style-name="T31">H</text:span><text:span text:style-name="T31">E</text:span><text:span text:style-name="T31">X</text:span><text:span text:style-name="T31"> </text:span><text:span text:style-name="T31">1</text:span><text:span text:style-name="T31">2</text:span><text:span text:style-name="T31">文</text:span><text:span text:style-name="T31">字</text:span><text:span text:style-name="T31"> </text:span><text:span text:style-name="T31"><text:s/></text:span><text:span text:style-name="T31">加</text:span><text:span text:style-name="T31">速</text:span><text:span text:style-name="T31">度</text:span><text:span text:style-name="T31">デ</text:span><text:span text:style-name="T31">ー</text:span><text:span text:style-name="T31">タ</text:span><text:span text:style-name="T31"> </text:span><text:span text:style-name="T31"><text:s/></text:span><text:span text:style-name="T31">上</text:span><text:span text:style-name="T31">か</text:span><text:span text:style-name="T31">ら</text:span><text:span text:style-name="T31">4</text:span><text:span text:style-name="T31">文</text:span><text:span text:style-name="T31">字</text:span><text:span text:style-name="T31">ず</text:span><text:span text:style-name="T31">つ</text:span><text:span text:style-name="T31">セ</text:span><text:span text:style-name="T31">ン</text:span><text:span text:style-name="T31">サ</text:span><text:span text:style-name="T31">上</text:span><text:span text:style-name="T31">の</text:span><text:span text:style-name="T31"> </text:span><text:span text:style-name="T31">x</text:span><text:span text:style-name="T31">軸</text:span><text:span text:style-name="T31">,</text:span><text:span text:style-name="T31"> </text:span><text:span text:style-name="T31">y</text:span><text:span text:style-name="T31">軸</text:span><text:span text:style-name="T31">,</text:span><text:span text:style-name="T31"> </text:span><text:span text:style-name="T31">z</text:span><text:span text:style-name="T31">軸</text:span><text:span text:style-name="T31"> </text:span><text:span text:style-name="T31"><text:s/></text:span><text:span text:style-name="T31">1</text:span><text:span text:style-name="T31">6</text:span><text:span text:style-name="T31">b</text:span><text:span text:style-name="T31">i</text:span><text:span text:style-name="T31">t</text:span><text:span text:style-name="T31"> </text:span><text:span text:style-name="T31">x</text:span><text:span text:style-name="T31"> </text:span><text:span text:style-name="T31">3</text:span></text:p><text:p text:style-name="P61"><text:span text:style-name="T31"><text:s/></text:span><text:span text:style-name="T31"><text:s/></text:span><text:span text:style-name="T31">G</text:span><text:span text:style-name="T31">Y</text:span><text:span text:style-name="T31">R</text:span><text:span text:style-name="T31">O</text:span><text:span text:style-name="T31"> </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H</text:span><text:span text:style-name="T31">E</text:span><text:span text:style-name="T31">X</text:span><text:span text:style-name="T31"> </text:span><text:span text:style-name="T31">1</text:span><text:span text:style-name="T31">2</text:span><text:span text:style-name="T31">文</text:span><text:span text:style-name="T31">字</text:span><text:span text:style-name="T31"> </text:span><text:span text:style-name="T31"><text:s/></text:span><text:span text:style-name="T31">ジ</text:span><text:span text:style-name="T31">ャ</text:span><text:span text:style-name="T31">イ</text:span><text:span text:style-name="T31">ロ</text:span><text:span text:style-name="T31">デ</text:span><text:span text:style-name="T31">ー</text:span><text:span text:style-name="T31">タ</text:span><text:span text:style-name="T31"> </text:span><text:span text:style-name="T31"><text:s/></text:span><text:span text:style-name="T31">上</text:span><text:span text:style-name="T31">か</text:span><text:span text:style-name="T31">ら</text:span><text:span text:style-name="T31">4</text:span><text:span text:style-name="T31">文</text:span><text:span text:style-name="T31">字</text:span><text:span text:style-name="T31">ず</text:span><text:span text:style-name="T31">つ</text:span><text:span text:style-name="T31">セ</text:span><text:span text:style-name="T31">ン</text:span><text:span text:style-name="T31">サ</text:span><text:span text:style-name="T31">上</text:span><text:span text:style-name="T31">の</text:span><text:span text:style-name="T31"> </text:span><text:span text:style-name="T31">x</text:span><text:span text:style-name="T31">軸</text:span><text:span text:style-name="T31">,</text:span><text:span text:style-name="T31"> </text:span><text:span text:style-name="T31">y</text:span><text:span text:style-name="T31">軸</text:span><text:span text:style-name="T31">,</text:span><text:span text:style-name="T31"> </text:span><text:span text:style-name="T31">z</text:span><text:span text:style-name="T31">軸</text:span><text:span text:style-name="T31"> </text:span><text:span text:style-name="T31"><text:s/></text:span><text:span text:style-name="T31"><text:s/></text:span><text:span text:style-name="T31">1</text:span><text:span text:style-name="T31">6</text:span><text:span text:style-name="T31">b</text:span><text:span text:style-name="T31">i</text:span><text:span text:style-name="T31">t</text:span><text:span text:style-name="T31"> </text:span><text:span text:style-name="T31">x</text:span><text:span text:style-name="T31"> </text:span><text:span text:style-name="T31">3</text:span></text:p><text:p text:style-name="P62"><text:span text:style-name="T31"><text:s/></text:span><text:span text:style-name="T31"><text:s/></text:span><text:span text:style-name="T31">T</text:span><text:span text:style-name="T31">E</text:span><text:span text:style-name="T31">M</text:span><text:span text:style-name="T31">P</text:span><text:span text:style-name="T31"> </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H</text:span><text:span text:style-name="T31">E</text:span><text:span text:style-name="T31">X</text:span><text:span text:style-name="T31"> </text:span><text:span text:style-name="T31"><text:s/></text:span><text:span text:style-name="T31">2</text:span><text:span text:style-name="T31"> </text:span><text:span text:style-name="T31">b</text:span><text:span text:style-name="T31">y</text:span><text:span text:style-name="T31">t</text:span><text:span text:style-name="T31">e</text:span><text:span text:style-name="T31">s</text:span><text:span text:style-name="T31"> </text:span><text:span text:style-name="T31"><text:s/></text:span><text:span text:style-name="T31">温</text:span><text:span text:style-name="T31">度</text:span><text:span text:style-name="T31">デ</text:span><text:span text:style-name="T31">ー</text:span><text:span text:style-name="T31">タ</text:span><text:span text:style-name="T31"> </text:span><text:span text:style-name="T31"><text:s/></text:span><text:span text:style-name="T31">8</text:span><text:span text:style-name="T31">b</text:span><text:span text:style-name="T31">i</text:span><text:span text:style-name="T31">t</text:span></text:p><text:p text:style-name="P61"><text:span text:style-name="T31"><text:s/></text:span><text:span text:style-name="T31"><text:s/></text:span><text:span text:style-name="T31">C</text:span><text:span text:style-name="T31">K</text:span><text:span text:style-name="T31">S</text:span><text:span text:style-name="T31">U</text:span><text:span text:style-name="T31">M</text:span><text:span text:style-name="T31"> </text:span><text:span text:style-name="T31"><text:s/></text:span><text:span text:style-name="T31"><text:s/></text:span><text:span text:style-name="T31"><text:s/></text:span><text:span text:style-name="T31"><text:s/></text:span><text:span text:style-name="T31">H</text:span><text:span text:style-name="T31">E</text:span><text:span text:style-name="T31">X</text:span><text:span text:style-name="T31"> </text:span><text:span text:style-name="T31"><text:s/></text:span><text:span text:style-name="T31">2</text:span><text:span text:style-name="T31">文</text:span><text:span text:style-name="T31">字</text:span><text:span text:style-name="T31"> </text:span><text:span text:style-name="T31"><text:s/></text:span><text:span text:style-name="T31"><text:s/></text:span><text:span text:style-name="T31"><text:s/></text:span><text:span text:style-name="T31">チ</text:span><text:span text:style-name="T31">ェ</text:span><text:span text:style-name="T31">ッ</text:span><text:span text:style-name="T31">ク</text:span><text:span text:style-name="T31">サ</text:span><text:span text:style-name="T31">ム</text:span><text:span text:style-name="T31"> </text:span><text:span text:style-name="T31"><text:s/></text:span><text:span text:style-name="T31">そ</text:span><text:span text:style-name="T31">れ</text:span><text:span text:style-name="T31">ぞ</text:span><text:span text:style-name="T31">れ</text:span><text:span text:style-name="T31">を</text:span><text:span text:style-name="T31"> </text:span><text:span text:style-name="T31">d</text:span><text:span text:style-name="T31">a</text:span><text:span text:style-name="T31">t</text:span><text:span text:style-name="T31">a</text:span><text:span text:style-name="T31"> </text:span><text:span text:style-name="T31">を</text:span><text:span text:style-name="T31"> </text:span><text:span text:style-name="T31">1</text:span><text:span text:style-name="T31"> </text:span><text:span text:style-name="T31">バ</text:span><text:span text:style-name="T31">イ</text:span><text:span text:style-name="T31">ト</text:span><text:span text:style-name="T31">ず</text:span><text:span text:style-name="T31">つ</text:span><text:span text:style-name="T31">C</text:span><text:span text:style-name="T31">K</text:span><text:span text:style-name="T31">S</text:span><text:span text:style-name="T31">U</text:span><text:span text:style-name="T31">M</text:span><text:span text:style-name="T31"> </text:span><text:span text:style-name="T31">ま</text:span><text:span text:style-name="T31">で</text:span></text:p><text:p text:style-name="P61"><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X</text:span><text:span text:style-name="T31">O</text:span><text:span text:style-name="T31">R</text:span><text:span text:style-name="T31"> </text:span><text:span text:style-name="T31">す</text:span><text:span text:style-name="T31">る</text:span><text:span text:style-name="T31">と</text:span><text:span text:style-name="T31"> </text:span><text:span text:style-name="T31">0</text:span><text:span text:style-name="T31"> </text:span><text:span text:style-name="T31">に</text:span><text:span text:style-name="T31">な</text:span><text:span text:style-name="T31">る</text:span><text:span text:style-name="T31">数</text:span><text:span text:style-name="T31"> </text:span><text:span text:style-name="T31"><text:s/></text:span><text:span text:style-name="T31"><text:s/></text:span><text:span text:style-name="T31">8</text:span><text:span text:style-name="T31">b</text:span><text:span text:style-name="T31">i</text:span><text:span text:style-name="T31">t</text:span></text:p><text:p text:style-name="P62"><text:span text:style-name="T31"><text:s/></text:span><text:span text:style-name="T31"><text:s/></text:span><text:span text:style-name="T31">S</text:span><text:span text:style-name="T31">P</text:span><text:span text:style-name="T31">C</text:span><text:span text:style-name="T31"> </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空</text:span><text:span text:style-name="T31">白</text:span><text:span text:style-name="T31"> </text:span><text:span text:style-name="T31">(</text:span><text:span text:style-name="T31">0</text:span><text:span text:style-name="T31">x</text:span><text:span text:style-name="T31">2</text:span><text:span text:style-name="T31">0</text:span><text:span text:style-name="T31">)</text:span></text:p><text:p text:style-name="P62"><text:span text:style-name="T31"><text:s/></text:span><text:span text:style-name="T31"><text:s/></text:span><text:span text:style-name="T31">L</text:span><text:span text:style-name="T31">F</text:span><text:span text:style-name="T31"> </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L</text:span><text:span text:style-name="T31">i</text:span><text:span text:style-name="T31">n</text:span><text:span text:style-name="T31">e</text:span><text:span text:style-name="T31">f</text:span><text:span text:style-name="T31">e</text:span><text:span text:style-name="T31">e</text:span><text:span text:style-name="T31">d</text:span><text:span text:style-name="T31"> </text:span><text:span text:style-name="T31">(</text:span><text:span text:style-name="T31">0</text:span><text:span text:style-name="T31">x</text:span><text:span text:style-name="T31">0</text:span><text:span text:style-name="T31">a</text:span><text:span text:style-name="T31">8</text:span></text:p></draw:text-box></draw:frame></text:p>
      <text:p text:style-name="P14"/>
      <text:p text:style-name="P14"/>
      <text:p text:style-name="P14"/>
      <text:p text:style-name="P14"/>
      <text:p text:style-name="P14"/>
      <text:p text:style-name="P12"><text:s/></text:p>
      <text:p text:style-name="P19"/>
      <text:p text:style-name="P19"/>
      <text:p text:style-name="P22"><text:s text:c="64"/>図 2.2.1 <text:s/>テキストフォーマット</text:p>
      <text:p text:style-name="P19"/>
      <text:p text:style-name="P15">2-2-2. <text:s/>ハミング符号フォーマット</text:p>
      <text:p text:style-name="P15"/>
      <text:p text:style-name="P23"><text:span text:style-name="T5"><text:s text:c="3"/>図 2.2.2 に</text:span><text:span text:style-name="T12">ハミング符号フォーマ</text:span><text:span text:style-name="T5">ットを示す</text:span></text:p>
      <text:p text:style-name="P19"><draw:custom-shape text:anchor-type="paragraph" draw:z-index="95" draw:name="シェイプ8" draw:style-name="gr22" draw:text-style-name="P57" svg:width="16.53cm" svg:height="6.3cm" svg:x="0.326cm" svg:y="0.256cm"><text:p/><draw:enhanced-geometry svg:viewBox="0 0 21600 21600" draw:type="rectangle" draw:enhanced-path="M 0 0 L 21600 0 21600 21600 0 21600 0 0 Z N"/></draw:custom-shape></text:p>
      <text:p text:style-name="P19"><draw:custom-shape text:anchor-type="paragraph" draw:z-index="96" draw:name="シェイプ8" draw:style-name="gr23" draw:text-style-name="P57" svg:width="1.599cm" svg:height="0.766cm" svg:x="1.238cm" svg:y="0.143cm"><text:p/><draw:enhanced-geometry svg:viewBox="0 0 21600 21600" draw:type="rectangle" draw:enhanced-path="M 0 0 L 21600 0 21600 21600 0 21600 0 0 Z N"/></draw:custom-shape><draw:custom-shape text:anchor-type="paragraph" draw:z-index="97" draw:name="シェイプ8" draw:style-name="gr18" draw:text-style-name="P57" svg:width="1.294cm" svg:height="0.766cm" svg:x="2.836cm" svg:y="0.143cm"><text:p/><draw:enhanced-geometry svg:viewBox="0 0 21600 21600" draw:type="rectangle" draw:enhanced-path="M 0 0 L 21600 0 21600 21600 0 21600 0 0 Z N"/></draw:custom-shape><draw:frame text:anchor-type="paragraph" draw:z-index="98" draw:name="シェイプ10" draw:style-name="gr16" draw:text-style-name="P59" svg:width="1.128cm" svg:height="0.934cm" svg:x="3.002cm" svg:y="0.224cm"><draw:text-box><text:p><text:span text:style-name="T29">I</text:span><text:span text:style-name="T29">M</text:span><text:span text:style-name="T29">U</text:span></text:p><text:p><text:span text:style-name="T29">N</text:span><text:span text:style-name="T29">U</text:span><text:span text:style-name="T29">M</text:span><text:span text:style-name="T29"> </text:span><text:span text:style-name="T29">(</text:span><text:span text:style-name="T29">1</text:span><text:span text:style-name="T29">)</text:span></text:p></draw:text-box></draw:frame><draw:custom-shape text:anchor-type="paragraph" draw:z-index="99" draw:name="シェイプ8" draw:style-name="gr24" draw:text-style-name="P57" svg:width="1.271cm" svg:height="0.766cm" svg:x="4.129cm" svg:y="0.143cm"><text:p/><draw:enhanced-geometry svg:viewBox="0 0 21600 21600" draw:type="rectangle" draw:enhanced-path="M 0 0 L 21600 0 21600 21600 0 21600 0 0 Z N"/></draw:custom-shape><draw:custom-shape text:anchor-type="paragraph" draw:z-index="100" draw:name="シェイプ8" draw:style-name="gr25" draw:text-style-name="P57" svg:width="2.562cm" svg:height="0.766cm" svg:x="6.761cm" svg:y="0.143cm"><text:p/><draw:enhanced-geometry svg:viewBox="0 0 21600 21600" draw:type="rectangle" draw:enhanced-path="M 0 0 L 21600 0 21600 21600 0 21600 0 0 Z N"/></draw:custom-shape><draw:frame text:anchor-type="paragraph" draw:z-index="101" draw:name="シェイプ10" draw:style-name="gr5" draw:text-style-name="P59" svg:width="1.516cm" svg:height="0.313cm" svg:x="7.131cm" svg:y="0.395cm"><draw:text-box><text:p><text:span text:style-name="T29">A</text:span><text:span text:style-name="T29">C</text:span><text:span text:style-name="T29">C</text:span><text:span text:style-name="T29">E</text:span><text:span text:style-name="T29">L</text:span><text:span text:style-name="T29"> </text:span><text:span text:style-name="T29">(</text:span><text:span text:style-name="T29">1</text:span><text:span text:style-name="T29">2</text:span><text:span text:style-name="T29">)</text:span></text:p></draw:text-box></draw:frame><draw:custom-shape text:anchor-type="paragraph" draw:z-index="102" draw:name="シェイプ8" draw:style-name="gr25" draw:text-style-name="P57" svg:width="2.562cm" svg:height="0.766cm" svg:x="9.322cm" svg:y="0.143cm"><text:p/><draw:enhanced-geometry svg:viewBox="0 0 21600 21600" draw:type="rectangle" draw:enhanced-path="M 0 0 L 21600 0 21600 21600 0 21600 0 0 Z N"/></draw:custom-shape><draw:custom-shape text:anchor-type="paragraph" draw:z-index="103" draw:name="シェイプ8" draw:style-name="gr18" draw:text-style-name="P57" svg:width="1.294cm" svg:height="0.766cm" svg:x="11.883cm" svg:y="0.143cm"><text:p/><draw:enhanced-geometry svg:viewBox="0 0 21600 21600" draw:type="rectangle" draw:enhanced-path="M 0 0 L 21600 0 21600 21600 0 21600 0 0 Z N"/></draw:custom-shape><draw:frame text:anchor-type="paragraph" draw:z-index="104" draw:name="シェイプ10" draw:style-name="gr5" draw:text-style-name="P59" svg:width="1.516cm" svg:height="0.313cm" svg:x="9.705cm" svg:y="0.395cm"><draw:text-box><text:p><text:span text:style-name="T29">G</text:span><text:span text:style-name="T29">Y</text:span><text:span text:style-name="T29">R</text:span><text:span text:style-name="T29">O</text:span><text:span text:style-name="T29"> </text:span><text:span text:style-name="T29">(</text:span><text:span text:style-name="T29">1</text:span><text:span text:style-name="T29">2</text:span><text:span text:style-name="T29">)</text:span></text:p></draw:text-box></draw:frame><draw:frame text:anchor-type="paragraph" draw:z-index="105" draw:name="シェイプ10" draw:style-name="gr6" draw:text-style-name="P59" svg:width="1.19cm" svg:height="0.623cm" svg:x="11.987cm" svg:y="0.286cm"><draw:text-box><text:p><text:span text:style-name="T29">T</text:span><text:span text:style-name="T29">E</text:span><text:span text:style-name="T29">M</text:span><text:span text:style-name="T29">P</text:span></text:p><text:p><text:span text:style-name="T29"><text:s/></text:span><text:span text:style-name="T29">(</text:span><text:span text:style-name="T29">2</text:span><text:span text:style-name="T29">)</text:span></text:p></draw:text-box></draw:frame><draw:frame text:anchor-type="paragraph" draw:z-index="106" draw:name="シェイプ10" draw:style-name="gr5" draw:text-style-name="P59" svg:width="0.879cm" svg:height="0.313cm" svg:x="1.423cm" svg:y="0.386cm"><draw:text-box><text:p><text:span text:style-name="T29">T</text:span><text:span text:style-name="T29">S</text:span><text:span text:style-name="T29"> </text:span><text:span text:style-name="T29">(</text:span><text:span text:style-name="T29">7</text:span><text:span text:style-name="T29">)</text:span></text:p></draw:text-box></draw:frame><draw:custom-shape text:anchor-type="paragraph" draw:z-index="109" draw:name="シェイプ8" draw:style-name="gr18" draw:text-style-name="P57" svg:width="1.294cm" svg:height="0.766cm" svg:x="13.176cm" svg:y="0.143cm"><text:p/><draw:enhanced-geometry svg:viewBox="0 0 21600 21600" draw:type="rectangle" draw:enhanced-path="M 0 0 L 21600 0 21600 21600 0 21600 0 0 Z N"/></draw:custom-shape><draw:frame text:anchor-type="paragraph" draw:z-index="110" draw:name="シェイプ10" draw:style-name="gr6" draw:text-style-name="P59" svg:width="1.19cm" svg:height="0.623cm" svg:x="13.28cm" svg:y="0.286cm"><draw:text-box><text:p><text:span text:style-name="T29">C</text:span><text:span text:style-name="T29">R</text:span><text:span text:style-name="T29">C</text:span></text:p><text:p><text:span text:style-name="T29"><text:s/></text:span><text:span text:style-name="T29">(</text:span><text:span text:style-name="T29">2</text:span><text:span text:style-name="T29">)</text:span></text:p></draw:text-box></draw:frame><draw:custom-shape text:anchor-type="paragraph" draw:z-index="111" draw:name="シェイプ8" draw:style-name="gr27" draw:text-style-name="P57" svg:width="1.362cm" svg:height="0.766cm" svg:x="5.399cm" svg:y="0.143cm"><text:p/><draw:enhanced-geometry svg:viewBox="0 0 21600 21600" draw:type="rectangle" draw:enhanced-path="M 0 0 L 21600 0 21600 21600 0 21600 0 0 Z N"/></draw:custom-shape><draw:frame text:anchor-type="paragraph" draw:z-index="112" draw:name="シェイプ10" draw:style-name="gr5" draw:text-style-name="P59" svg:width="1.119cm" svg:height="0.313cm" svg:x="5.551cm" svg:y="0.379cm"><draw:text-box><text:p><text:span text:style-name="T29">C</text:span><text:span text:style-name="T29">A</text:span><text:span text:style-name="T29">P</text:span><text:span text:style-name="T29"> </text:span><text:span text:style-name="T29">(</text:span><text:span text:style-name="T29">4</text:span><text:span text:style-name="T29">)</text:span></text:p></draw:text-box></draw:frame></text:p>
      <text:p text:style-name="P19"><draw:frame text:anchor-type="paragraph" draw:z-index="107" draw:name="シェイプ10" draw:style-name="gr5" draw:text-style-name="P59" svg:width="1.119cm" svg:height="0.313cm" svg:x="4.281cm" svg:y="-0.056cm"><draw:text-box><text:p><text:span text:style-name="T29">C</text:span><text:span text:style-name="T29">N</text:span><text:span text:style-name="T29">T</text:span><text:span text:style-name="T29"> </text:span><text:span text:style-name="T29">(</text:span><text:span text:style-name="T29">2</text:span><text:span text:style-name="T29">)</text:span></text:p></draw:text-box></draw:frame></text:p>
      <text:p text:style-name="P19"><draw:frame text:anchor-type="paragraph" draw:z-index="108" draw:name="シェイプ11" draw:style-name="gr26" draw:text-style-name="P63" svg:width="11.394cm" svg:height="4.373cm" svg:x="3.383cm" svg:y="0.296cm"><draw:text-box><text:p text:style-name="P61"><text:span text:style-name="T30"><text:s/></text:span><text:span text:style-name="T31"><text:s/></text:span><text:span text:style-name="T31">T</text:span><text:span text:style-name="T31">S</text:span><text:span text:style-name="T31"> </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7</text:span><text:span text:style-name="T31"> </text:span><text:span text:style-name="T31">b</text:span><text:span text:style-name="T31">y</text:span><text:span text:style-name="T31">t</text:span><text:span text:style-name="T31">e</text:span><text:span text:style-name="T31">s</text:span><text:span text:style-name="T31"> </text:span><text:span text:style-name="T31"><text:s/></text:span><text:span text:style-name="T31"><text:s/></text:span><text:span text:style-name="T31">タ</text:span><text:span text:style-name="T31">イ</text:span><text:span text:style-name="T31">ム</text:span><text:span text:style-name="T31">ス</text:span><text:span text:style-name="T31">タ</text:span><text:span text:style-name="T31">ン</text:span><text:span text:style-name="T31">プ</text:span><text:span text:style-name="T31"> </text:span><text:span text:style-name="T31"><text:s/></text:span><text:span text:style-name="T31">2</text:span><text:span text:style-name="T31">8</text:span><text:span text:style-name="T31">b</text:span><text:span text:style-name="T31">i</text:span><text:span text:style-name="T31">t</text:span></text:p><text:p text:style-name="P61"><text:span text:style-name="T31"><text:s/></text:span><text:span text:style-name="T31"><text:s/></text:span><text:span text:style-name="T31">I</text:span><text:span text:style-name="T31">M</text:span><text:span text:style-name="T31">U</text:span><text:span text:style-name="T31">N</text:span><text:span text:style-name="T31">U</text:span><text:span text:style-name="T31">M</text:span><text:span text:style-name="T31"> </text:span><text:span text:style-name="T31"><text:s/></text:span><text:span text:style-name="T31"><text:s/></text:span><text:span text:style-name="T31"><text:s/></text:span><text:span text:style-name="T31"><text:s/></text:span><text:span text:style-name="T31">1</text:span><text:span text:style-name="T31"> </text:span><text:span text:style-name="T31">b</text:span><text:span text:style-name="T31">y</text:span><text:span text:style-name="T31">t</text:span><text:span text:style-name="T31">e</text:span><text:span text:style-name="T31"> </text:span><text:span text:style-name="T31"><text:s/></text:span><text:span text:style-name="T31"><text:s/></text:span><text:span text:style-name="T31"><text:s/></text:span><text:span text:style-name="T31"><text:s/></text:span><text:span text:style-name="T31">I</text:span><text:span text:style-name="T31">M</text:span><text:span text:style-name="T31">U</text:span><text:span text:style-name="T31"> </text:span><text:span text:style-name="T31">番</text:span><text:span text:style-name="T31">号</text:span><text:span text:style-name="T31"> </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4</text:span><text:span text:style-name="T31">b</text:span><text:span text:style-name="T31">i</text:span><text:span text:style-name="T31">t</text:span></text:p><text:p text:style-name="P61"><text:span text:style-name="T31"><text:s/></text:span><text:span text:style-name="T31"><text:s/></text:span><text:span text:style-name="T31">C</text:span><text:span text:style-name="T31">N</text:span><text:span text:style-name="T31">T</text:span><text:span text:style-name="T31"> </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2</text:span><text:span text:style-name="T31"> </text:span><text:span text:style-name="T31">b</text:span><text:span text:style-name="T31">y</text:span><text:span text:style-name="T31">t</text:span><text:span text:style-name="T31">e</text:span><text:span text:style-name="T31">s</text:span><text:span text:style-name="T31"> </text:span><text:span text:style-name="T31"><text:s/></text:span><text:span text:style-name="T31">I</text:span><text:span text:style-name="T31">M</text:span><text:span text:style-name="T31">U</text:span><text:span text:style-name="T31"> </text:span><text:span text:style-name="T31">番</text:span><text:span text:style-name="T31">号</text:span><text:span text:style-name="T31">内</text:span><text:span text:style-name="T31">通</text:span><text:span text:style-name="T31">算</text:span><text:span text:style-name="T31">カ</text:span><text:span text:style-name="T31">ウ</text:span><text:span text:style-name="T31">ン</text:span><text:span text:style-name="T31">ト</text:span><text:span text:style-name="T31"> </text:span><text:span text:style-name="T31"><text:s/></text:span><text:span text:style-name="T31"><text:s/></text:span><text:span text:style-name="T31"><text:s/></text:span><text:span text:style-name="T31">8</text:span><text:span text:style-name="T31">b</text:span><text:span text:style-name="T31">i</text:span><text:span text:style-name="T31">t</text:span></text:p><text:p text:style-name="P61"><text:span text:style-name="T31"><text:s/></text:span><text:span text:style-name="T31"><text:s/></text:span><text:span text:style-name="T31">C</text:span><text:span text:style-name="T31">A</text:span><text:span text:style-name="T31">P</text:span><text:span text:style-name="T31"> </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4</text:span><text:span text:style-name="T31"> </text:span><text:span text:style-name="T31">b</text:span><text:span text:style-name="T31">y</text:span><text:span text:style-name="T31">t</text:span><text:span text:style-name="T31">e</text:span><text:span text:style-name="T31">s</text:span><text:span text:style-name="T31"> </text:span><text:span text:style-name="T31">セ</text:span><text:span text:style-name="T31">ン</text:span><text:span text:style-name="T31">サ</text:span><text:span text:style-name="T31">ー</text:span><text:span text:style-name="T31">情</text:span><text:span text:style-name="T31">報</text:span><text:span text:style-name="T31">有</text:span><text:span text:style-name="T31">無</text:span><text:span text:style-name="T31">情</text:span><text:span text:style-name="T31">報</text:span><text:span text:style-name="T31"> </text:span><text:span text:style-name="T31"><text:s/></text:span><text:span text:style-name="T31"><text:s/></text:span><text:span text:style-name="T31"><text:s/></text:span><text:span text:style-name="T31"><text:s/></text:span><text:span text:style-name="T31"><text:s/></text:span><text:span text:style-name="T31">1</text:span><text:span text:style-name="T31">6</text:span><text:span text:style-name="T31">b</text:span><text:span text:style-name="T31">i</text:span><text:span text:style-name="T31">t</text:span></text:p><text:p text:style-name="P61"><text:span text:style-name="T31"><text:s/></text:span><text:span text:style-name="T31"><text:s/></text:span><text:span text:style-name="T31">A</text:span><text:span text:style-name="T31">C</text:span><text:span text:style-name="T31">C</text:span><text:span text:style-name="T31">E</text:span><text:span text:style-name="T31">L</text:span><text:span text:style-name="T31"> </text:span><text:span text:style-name="T31"><text:s/></text:span><text:span text:style-name="T31"><text:s/></text:span><text:span text:style-name="T31"><text:s/></text:span><text:span text:style-name="T31"><text:s/></text:span><text:span text:style-name="T31"><text:s/></text:span><text:span text:style-name="T31"><text:s/></text:span><text:span text:style-name="T31">1</text:span><text:span text:style-name="T31">2</text:span><text:span text:style-name="T31"> </text:span><text:span text:style-name="T31">b</text:span><text:span text:style-name="T31">y</text:span><text:span text:style-name="T31">t</text:span><text:span text:style-name="T31">e</text:span><text:span text:style-name="T31">s</text:span><text:span text:style-name="T31"> </text:span><text:span text:style-name="T31">加</text:span><text:span text:style-name="T31">速</text:span><text:span text:style-name="T31">度</text:span><text:span text:style-name="T31">デ</text:span><text:span text:style-name="T31">ー</text:span><text:span text:style-name="T31">タ</text:span><text:span text:style-name="T31"> </text:span><text:span text:style-name="T31"><text:s/></text:span><text:span text:style-name="T31">上</text:span><text:span text:style-name="T31">か</text:span><text:span text:style-name="T31">ら</text:span><text:span text:style-name="T31">4</text:span><text:span text:style-name="T31">文</text:span><text:span text:style-name="T31">字</text:span><text:span text:style-name="T31">ず</text:span><text:span text:style-name="T31">つ</text:span><text:span text:style-name="T31">セ</text:span><text:span text:style-name="T31">ン</text:span><text:span text:style-name="T31">サ</text:span><text:span text:style-name="T31">上</text:span><text:span text:style-name="T31">の</text:span><text:span text:style-name="T31"> </text:span><text:span text:style-name="T31">x</text:span><text:span text:style-name="T31">軸</text:span><text:span text:style-name="T31">,</text:span><text:span text:style-name="T31"> </text:span><text:span text:style-name="T31">y</text:span><text:span text:style-name="T31">軸</text:span><text:span text:style-name="T31">,</text:span><text:span text:style-name="T31"> </text:span><text:span text:style-name="T31">z</text:span><text:span text:style-name="T31">軸</text:span><text:span text:style-name="T31"> </text:span><text:span text:style-name="T31"><text:s/></text:span><text:span text:style-name="T31">1</text:span><text:span text:style-name="T31">6</text:span><text:span text:style-name="T31">b</text:span><text:span text:style-name="T31">i</text:span><text:span text:style-name="T31">t</text:span><text:span text:style-name="T31"> </text:span><text:span text:style-name="T31">x</text:span><text:span text:style-name="T31"> </text:span><text:span text:style-name="T31">3</text:span></text:p><text:p text:style-name="P61"><text:span text:style-name="T31"><text:s/></text:span><text:span text:style-name="T31"><text:s/></text:span><text:span text:style-name="T31">G</text:span><text:span text:style-name="T31">Y</text:span><text:span text:style-name="T31">R</text:span><text:span text:style-name="T31">O</text:span><text:span text:style-name="T31"> </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1</text:span><text:span text:style-name="T31">2</text:span><text:span text:style-name="T31"> </text:span><text:span text:style-name="T31">b</text:span><text:span text:style-name="T31">y</text:span><text:span text:style-name="T31">t</text:span><text:span text:style-name="T31">e</text:span><text:span text:style-name="T31">s</text:span><text:span text:style-name="T31"> </text:span><text:span text:style-name="T31"><text:s/></text:span><text:span text:style-name="T31">ジ</text:span><text:span text:style-name="T31">ャ</text:span><text:span text:style-name="T31">イ</text:span><text:span text:style-name="T31">ロ</text:span><text:span text:style-name="T31">デ</text:span><text:span text:style-name="T31">ー</text:span><text:span text:style-name="T31">タ</text:span><text:span text:style-name="T31"> </text:span><text:span text:style-name="T31"><text:s/></text:span><text:span text:style-name="T31">上</text:span><text:span text:style-name="T31">か</text:span><text:span text:style-name="T31">ら</text:span><text:span text:style-name="T31">4</text:span><text:span text:style-name="T31">文</text:span><text:span text:style-name="T31">字</text:span><text:span text:style-name="T31">ず</text:span><text:span text:style-name="T31">つ</text:span><text:span text:style-name="T31">セ</text:span><text:span text:style-name="T31">ン</text:span><text:span text:style-name="T31">サ</text:span><text:span text:style-name="T31">上</text:span><text:span text:style-name="T31">の</text:span><text:span text:style-name="T31"> </text:span><text:span text:style-name="T31">x</text:span><text:span text:style-name="T31">軸</text:span><text:span text:style-name="T31">,</text:span><text:span text:style-name="T31"> </text:span><text:span text:style-name="T31">y</text:span><text:span text:style-name="T31">軸</text:span><text:span text:style-name="T31">,</text:span><text:span text:style-name="T31"> </text:span><text:span text:style-name="T31">z</text:span><text:span text:style-name="T31">軸</text:span><text:span text:style-name="T31"> </text:span><text:span text:style-name="T31"><text:s/></text:span><text:span text:style-name="T31"><text:s/></text:span><text:span text:style-name="T31">1</text:span><text:span text:style-name="T31">6</text:span><text:span text:style-name="T31">b</text:span><text:span text:style-name="T31">i</text:span><text:span text:style-name="T31">t</text:span><text:span text:style-name="T31"> </text:span><text:span text:style-name="T31">x</text:span><text:span text:style-name="T31"> </text:span><text:span text:style-name="T31">3</text:span></text:p><text:p text:style-name="P62"><text:span text:style-name="T31"><text:s/></text:span><text:span text:style-name="T31"><text:s/></text:span><text:span text:style-name="T31">T</text:span><text:span text:style-name="T31">E</text:span><text:span text:style-name="T31">M</text:span><text:span text:style-name="T31">P</text:span><text:span text:style-name="T31"> </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2</text:span><text:span text:style-name="T31"> </text:span><text:span text:style-name="T31">b</text:span><text:span text:style-name="T31">y</text:span><text:span text:style-name="T31">t</text:span><text:span text:style-name="T31">e</text:span><text:span text:style-name="T31">s</text:span><text:span text:style-name="T31"> </text:span><text:span text:style-name="T31"><text:s/></text:span><text:span text:style-name="T31">温</text:span><text:span text:style-name="T31">度</text:span><text:span text:style-name="T31">デ</text:span><text:span text:style-name="T31">ー</text:span><text:span text:style-name="T31">タ</text:span><text:span text:style-name="T31"> </text:span><text:span text:style-name="T31"><text:s/></text:span><text:span text:style-name="T31">8</text:span><text:span text:style-name="T31">b</text:span><text:span text:style-name="T31">i</text:span><text:span text:style-name="T31">t</text:span></text:p><text:p text:style-name="P62"><text:span text:style-name="T31"><text:s/></text:span><text:span text:style-name="T31"><text:s/></text:span><text:span text:style-name="T31">C</text:span><text:span text:style-name="T31">R</text:span><text:span text:style-name="T31">C</text:span><text:span text:style-name="T31"> </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2</text:span><text:span text:style-name="T31"> </text:span><text:span text:style-name="T31">b</text:span><text:span text:style-name="T31">y</text:span><text:span text:style-name="T31">t</text:span><text:span text:style-name="T31">e</text:span><text:span text:style-name="T31">s</text:span><text:span text:style-name="T31"> </text:span><text:span text:style-name="T31"><text:s/></text:span><text:span text:style-name="T31"><text:s/></text:span><text:span text:style-name="T31">T</text:span><text:span text:style-name="T31">S</text:span><text:span text:style-name="T31">か</text:span><text:span text:style-name="T31">ら</text:span><text:span text:style-name="T31">T</text:span><text:span text:style-name="T31">E</text:span><text:span text:style-name="T31">M</text:span><text:span text:style-name="T31">P</text:span><text:span text:style-name="T31">ま</text:span><text:span text:style-name="T31">で</text:span><text:span text:style-name="T31">の</text:span><text:span text:style-name="T31">C</text:span><text:span text:style-name="T31">R</text:span><text:span text:style-name="T31">C</text:span><text:span text:style-name="T31">3</text:span><text:span text:style-name="T31">2</text:span><text:span text:style-name="T31"> </text:span><text:span text:style-name="T31">の</text:span><text:span text:style-name="T31">計</text:span><text:span text:style-name="T31">算</text:span><text:span text:style-name="T31">を</text:span><text:span text:style-name="T31">し</text:span><text:span text:style-name="T31">た</text:span><text:span text:style-name="T31">下</text:span><text:span text:style-name="T31">位</text:span><text:span text:style-name="T31">1</text:span><text:span text:style-name="T31"> </text:span><text:span text:style-name="T31">バ</text:span><text:span text:style-name="T31">イ</text:span><text:span text:style-name="T31">ト</text:span><text:span text:style-name="T31"> </text:span><text:span text:style-name="T31"><text:s/></text:span><text:span text:style-name="T31">8</text:span><text:span text:style-name="T31">b</text:span><text:span text:style-name="T31">i</text:span><text:span text:style-name="T31">t</text:span><text:span text:style-name="T31">7</text:span></text:p><text:p text:style-name="P62"><text:span text:style-name="T31"/></text:p><text:p text:style-name="P62"><text:span text:style-name="T31"><text:s/></text:span><text:span text:style-name="T31"><text:s/></text:span><text:span text:style-name="T31">q</text:span><text:span text:style-name="T31">[</text:span><text:span text:style-name="T31">3</text:span><text:span text:style-name="T31">:</text:span><text:span text:style-name="T31">0</text:span><text:span text:style-name="T31">]</text:span><text:span text:style-name="T31"> </text:span><text:span text:style-name="T31">=</text:span><text:span text:style-name="T31"> </text:span><text:span text:style-name="T31">d</text:span><text:span text:style-name="T31">[</text:span><text:span text:style-name="T31">3</text:span><text:span text:style-name="T31">:</text:span><text:span text:style-name="T31">0</text:span><text:span text:style-name="T31">]</text:span></text:p><text:p text:style-name="P62"><text:span text:style-name="T31"><text:s/></text:span><text:span text:style-name="T31"><text:s/></text:span><text:span text:style-name="T31">q</text:span><text:span text:style-name="T31">[</text:span><text:span text:style-name="T31">4</text:span><text:span text:style-name="T31">]</text:span><text:span text:style-name="T31"> </text:span><text:span text:style-name="T31"><text:s/></text:span><text:span text:style-name="T31"><text:s/></text:span><text:span text:style-name="T31"><text:s/></text:span><text:span text:style-name="T31">=</text:span><text:span text:style-name="T31"> </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d</text:span><text:span text:style-name="T31">[</text:span><text:span text:style-name="T31">1</text:span><text:span text:style-name="T31">]</text:span><text:span text:style-name="T31"> </text:span><text:span text:style-name="T31">^</text:span><text:span text:style-name="T31"> </text:span><text:span text:style-name="T31">d</text:span><text:span text:style-name="T31">[</text:span><text:span text:style-name="T31">2</text:span><text:span text:style-name="T31">]</text:span><text:span text:style-name="T31"> </text:span><text:span text:style-name="T31">^</text:span><text:span text:style-name="T31"> </text:span><text:span text:style-name="T31">d</text:span><text:span text:style-name="T31">[</text:span><text:span text:style-name="T31">3</text:span><text:span text:style-name="T31">]</text:span></text:p><text:p text:style-name="P62"><text:span text:style-name="T31"><text:s/></text:span><text:span text:style-name="T31"><text:s/></text:span><text:span text:style-name="T31">q</text:span><text:span text:style-name="T31">[</text:span><text:span text:style-name="T31">5</text:span><text:span text:style-name="T31">]</text:span><text:span text:style-name="T31"> </text:span><text:span text:style-name="T31"><text:s/></text:span><text:span text:style-name="T31"><text:s/></text:span><text:span text:style-name="T31"><text:s/></text:span><text:span text:style-name="T31">=</text:span><text:span text:style-name="T31"> </text:span><text:span text:style-name="T31">d</text:span><text:span text:style-name="T31">[</text:span><text:span text:style-name="T31">0</text:span><text:span text:style-name="T31">]</text:span><text:span text:style-name="T31"> </text:span><text:span text:style-name="T31">^</text:span><text:span text:style-name="T31"> </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d</text:span><text:span text:style-name="T31">[</text:span><text:span text:style-name="T31">2</text:span><text:span text:style-name="T31">]</text:span><text:span text:style-name="T31"> </text:span><text:span text:style-name="T31">^</text:span><text:span text:style-name="T31"> </text:span><text:span text:style-name="T31">d</text:span><text:span text:style-name="T31">[</text:span><text:span text:style-name="T31">3</text:span><text:span text:style-name="T31">]</text:span></text:p><text:p text:style-name="P62"><text:span text:style-name="T31"><text:s/></text:span><text:span text:style-name="T31"><text:s/></text:span><text:span text:style-name="T31">q</text:span><text:span text:style-name="T31">[</text:span><text:span text:style-name="T31">6</text:span><text:span text:style-name="T31">]</text:span><text:span text:style-name="T31"> </text:span><text:span text:style-name="T31"><text:s/></text:span><text:span text:style-name="T31"><text:s/></text:span><text:span text:style-name="T31"><text:s/></text:span><text:span text:style-name="T31">=</text:span><text:span text:style-name="T31"> </text:span><text:span text:style-name="T31">d</text:span><text:span text:style-name="T31">[</text:span><text:span text:style-name="T31">0</text:span><text:span text:style-name="T31">]</text:span><text:span text:style-name="T31"> </text:span><text:span text:style-name="T31">^</text:span><text:span text:style-name="T31"> </text:span><text:span text:style-name="T31"><text:s/></text:span><text:span text:style-name="T31">d</text:span><text:span text:style-name="T31">[</text:span><text:span text:style-name="T31">1</text:span><text:span text:style-name="T31">]</text:span><text:span text:style-name="T31"> </text:span><text:span text:style-name="T31">^</text:span><text:span text:style-name="T31"> </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d</text:span><text:span text:style-name="T31">[</text:span><text:span text:style-name="T31">3</text:span><text:span text:style-name="T31">]</text:span></text:p><text:p text:style-name="P62"><text:span text:style-name="T31"><text:s/></text:span><text:span text:style-name="T31"><text:s/></text:span><text:span text:style-name="T31">q</text:span><text:span text:style-name="T31">[</text:span><text:span text:style-name="T31">7</text:span><text:span text:style-name="T31">]</text:span><text:span text:style-name="T31"> </text:span><text:span text:style-name="T31"><text:s/></text:span><text:span text:style-name="T31"><text:s/></text:span><text:span text:style-name="T31"><text:s/></text:span><text:span text:style-name="T31">=</text:span><text:span text:style-name="T31"> </text:span><text:span text:style-name="T31">f</text:span><text:span text:style-name="T31">r</text:span><text:span text:style-name="T31">a</text:span><text:span text:style-name="T31">m</text:span><text:span text:style-name="T31">e</text:span><text:span text:style-name="T31"> </text:span><text:span text:style-name="T31">s</text:span><text:span text:style-name="T31">t</text:span><text:span text:style-name="T31">a</text:span><text:span text:style-name="T31">r</text:span><text:span text:style-name="T31">t</text:span><text:span text:style-name="T31"> </text:span><text:span text:style-name="T31">b</text:span><text:span text:style-name="T31">i</text:span><text:span text:style-name="T31">t</text:span></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7"><text:span text:style-name="T7"><text:s text:c="65"/>図 2.2.2 <text:s/></text:span><text:span text:style-name="T14">ハミング符号フォーマ</text:span><text:span text:style-name="T7">ット</text:span></text:p>
      <text:p text:style-name="P16"><text:soft-page-break/>2-<text:span text:style-name="T15">2-3</text:span>. <text:s/><text:span text:style-name="T16">CAPビット</text:span></text:p>
      <text:p text:style-name="P19"/>
      <text:p text:style-name="P18">CAP ビットは本機から送信されるデータの有無を示したものである. TS, IMUNUM, CNT に続くデータは, CAP bit の小さい番号から順に並べられる. CAPの bit番号とそれに定義されるセンサー情報を表 2.2.3 に, また ACCEL, GYRO, TEMP, CRC32_8 のビットが立っていた時の例を図 2.2.3 に示す.</text:p>
      <text:p text:style-name="P20"/>
      <text:p text:style-name="P19"/>
      <table:table table:name="表1" table:style-name="表1">
        <table:table-column table:style-name="表1.A"/>
        <table:table-column table:style-name="表1.B"/>
        <table:table-column table:style-name="表1.C"/>
        <table:table-row>
          <table:table-cell table:style-name="表1.A1" office:value-type="string">
            <text:p text:style-name="P53">ビット</text:p>
          </table:table-cell>
          <table:table-cell table:style-name="表1.A1" office:value-type="string">
            <text:p text:style-name="P53">名前</text:p>
          </table:table-cell>
          <table:table-cell table:style-name="表1.C1" office:value-type="string">
            <text:p text:style-name="P54">内容</text:p>
          </table:table-cell>
        </table:table-row>
        <table:table-row>
          <table:table-cell table:style-name="表1.A2" office:value-type="string">
            <text:p text:style-name="P53">15</text:p>
          </table:table-cell>
          <table:table-cell table:style-name="表1.A2" office:value-type="string">
            <text:p text:style-name="P53">EXTENSION</text:p>
          </table:table-cell>
          <table:table-cell table:style-name="表1.C2" office:value-type="string">
            <text:p text:style-name="P54">拡張ビット <text:span text:style-name="T16">(TBD)</text:span></text:p>
          </table:table-cell>
        </table:table-row>
        <table:table-row>
          <table:table-cell table:style-name="表1.A2" office:value-type="string">
            <text:p text:style-name="P53">14</text:p>
          </table:table-cell>
          <table:table-cell table:style-name="表1.A2" office:value-type="string">
            <text:p text:style-name="P53">CRC32_8</text:p>
          </table:table-cell>
          <table:table-cell table:style-name="表1.C2" office:value-type="string">
            <text:p text:style-name="P53">CRC32が有効 ただし, 下位8 ビットのみ</text:p>
          </table:table-cell>
        </table:table-row>
        <table:table-row>
          <table:table-cell table:style-name="表1.A2" office:value-type="string">
            <text:p text:style-name="P53">13</text:p>
          </table:table-cell>
          <table:table-cell table:style-name="表1.A2" office:value-type="string">
            <text:p text:style-name="P53">CRC32</text:p>
          </table:table-cell>
          <table:table-cell table:style-name="表1.C2" office:value-type="string">
            <text:p text:style-name="P53">CRC32が有効</text:p>
          </table:table-cell>
        </table:table-row>
        <table:table-row>
          <table:table-cell table:style-name="表1.A2" office:value-type="string">
            <text:p text:style-name="P53">12 – 4</text:p>
          </table:table-cell>
          <table:table-cell table:style-name="表1.A2" office:value-type="string">
            <text:p text:style-name="P54"/>
          </table:table-cell>
          <table:table-cell table:style-name="表1.C2" office:value-type="string">
            <text:p text:style-name="P53">(Reserved)</text:p>
          </table:table-cell>
        </table:table-row>
        <table:table-row>
          <table:table-cell table:style-name="表1.A2" office:value-type="string">
            <text:p text:style-name="P53">3</text:p>
          </table:table-cell>
          <table:table-cell table:style-name="表1.A2" office:value-type="string">
            <text:p text:style-name="P53">TEMP</text:p>
          </table:table-cell>
          <table:table-cell table:style-name="表1.C2" office:value-type="string">
            <text:p text:style-name="P54">温度センサーが有効 <text:s text:c="6"/><text:span text:style-name="T17">(1byte <text:s/>0: -20deg, 255: 107.5deg <text:s text:c="2"/>1LSB=0.5deg)</text:span></text:p>
          </table:table-cell>
        </table:table-row>
        <table:table-row>
          <table:table-cell table:style-name="表1.A2" office:value-type="string">
            <text:p text:style-name="P53">2</text:p>
          </table:table-cell>
          <table:table-cell table:style-name="表1.A2" office:value-type="string">
            <text:p text:style-name="P53">MAGNETICS</text:p>
          </table:table-cell>
          <table:table-cell table:style-name="表1.C2" office:value-type="string">
            <text:p text:style-name="P56">磁気センサーが有効 <text:s text:c="6"/><text:span text:style-name="T17">(3軸 各 2 bytes)</text:span></text:p>
          </table:table-cell>
        </table:table-row>
        <table:table-row>
          <table:table-cell table:style-name="表1.A2" office:value-type="string">
            <text:p text:style-name="P53">1</text:p>
          </table:table-cell>
          <table:table-cell table:style-name="表1.A2" office:value-type="string">
            <text:p text:style-name="P53">GYRO</text:p>
          </table:table-cell>
          <table:table-cell table:style-name="表1.C2" office:value-type="string">
            <text:p text:style-name="P55">ジャイロセンサーが有効 <text:span text:style-name="T17">(3軸 各 2 bytes)</text:span></text:p>
          </table:table-cell>
        </table:table-row>
        <table:table-row>
          <table:table-cell table:style-name="表1.A2" office:value-type="string">
            <text:p text:style-name="P53">0</text:p>
          </table:table-cell>
          <table:table-cell table:style-name="表1.A2" office:value-type="string">
            <text:p text:style-name="P53">ACCEL</text:p>
          </table:table-cell>
          <table:table-cell table:style-name="表1.C9" office:value-type="string">
            <text:p text:style-name="P55">加速度センサーが有効 <text:s/><text:span text:style-name="T17">(3軸 各 2 bytes)</text:span></text:p>
          </table:table-cell>
        </table:table-row>
      </table:table>
      <text:p text:style-name="P19"/>
      <text:p text:style-name="P38"><text:span text:style-name="T8"><text:s text:c="59"/>表 2.2.</text:span><text:span text:style-name="T9">3</text:span><text:span text:style-name="T8"> <text:s/></text:span><text:span text:style-name="T11">セ</text:span><text:span text:style-name="T10">ンサー情報有無情報</text:span></text:p>
      <text:p text:style-name="P24"/>
      <text:p text:style-name="P19"/>
      <text:p text:style-name="P19"/>
      <text:p text:style-name="P19"/>
      <text:p text:style-name="P19"><draw:custom-shape text:anchor-type="paragraph" draw:z-index="117" draw:name="シェイプ8" draw:style-name="gr28" draw:text-style-name="P57" svg:width="16.53cm" svg:height="5.562cm" svg:x="0.326cm" svg:y="-0.744cm"><text:p/><draw:enhanced-geometry svg:viewBox="0 0 21600 21600" draw:type="rectangle" draw:enhanced-path="M 0 0 L 21600 0 21600 21600 0 21600 0 0 Z N"/></draw:custom-shape><draw:custom-shape text:anchor-type="paragraph" draw:z-index="118" draw:name="シェイプ8" draw:style-name="gr23" draw:text-style-name="P57" svg:width="1.599cm" svg:height="0.766cm" svg:x="1.238cm" svg:y="0.143cm"><text:p/><draw:enhanced-geometry svg:viewBox="0 0 21600 21600" draw:type="rectangle" draw:enhanced-path="M 0 0 L 21600 0 21600 21600 0 21600 0 0 Z N"/></draw:custom-shape><draw:custom-shape text:anchor-type="paragraph" draw:z-index="119" draw:name="シェイプ8" draw:style-name="gr18" draw:text-style-name="P57" svg:width="1.294cm" svg:height="0.766cm" svg:x="2.836cm" svg:y="0.143cm"><text:p/><draw:enhanced-geometry svg:viewBox="0 0 21600 21600" draw:type="rectangle" draw:enhanced-path="M 0 0 L 21600 0 21600 21600 0 21600 0 0 Z N"/></draw:custom-shape><draw:frame text:anchor-type="paragraph" draw:z-index="120" draw:name="シェイプ10" draw:style-name="gr16" draw:text-style-name="P59" svg:width="1.128cm" svg:height="0.934cm" svg:x="3.002cm" svg:y="0.224cm"><draw:text-box><text:p><text:span text:style-name="T29">I</text:span><text:span text:style-name="T29">M</text:span><text:span text:style-name="T29">U</text:span></text:p><text:p><text:span text:style-name="T29">N</text:span><text:span text:style-name="T29">U</text:span><text:span text:style-name="T29">M</text:span><text:span text:style-name="T29"> </text:span><text:span text:style-name="T29">(</text:span><text:span text:style-name="T29">1</text:span><text:span text:style-name="T29">)</text:span></text:p></draw:text-box></draw:frame><draw:custom-shape text:anchor-type="paragraph" draw:z-index="121" draw:name="シェイプ8" draw:style-name="gr24" draw:text-style-name="P57" svg:width="1.271cm" svg:height="0.766cm" svg:x="4.129cm" svg:y="0.143cm"><text:p/><draw:enhanced-geometry svg:viewBox="0 0 21600 21600" draw:type="rectangle" draw:enhanced-path="M 0 0 L 21600 0 21600 21600 0 21600 0 0 Z N"/></draw:custom-shape><draw:custom-shape text:anchor-type="paragraph" draw:z-index="122" draw:name="シェイプ8" draw:style-name="gr25" draw:text-style-name="P57" svg:width="2.562cm" svg:height="0.766cm" svg:x="6.761cm" svg:y="0.143cm"><text:p/><draw:enhanced-geometry svg:viewBox="0 0 21600 21600" draw:type="rectangle" draw:enhanced-path="M 0 0 L 21600 0 21600 21600 0 21600 0 0 Z N"/></draw:custom-shape><draw:frame text:anchor-type="paragraph" draw:z-index="123" draw:name="シェイプ10" draw:style-name="gr5" draw:text-style-name="P59" svg:width="1.516cm" svg:height="0.313cm" svg:x="7.131cm" svg:y="0.395cm"><draw:text-box><text:p><text:span text:style-name="T29">A</text:span><text:span text:style-name="T29">C</text:span><text:span text:style-name="T29">C</text:span><text:span text:style-name="T29">E</text:span><text:span text:style-name="T29">L</text:span><text:span text:style-name="T29"> </text:span><text:span text:style-name="T29">(</text:span><text:span text:style-name="T29">1</text:span><text:span text:style-name="T29">2</text:span><text:span text:style-name="T29">)</text:span></text:p></draw:text-box></draw:frame><draw:custom-shape text:anchor-type="paragraph" draw:z-index="124" draw:name="シェイプ8" draw:style-name="gr25" draw:text-style-name="P57" svg:width="2.562cm" svg:height="0.766cm" svg:x="9.322cm" svg:y="0.143cm"><text:p/><draw:enhanced-geometry svg:viewBox="0 0 21600 21600" draw:type="rectangle" draw:enhanced-path="M 0 0 L 21600 0 21600 21600 0 21600 0 0 Z N"/></draw:custom-shape><draw:custom-shape text:anchor-type="paragraph" draw:z-index="125" draw:name="シェイプ8" draw:style-name="gr18" draw:text-style-name="P57" svg:width="1.294cm" svg:height="0.766cm" svg:x="11.883cm" svg:y="0.143cm"><text:p/><draw:enhanced-geometry svg:viewBox="0 0 21600 21600" draw:type="rectangle" draw:enhanced-path="M 0 0 L 21600 0 21600 21600 0 21600 0 0 Z N"/></draw:custom-shape><draw:frame text:anchor-type="paragraph" draw:z-index="126" draw:name="シェイプ10" draw:style-name="gr5" draw:text-style-name="P59" svg:width="1.516cm" svg:height="0.313cm" svg:x="9.705cm" svg:y="0.395cm"><draw:text-box><text:p><text:span text:style-name="T29">G</text:span><text:span text:style-name="T29">Y</text:span><text:span text:style-name="T29">R</text:span><text:span text:style-name="T29">O</text:span><text:span text:style-name="T29"> </text:span><text:span text:style-name="T29">(</text:span><text:span text:style-name="T29">1</text:span><text:span text:style-name="T29">2</text:span><text:span text:style-name="T29">)</text:span></text:p></draw:text-box></draw:frame><draw:frame text:anchor-type="paragraph" draw:z-index="127" draw:name="シェイプ10" draw:style-name="gr6" draw:text-style-name="P59" svg:width="1.19cm" svg:height="0.623cm" svg:x="11.987cm" svg:y="0.286cm"><draw:text-box><text:p><text:span text:style-name="T29">T</text:span><text:span text:style-name="T29">E</text:span><text:span text:style-name="T29">M</text:span><text:span text:style-name="T29">P</text:span></text:p><text:p><text:span text:style-name="T29"><text:s/></text:span><text:span text:style-name="T29">(</text:span><text:span text:style-name="T29">2</text:span><text:span text:style-name="T29">)</text:span></text:p></draw:text-box></draw:frame><draw:frame text:anchor-type="paragraph" draw:z-index="128" draw:name="シェイプ10" draw:style-name="gr5" draw:text-style-name="P59" svg:width="0.879cm" svg:height="0.313cm" svg:x="1.423cm" svg:y="0.386cm"><draw:text-box><text:p><text:span text:style-name="T29">T</text:span><text:span text:style-name="T29">S</text:span><text:span text:style-name="T29"> </text:span><text:span text:style-name="T29">(</text:span><text:span text:style-name="T29">7</text:span><text:span text:style-name="T29">)</text:span></text:p></draw:text-box></draw:frame><draw:frame text:anchor-type="paragraph" draw:z-index="129" draw:name="シェイプ10" draw:style-name="gr5" draw:text-style-name="P59" svg:width="1.119cm" svg:height="0.313cm" svg:x="4.281cm" svg:y="0.374cm"><draw:text-box><text:p><text:span text:style-name="T29">C</text:span><text:span text:style-name="T29">N</text:span><text:span text:style-name="T29">T</text:span><text:span text:style-name="T29"> </text:span><text:span text:style-name="T29">(</text:span><text:span text:style-name="T29">2</text:span><text:span text:style-name="T29">)</text:span></text:p></draw:text-box></draw:frame><draw:custom-shape text:anchor-type="paragraph" draw:z-index="130" draw:name="シェイプ8" draw:style-name="gr18" draw:text-style-name="P57" svg:width="1.294cm" svg:height="0.766cm" svg:x="13.176cm" svg:y="0.143cm"><text:p/><draw:enhanced-geometry svg:viewBox="0 0 21600 21600" draw:type="rectangle" draw:enhanced-path="M 0 0 L 21600 0 21600 21600 0 21600 0 0 Z N"/></draw:custom-shape><draw:frame text:anchor-type="paragraph" draw:z-index="131" draw:name="シェイプ10" draw:style-name="gr6" draw:text-style-name="P59" svg:width="1.19cm" svg:height="0.623cm" svg:x="13.28cm" svg:y="0.286cm"><draw:text-box><text:p><text:span text:style-name="T29">C</text:span><text:span text:style-name="T29">R</text:span><text:span text:style-name="T29">C</text:span></text:p><text:p><text:span text:style-name="T29"><text:s/></text:span><text:span text:style-name="T29">(</text:span><text:span text:style-name="T29">2</text:span><text:span text:style-name="T29">)</text:span></text:p></draw:text-box></draw:frame><draw:custom-shape text:anchor-type="paragraph" draw:z-index="132" draw:name="シェイプ8" draw:style-name="gr27" draw:text-style-name="P57" svg:width="1.362cm" svg:height="0.766cm" svg:x="5.399cm" svg:y="0.143cm"><text:p/><draw:enhanced-geometry svg:viewBox="0 0 21600 21600" draw:type="rectangle" draw:enhanced-path="M 0 0 L 21600 0 21600 21600 0 21600 0 0 Z N"/></draw:custom-shape><draw:frame text:anchor-type="paragraph" draw:z-index="133" draw:name="シェイプ10" draw:style-name="gr6" draw:text-style-name="P59" svg:width="1.119cm" svg:height="0.623cm" svg:x="5.551cm" svg:y="0.22cm"><draw:text-box><text:p><text:span text:style-name="T29">C</text:span><text:span text:style-name="T29">A</text:span><text:span text:style-name="T29">P</text:span><text:span text:style-name="T29"> </text:span><text:span text:style-name="T29">(</text:span><text:span text:style-name="T29">4</text:span><text:span text:style-name="T29">)</text:span></text:p><text:p><text:span text:style-name="T29">0</text:span><text:span text:style-name="T29">x</text:span><text:span text:style-name="T29">4</text:span><text:span text:style-name="T29">0</text:span><text:span text:style-name="T29">0</text:span><text:span text:style-name="T29">b</text:span></text:p></draw:text-box></draw:frame></text:p>
      <text:p text:style-name="P19"/>
      <text:p text:style-name="P19"><draw:line text:anchor-type="paragraph" draw:z-index="136" draw:name="シェイプ12" draw:style-name="gr31" draw:text-style-name="P58" svg:x1="6.032cm" svg:y1="0.034cm" svg:x2="5.727cm" svg:y2="0.434cm"><text:p/></draw:line><draw:line text:anchor-type="paragraph" draw:z-index="137" draw:name="シェイプ12" draw:style-name="gr31" draw:text-style-name="P58" svg:x1="7.805cm" svg:y1="0.89cm" svg:x2="7.805cm" svg:y2="0.169cm"><text:p/></draw:line><draw:line text:anchor-type="paragraph" draw:z-index="138" draw:name="シェイプ12" draw:style-name="gr31" draw:text-style-name="P58" svg:x1="7.805cm" svg:y1="0.89cm" svg:x2="7.805cm" svg:y2="0.169cm"><text:p/></draw:line><draw:line text:anchor-type="paragraph" draw:z-index="139" draw:name="シェイプ12" draw:style-name="gr31" draw:text-style-name="P58" svg:x1="10.814cm" svg:y1="1.014cm" svg:x2="10.814cm" svg:y2="0.196cm"><text:p/></draw:line><draw:line text:anchor-type="paragraph" draw:z-index="140" draw:name="シェイプ12" draw:style-name="gr31" draw:text-style-name="P58" svg:x1="12.804cm" svg:y1="1.113cm" svg:x2="12.804cm" svg:y2="0.169cm"><text:p/></draw:line><draw:line text:anchor-type="paragraph" draw:z-index="141" draw:name="シェイプ12" draw:style-name="gr31" draw:text-style-name="P58" svg:x1="13.806cm" svg:y1="0.89cm" svg:x2="13.806cm" svg:y2="0.169cm"><text:p/></draw:line><draw:line text:anchor-type="paragraph" draw:z-index="142" draw:name="シェイプ12" draw:style-name="gr31" draw:text-style-name="P58" svg:x1="13.806cm" svg:y1="1.22cm" svg:x2="13.806cm" svg:y2="0.169cm"><text:p/></draw:line></text:p>
      <text:p text:style-name="P19"><draw:frame text:anchor-type="paragraph" draw:z-index="135" draw:name="シェイプ11" draw:style-name="gr30" draw:text-style-name="P64" svg:width="3.073cm" svg:height="0.339cm" svg:x="4.216cm" svg:y="0.004cm"><draw:text-box><text:p text:style-name="P62"><text:span text:style-name="T32">0</text:span><text:span text:style-name="T32">b</text:span><text:span text:style-name="T32">0</text:span><text:span text:style-name="T32">1</text:span><text:span text:style-name="T32">0</text:span><text:span text:style-name="T32">0</text:span><text:span text:style-name="T32"> </text:span><text:span text:style-name="T32">0</text:span><text:span text:style-name="T32">0</text:span><text:span text:style-name="T32">0</text:span><text:span text:style-name="T32">0</text:span><text:span text:style-name="T32"> </text:span><text:span text:style-name="T32">0</text:span><text:span text:style-name="T32">0</text:span><text:span text:style-name="T32">0</text:span><text:span text:style-name="T32">0</text:span><text:span text:style-name="T32"> </text:span><text:span text:style-name="T32">1</text:span><text:span text:style-name="T32">0</text:span><text:span text:style-name="T32">1</text:span><text:span text:style-name="T32">1</text:span></text:p></draw:text-box></draw:frame><draw:line text:anchor-type="paragraph" draw:z-index="144" draw:name="シェイプ12" draw:style-name="gr32" draw:text-style-name="P58" svg:x1="6.802cm" svg:y1="0.279cm" svg:x2="6.802cm" svg:y2="0.415cm"><text:p/></draw:line><draw:line text:anchor-type="paragraph" draw:z-index="145" draw:name="シェイプ12" draw:style-name="gr32" draw:text-style-name="P58" svg:x1="6.802cm" svg:y1="0.279cm" svg:x2="6.802cm" svg:y2="0.415cm"><text:p/></draw:line><draw:line text:anchor-type="paragraph" draw:z-index="146" draw:name="シェイプ12" draw:style-name="gr32" draw:text-style-name="P58" svg:x1="6.685cm" svg:y1="0.272cm" svg:x2="6.685cm" svg:y2="0.547cm"><text:p/></draw:line><draw:line text:anchor-type="paragraph" draw:z-index="147" draw:name="シェイプ12" draw:style-name="gr32" draw:text-style-name="P58" svg:x1="6.389cm" svg:y1="0.275cm" svg:x2="6.389cm" svg:y2="0.647cm"><text:p/></draw:line><draw:line text:anchor-type="paragraph" draw:z-index="149" draw:name="シェイプ12" draw:style-name="gr32" draw:text-style-name="P58" svg:x1="4.692cm" svg:y1="0.28cm" svg:x2="4.692cm" svg:y2="0.753cm"><text:p/></draw:line></text:p>
      <text:p text:style-name="P26"><draw:line text:anchor-type="paragraph" draw:z-index="143" draw:name="シェイプ12" draw:style-name="gr32" draw:text-style-name="P58" svg:x1="6.802cm" svg:y1="-0.053cm" svg:x2="7.806cm" svg:y2="-0.053cm"><text:p/></draw:line><draw:line text:anchor-type="paragraph" draw:z-index="148" draw:name="シェイプ12" draw:style-name="gr32" draw:text-style-name="P58" svg:x1="6.685cm" svg:y1="0.079cm" svg:x2="10.814cm" svg:y2="0.079cm"><text:p/></draw:line><draw:line text:anchor-type="paragraph" draw:z-index="150" draw:name="シェイプ12" draw:style-name="gr32" draw:text-style-name="P58" svg:x1="6.389cm" svg:y1="0.18cm" svg:x2="12.804cm" svg:y2="0.178cm"><text:p/></draw:line><draw:line text:anchor-type="paragraph" draw:z-index="151" draw:name="シェイプ12" draw:style-name="gr32" draw:text-style-name="P58" svg:x1="4.692cm" svg:y1="0.286cm" svg:x2="13.806cm" svg:y2="0.286cm"><text:p/></draw:line></text:p>
      <text:p text:style-name="P26"><draw:frame text:anchor-type="paragraph" draw:z-index="134" draw:name="シェイプ11" draw:style-name="gr29" draw:text-style-name="P64" svg:width="11.394cm" svg:height="1.574cm" svg:x="3.383cm" svg:y="0.295cm"><draw:text-box><text:p text:style-name="P62"><text:span text:style-name="T32">B</text:span><text:span text:style-name="T32">i</text:span><text:span text:style-name="T32">t</text:span><text:span text:style-name="T32">1</text:span><text:span text:style-name="T32">4</text:span><text:span text:style-name="T32">:</text:span><text:span text:style-name="T32"> </text:span><text:span text:style-name="T32">C</text:span><text:span text:style-name="T32">R</text:span><text:span text:style-name="T32">C</text:span><text:span text:style-name="T32"> </text:span><text:span text:style-name="T32"><text:s/></text:span><text:span text:style-name="T32"><text:s/></text:span><text:span text:style-name="T32"><text:s/></text:span><text:span text:style-name="T32"><text:s/></text:span><text:span text:style-name="T32"><text:s/></text:span><text:span text:style-name="T32">C</text:span><text:span text:style-name="T32">R</text:span><text:span text:style-name="T32">C</text:span><text:span text:style-name="T32">3</text:span><text:span text:style-name="T32">2</text:span><text:span text:style-name="T32">_</text:span><text:span text:style-name="T32">8</text:span><text:span text:style-name="T32"> </text:span><text:span text:style-name="T32">情</text:span><text:span text:style-name="T32">報</text:span><text:span text:style-name="T32">有</text:span><text:span text:style-name="T32">効</text:span></text:p><text:p text:style-name="P62"><text:span text:style-name="T32">B</text:span><text:span text:style-name="T32">i</text:span><text:span text:style-name="T32">t</text:span><text:span text:style-name="T32">3</text:span><text:span text:style-name="T32">:</text:span><text:span text:style-name="T32"> </text:span><text:span text:style-name="T32"><text:s/></text:span><text:span text:style-name="T32"><text:s/></text:span><text:span text:style-name="T32">T</text:span><text:span text:style-name="T32">E</text:span><text:span text:style-name="T32">M</text:span><text:span text:style-name="T32">P</text:span><text:span text:style-name="T32"> </text:span><text:span text:style-name="T32"><text:s/></text:span><text:span text:style-name="T32">温</text:span><text:span text:style-name="T32">度</text:span><text:span text:style-name="T32">セ</text:span><text:span text:style-name="T32">ン</text:span><text:span text:style-name="T32">サ</text:span><text:span text:style-name="T32">ー</text:span><text:span text:style-name="T32">情</text:span><text:span text:style-name="T32">報</text:span><text:span text:style-name="T32">有</text:span><text:span text:style-name="T32">効</text:span></text:p><text:p text:style-name="P62"><text:span text:style-name="T32">B</text:span><text:span text:style-name="T32">i</text:span><text:span text:style-name="T32">t</text:span><text:span text:style-name="T32">1</text:span><text:span text:style-name="T32">:</text:span><text:span text:style-name="T32"> </text:span><text:span text:style-name="T32"><text:s/></text:span><text:span text:style-name="T32"><text:s/></text:span><text:span text:style-name="T32">G</text:span><text:span text:style-name="T32">Y</text:span><text:span text:style-name="T32">R</text:span><text:span text:style-name="T32">O</text:span><text:span text:style-name="T32"> </text:span><text:span text:style-name="T32"><text:s/></text:span><text:span text:style-name="T32">ジ</text:span><text:span text:style-name="T32">ャ</text:span><text:span text:style-name="T32">イ</text:span><text:span text:style-name="T32">ロ</text:span><text:span text:style-name="T32">セ</text:span><text:span text:style-name="T32">ン</text:span><text:span text:style-name="T32">サ</text:span><text:span text:style-name="T32">ー</text:span><text:span text:style-name="T32">情</text:span><text:span text:style-name="T32">報</text:span><text:span text:style-name="T32">有</text:span><text:span text:style-name="T32">効</text:span></text:p><text:p text:style-name="P62"><text:span text:style-name="T32">B</text:span><text:span text:style-name="T32">i</text:span><text:span text:style-name="T32">t</text:span><text:span text:style-name="T32">0</text:span><text:span text:style-name="T32">:</text:span><text:span text:style-name="T32"> </text:span><text:span text:style-name="T32"><text:s/></text:span><text:span text:style-name="T32"><text:s/></text:span><text:span text:style-name="T32">A</text:span><text:span text:style-name="T32">C</text:span><text:span text:style-name="T32">C</text:span><text:span text:style-name="T32">E</text:span><text:span text:style-name="T32">L</text:span><text:span text:style-name="T32"> </text:span><text:span text:style-name="T32">加</text:span><text:span text:style-name="T32">速</text:span><text:span text:style-name="T32">度</text:span><text:span text:style-name="T32">セ</text:span><text:span text:style-name="T32">ン</text:span><text:span text:style-name="T32">サ</text:span><text:span text:style-name="T32">ー</text:span><text:span text:style-name="T32">情</text:span><text:span text:style-name="T32">報</text:span><text:span text:style-name="T32">有</text:span><text:span text:style-name="T32">効</text:span></text:p></draw:text-box></draw:frame></text:p>
      <text:p text:style-name="P26"/>
      <text:p text:style-name="P26"/>
      <text:p text:style-name="P26"/>
      <text:p text:style-name="P19"/>
      <text:p text:style-name="P19"/>
      <text:p text:style-name="P25"><text:span text:style-name="T5"><text:s text:c="49"/>図 2.2.</text:span><text:span text:style-name="T18">3</text:span><text:span text:style-name="T5"> <text:s/></text:span><text:span text:style-name="T13">CAP ビットとセンサー情報の並びの例</text:span></text:p>
      <text:p text:style-name="P19"/>
      <text:p text:style-name="P12"/>
      <text:p text:style-name="P12">2-3. コマンド一覧</text:p>
      <text:p text:style-name="P12"/>
      <table:table table:name="表3" table:style-name="表3">
        <table:table-column table:style-name="表3.A"/>
        <table:table-column table:style-name="表3.B"/>
        <table:table-row>
          <table:table-cell table:style-name="表3.A1" office:value-type="string">
            <text:p text:style-name="P40">format [num]</text:p>
          </table:table-cell>
          <table:table-cell table:style-name="表3.B1" office:value-type="string">
            <text:p text:style-name="P40">IMUセンサーデータのフォーマット変更</text:p>
            <text:p text:style-name="P41"><text:s/>[num] <text:s/>IMU番号</text:p>
          </table:table-cell>
        </table:table-row>
        <table:table-row>
          <table:table-cell table:style-name="表3.A2" office:value-type="string">
            <text:p text:style-name="P40">start</text:p>
          </table:table-cell>
          <table:table-cell table:style-name="表3.B2" office:value-type="string">
            <text:p text:style-name="P40">センサーデータの送信開始</text:p>
          </table:table-cell>
        </table:table-row>
        <table:table-row>
          <table:table-cell table:style-name="表3.A2" office:value-type="string">
            <text:p text:style-name="P40">stop</text:p>
          </table:table-cell>
          <table:table-cell table:style-name="表3.B2" office:value-type="string">
            <text:p text:style-name="P40">センサーデータの送信停止</text:p>
          </table:table-cell>
        </table:table-row>
        <table:table-row>
          <table:table-cell table:style-name="表3.A2" office:value-type="string">
            <text:p text:style-name="P40">reset</text:p>
          </table:table-cell>
          <table:table-cell table:style-name="表3.B2" office:value-type="string">
            <text:p text:style-name="P39">タイマースタンプのカウンタークリア</text:p>
          </table:table-cell>
        </table:table-row>
        <table:table-row>
          <table:table-cell table:style-name="表3.A2" office:value-type="string">
            <text:p text:style-name="P40">init</text:p>
          </table:table-cell>
          <table:table-cell table:style-name="表3.B2" office:value-type="string">
            <text:p text:style-name="P40">IMU設定変更後の初期化</text:p>
          </table:table-cell>
        </table:table-row>
        <table:table-row>
          <table:table-cell table:style-name="表3.A2" office:value-type="string">
            <text:p text:style-name="P40">imu [num] set [freq] [acc] [gyro] [mag]</text:p>
          </table:table-cell>
          <table:table-cell table:style-name="表3.B2" office:value-type="string">
            <text:p text:style-name="P40">IMU設定</text:p>
            <text:p text:style-name="P40"><text:s text:c="2"/>[num] <text:s/>IMU番号</text:p>
            <text:p text:style-name="P40"><text:s text:c="2"/>[freq] <text:s text:c="3"/>frequency in Hz</text:p>
            <text:p text:style-name="P40"><text:s text:c="2"/>[acc] <text:s text:c="3"/>accelation in 10mG</text:p>
            <text:p text:style-name="P40"><text:s text:c="2"/>[gyro] <text:s text:c="2"/>gyro in 10mDPS</text:p>
            <text:p text:style-name="P40"><text:s text:c="2"/>[mag] <text:s text:c="2"/>magnetics in mT</text:p>
          </table:table-cell>
        </table:table-row>
        <table:table-row>
          <table:table-cell table:style-name="表3.A2" office:value-type="string">
            <text:p text:style-name="P40">imu [num] get</text:p>
          </table:table-cell>
          <table:table-cell table:style-name="表3.B2" office:value-type="string">
            <text:p text:style-name="P40">IMU設定確認</text:p>
            <text:p text:style-name="P41"><text:s/>[num] <text:s/>IMU番号</text:p>
          </table:table-cell>
        </table:table-row>
        <text:soft-page-break/>
        <table:table-row>
          <table:table-cell table:style-name="表3.A2" office:value-type="string">
            <text:p text:style-name="P50">imu [num] regset [reg] [val]</text:p>
          </table:table-cell>
          <table:table-cell table:style-name="表3.B2" office:value-type="string">
            <text:p text:style-name="P50">IMU の レジスタ設定</text:p>
            <text:p text:style-name="P50"><text:s text:c="2"/>[num] <text:s/>IMU 番号</text:p>
            <text:p text:style-name="P50"><text:s text:c="2"/>[reg] <text:s text:c="3"/>対象レジスタ</text:p>
            <text:p text:style-name="P50"><text:s text:c="2"/>[val] <text:s text:c="3"/>設定値</text:p>
          </table:table-cell>
        </table:table-row>
        <table:table-row>
          <table:table-cell table:style-name="表3.A2" office:value-type="string">
            <text:p text:style-name="P51">imu [num] reg<text:span text:style-name="T25">g</text:span>et [reg] [<text:span text:style-name="T25">cnt</text:span>]</text:p>
          </table:table-cell>
          <table:table-cell table:style-name="表3.B2" office:value-type="string">
            <text:p text:style-name="P52">IMU の レジスタ値の読込み</text:p>
            <text:p text:style-name="P52"><text:s text:c="2"/>[cnt] <text:s text:c="4"/>読込み数 <text:s/>8文字まで</text:p>
          </table:table-cell>
        </table:table-row>
        <table:table-row>
          <table:table-cell table:style-name="表3.A2" office:value-type="string">
            <text:p text:style-name="P40">id set [str]</text:p>
          </table:table-cell>
          <table:table-cell table:style-name="表3.B2" office:value-type="string">
            <text:p text:style-name="P40">IDの設定</text:p>
            <text:p text:style-name="P40"><text:s text:c="2"/><text:span text:style-name="T20">[str] <text:s/>ID の文字列 32 文字まで</text:span></text:p>
          </table:table-cell>
        </table:table-row>
        <table:table-row>
          <table:table-cell table:style-name="表3.A2" office:value-type="string">
            <text:p text:style-name="P40">id get</text:p>
          </table:table-cell>
          <table:table-cell table:style-name="表3.B2" office:value-type="string">
            <text:p text:style-name="P40">ID の表示</text:p>
          </table:table-cell>
        </table:table-row>
      </table:table>
      <text:p text:style-name="P7"/>
      <text:p text:style-name="P12"/>
      <text:p text:style-name="P12">2-4. ピン配置</text:p>
      <text:p text:style-name="P7"/>
      <table:table table:name="表4" table:style-name="表4">
        <table:table-column table:style-name="表4.A"/>
        <table:table-column table:style-name="表4.B"/>
        <table:table-column table:style-name="表4.C"/>
        <table:table-column table:style-name="表4.D"/>
        <table:table-row>
          <table:table-cell table:style-name="表4.A1" office:value-type="string">
            <text:p text:style-name="P42">信号名</text:p>
          </table:table-cell>
          <table:table-cell table:style-name="表4.A1" office:value-type="string">
            <text:p text:style-name="P42">STM32L072ピン名</text:p>
          </table:table-cell>
          <table:table-cell table:style-name="表4.A1" office:value-type="string">
            <text:p text:style-name="P46">IO</text:p>
          </table:table-cell>
          <table:table-cell table:style-name="表4.D1" office:value-type="string">
            <text:p text:style-name="P39">内容</text:p>
          </table:table-cell>
        </table:table-row>
        <table:table-row>
          <table:table-cell table:style-name="表4.A2" office:value-type="string">
            <text:p text:style-name="P42">IMUINT0</text:p>
          </table:table-cell>
          <table:table-cell table:style-name="表4.A2" office:value-type="string">
            <text:p text:style-name="P42"><text:span text:style-name="T23">PA0/TIM2</text:span>IC<text:span text:style-name="T28">0</text:span></text:p>
          </table:table-cell>
          <table:table-cell table:style-name="表4.A2" office:value-type="string">
            <text:p text:style-name="P46">I</text:p>
          </table:table-cell>
          <table:table-cell table:style-name="表4.D2" office:value-type="string">
            <text:p text:style-name="P39"><text:span text:style-name="T21">IMU0 </text:span>センサーデータ取得割り込み</text:p>
          </table:table-cell>
        </table:table-row>
        <table:table-row>
          <table:table-cell table:style-name="表4.A2" office:value-type="string">
            <text:p text:style-name="P42">IMUCS0X</text:p>
          </table:table-cell>
          <table:table-cell table:style-name="表4.A2" office:value-type="string">
            <text:p text:style-name="P42">PA13</text:p>
          </table:table-cell>
          <table:table-cell table:style-name="表4.A2" office:value-type="string">
            <text:p text:style-name="P46">O</text:p>
          </table:table-cell>
          <table:table-cell table:style-name="表4.D2" office:value-type="string">
            <text:p text:style-name="P43">IMU0 SPI チップセレクト</text:p>
          </table:table-cell>
        </table:table-row>
        <table:table-row>
          <table:table-cell table:style-name="表4.A2" office:value-type="string">
            <text:p text:style-name="P42">IMUINT<text:span text:style-name="T21">1</text:span></text:p>
          </table:table-cell>
          <table:table-cell table:style-name="表4.A2" office:value-type="string">
            <text:p text:style-name="P42"><text:span text:style-name="T23">PA1/TIM2</text:span>IC1</text:p>
          </table:table-cell>
          <table:table-cell table:style-name="表4.A2" office:value-type="string">
            <text:p text:style-name="P46">I</text:p>
          </table:table-cell>
          <table:table-cell table:style-name="表4.D2" office:value-type="string">
            <text:p text:style-name="P39"><text:span text:style-name="T21">IMU1 </text:span>センサーデータ取得割り込み</text:p>
          </table:table-cell>
        </table:table-row>
        <table:table-row>
          <table:table-cell table:style-name="表4.A2" office:value-type="string">
            <text:p text:style-name="P42">IMUCS<text:span text:style-name="T21">1</text:span>X</text:p>
          </table:table-cell>
          <table:table-cell table:style-name="表4.A2" office:value-type="string">
            <text:p text:style-name="P42">PA1<text:span text:style-name="T23">4</text:span></text:p>
          </table:table-cell>
          <table:table-cell table:style-name="表4.A2" office:value-type="string">
            <text:p text:style-name="P46">O</text:p>
          </table:table-cell>
          <table:table-cell table:style-name="表4.D2" office:value-type="string">
            <text:p text:style-name="P43">IMU1 SPI チップセレクト</text:p>
          </table:table-cell>
        </table:table-row>
        <table:table-row>
          <table:table-cell table:style-name="表4.A2" office:value-type="string">
            <text:p text:style-name="P42">IMUINT<text:span text:style-name="T21">2</text:span></text:p>
          </table:table-cell>
          <table:table-cell table:style-name="表4.A2" office:value-type="string">
            <text:p text:style-name="P42"><text:span text:style-name="T23">PA2/TIM2</text:span>IC2</text:p>
          </table:table-cell>
          <table:table-cell table:style-name="表4.A2" office:value-type="string">
            <text:p text:style-name="P46">I</text:p>
          </table:table-cell>
          <table:table-cell table:style-name="表4.D2" office:value-type="string">
            <text:p text:style-name="P39"><text:span text:style-name="T21">IMU2 </text:span>センサーデータ取得割り込み</text:p>
          </table:table-cell>
        </table:table-row>
        <table:table-row>
          <table:table-cell table:style-name="表4.A2" office:value-type="string">
            <text:p text:style-name="P42">IMUCS<text:span text:style-name="T21">2</text:span>X</text:p>
          </table:table-cell>
          <table:table-cell table:style-name="表4.A2" office:value-type="string">
            <text:p text:style-name="P42">P<text:span text:style-name="T23">B0</text:span></text:p>
          </table:table-cell>
          <table:table-cell table:style-name="表4.A2" office:value-type="string">
            <text:p text:style-name="P46">O</text:p>
          </table:table-cell>
          <table:table-cell table:style-name="表4.D2" office:value-type="string">
            <text:p text:style-name="P43">IMU2 SPI チップセレクト</text:p>
          </table:table-cell>
        </table:table-row>
        <table:table-row>
          <table:table-cell table:style-name="表4.A2" office:value-type="string">
            <text:p text:style-name="P42">IMUINT<text:span text:style-name="T21">3</text:span></text:p>
          </table:table-cell>
          <table:table-cell table:style-name="表4.A2" office:value-type="string">
            <text:p text:style-name="P44"><text:span text:style-name="T23">PA3/TIM</text:span>2IC3</text:p>
          </table:table-cell>
          <table:table-cell table:style-name="表4.A2" office:value-type="string">
            <text:p text:style-name="P46">I</text:p>
          </table:table-cell>
          <table:table-cell table:style-name="表4.D2" office:value-type="string">
            <text:p text:style-name="P39"><text:span text:style-name="T21">IMU3 </text:span>センサーデータ取得割り込み</text:p>
          </table:table-cell>
        </table:table-row>
        <table:table-row>
          <table:table-cell table:style-name="表4.A2" office:value-type="string">
            <text:p text:style-name="P42">IMUCS<text:span text:style-name="T21">3</text:span>X</text:p>
          </table:table-cell>
          <table:table-cell table:style-name="表4.A2" office:value-type="string">
            <text:p text:style-name="P42">P<text:span text:style-name="T23">B1</text:span></text:p>
          </table:table-cell>
          <table:table-cell table:style-name="表4.A2" office:value-type="string">
            <text:p text:style-name="P46">O</text:p>
          </table:table-cell>
          <table:table-cell table:style-name="表4.D2" office:value-type="string">
            <text:p text:style-name="P43">IMU3 SPI チップセレクト</text:p>
          </table:table-cell>
        </table:table-row>
        <table:table-row>
          <table:table-cell table:style-name="表4.A2" office:value-type="string">
            <text:p text:style-name="P42">SPI1SCK</text:p>
          </table:table-cell>
          <table:table-cell table:style-name="表4.A2" office:value-type="string">
            <text:p text:style-name="P42"><text:span text:style-name="T23">PA4/</text:span>SPI1SCK</text:p>
          </table:table-cell>
          <table:table-cell table:style-name="表4.A2" office:value-type="string">
            <text:p text:style-name="P46">O</text:p>
          </table:table-cell>
          <table:table-cell table:style-name="表4.D2" office:value-type="string">
            <text:p text:style-name="P43">SPI クロック</text:p>
          </table:table-cell>
        </table:table-row>
        <table:table-row>
          <table:table-cell table:style-name="表4.A2" office:value-type="string">
            <text:p text:style-name="P42">SPI1MOSI</text:p>
          </table:table-cell>
          <table:table-cell table:style-name="表4.A2" office:value-type="string">
            <text:p text:style-name="P42"><text:span text:style-name="T23">PA</text:span>6/<text:span text:style-name="T23">S</text:span>PI1MOSI</text:p>
          </table:table-cell>
          <table:table-cell table:style-name="表4.A2" office:value-type="string">
            <text:p text:style-name="P46">O</text:p>
          </table:table-cell>
          <table:table-cell table:style-name="表4.D2" office:value-type="string">
            <text:p text:style-name="P43">SPI MOSI</text:p>
          </table:table-cell>
        </table:table-row>
        <table:table-row>
          <table:table-cell table:style-name="表4.A2" office:value-type="string">
            <text:p text:style-name="P42">SPI1MISO</text:p>
          </table:table-cell>
          <table:table-cell table:style-name="表4.A2" office:value-type="string">
            <text:p text:style-name="P42"><text:span text:style-name="T23">PA5/</text:span>SPI1MISO</text:p>
          </table:table-cell>
          <table:table-cell table:style-name="表4.A2" office:value-type="string">
            <text:p text:style-name="P46">I</text:p>
          </table:table-cell>
          <table:table-cell table:style-name="表4.D2" office:value-type="string">
            <text:p text:style-name="P43">SPI MISO</text:p>
          </table:table-cell>
        </table:table-row>
        <table:table-row>
          <table:table-cell table:style-name="表4.A2" office:value-type="string">
            <text:p text:style-name="P45">CLK32K768IN</text:p>
          </table:table-cell>
          <table:table-cell table:style-name="表4.A2" office:value-type="string">
            <text:p text:style-name="P45"><text:span text:style-name="T23">PA15/</text:span>TIM2ETR</text:p>
          </table:table-cell>
          <table:table-cell table:style-name="表4.A2" office:value-type="string">
            <text:p text:style-name="P46">I</text:p>
          </table:table-cell>
          <table:table-cell table:style-name="表4.D2" office:value-type="string">
            <text:p text:style-name="P47">Timestamp カウンタークロック入力</text:p>
          </table:table-cell>
        </table:table-row>
        <table:table-row>
          <table:table-cell table:style-name="表4.A2" office:value-type="string">
            <text:p text:style-name="P48">CLKSYNC</text:p>
          </table:table-cell>
          <table:table-cell table:style-name="表4.A2" office:value-type="string">
            <text:p text:style-name="P48">PA<text:span text:style-name="T23">4</text:span></text:p>
          </table:table-cell>
          <table:table-cell table:style-name="表4.A2" office:value-type="string">
            <text:p text:style-name="P49">I</text:p>
          </table:table-cell>
          <table:table-cell table:style-name="表4.D2" office:value-type="string">
            <text:p text:style-name="P48">Timestamp <text:span text:style-name="T22">カウンタークリア信号 (TBD)</text:span></text:p>
          </table:table-cell>
        </table:table-row>
        <table:table-row>
          <table:table-cell table:style-name="表4.A2" office:value-type="string">
            <text:p text:style-name="P42">UARTTXD</text:p>
          </table:table-cell>
          <table:table-cell table:style-name="表4.A2" office:value-type="string">
            <text:p text:style-name="P42"><text:span text:style-name="T23">PA9/</text:span>USART1TXD</text:p>
          </table:table-cell>
          <table:table-cell table:style-name="表4.A2" office:value-type="string">
            <text:p text:style-name="P46">O</text:p>
          </table:table-cell>
          <table:table-cell table:style-name="表4.D2" office:value-type="string">
            <text:p text:style-name="P39">センサーデータ出力</text:p>
          </table:table-cell>
        </table:table-row>
        <table:table-row>
          <table:table-cell table:style-name="表4.A2" office:value-type="string">
            <text:p text:style-name="P42">UARTRXD</text:p>
          </table:table-cell>
          <table:table-cell table:style-name="表4.A2" office:value-type="string">
            <text:p text:style-name="P42"><text:span text:style-name="T23">PA10/</text:span>USART1RXD</text:p>
          </table:table-cell>
          <table:table-cell table:style-name="表4.A2" office:value-type="string">
            <text:p text:style-name="P46">I</text:p>
          </table:table-cell>
          <table:table-cell table:style-name="表4.D2" office:value-type="string">
            <text:p text:style-name="P39">コマンド入力</text:p>
          </table:table-cell>
        </table:table-row>
      </table:table>
      <text:p text:style-name="P7"/>
      <text:p text:style-name="P7"/>
      <text:p text:style-name="P13">2-<text:span text:style-name="T24">5</text:span>. メモリマップ</text:p>
      <text:p text:style-name="P7"><draw:frame text:anchor-type="paragraph" draw:z-index="199" draw:name="シェイプ2" draw:style-name="gr38" draw:text-style-name="P59" svg:width="3.38cm" svg:height="0.332cm" svg:x="0.584cm" svg:y="0.258cm"><draw:text-box><text:p><text:span text:style-name="T29">Flash ROM </text:span><text:span text:style-name="T29">(128kB)</text:span></text:p></draw:text-box></draw:frame><draw:frame text:anchor-type="paragraph" draw:z-index="200" draw:name="シェイプ2" draw:style-name="gr38" draw:text-style-name="P59" svg:width="3.38cm" svg:height="0.332cm" svg:x="10.194cm" svg:y="0.268cm"><draw:text-box><text:p><text:span text:style-name="T29">RAM (5kB)</text:span></text:p></draw:text-box></draw:frame></text:p>
      <text:p text:style-name="P7"><draw:custom-shape text:anchor-type="paragraph" draw:z-index="152" draw:name="シェイプ1" draw:style-name="gr33" draw:text-style-name="P65" svg:width="4.61cm" svg:height="7.471cm" svg:x="0.575cm" svg:y="0.265cm"><text:p/><draw:enhanced-geometry svg:viewBox="0 0 21600 21600" draw:type="rectangle" draw:enhanced-path="M 0 0 L 21600 0 21600 21600 0 21600 0 0 Z N"/></draw:custom-shape><draw:custom-shape text:anchor-type="paragraph" draw:z-index="153" draw:name="シェイプ1" draw:style-name="gr34" draw:text-style-name="P65" svg:width="4.679cm" svg:height="4.01cm" svg:x="10.186cm" svg:y="0.265cm"><text:p/><draw:enhanced-geometry svg:viewBox="0 0 21600 21600" draw:type="rectangle" draw:enhanced-path="M 0 0 L 21600 0 21600 21600 0 21600 0 0 Z N"/></draw:custom-shape><draw:custom-shape text:anchor-type="paragraph" draw:z-index="154" draw:name="シェイプ1" draw:style-name="gr35" draw:text-style-name="P65" svg:width="3.888cm" svg:height="0.484cm" svg:x="1.296cm" svg:y="0.265cm"><text:p/><draw:enhanced-geometry svg:viewBox="0 0 21600 21600" draw:type="rectangle" draw:enhanced-path="M 0 0 L 21600 0 21600 21600 0 21600 0 0 Z N"/></draw:custom-shape><draw:frame text:anchor-type="paragraph" draw:z-index="155" draw:name="シェイプ2" draw:style-name="gr36" draw:text-style-name="P59" svg:width="2.322cm" svg:height="0.41cm" svg:x="1.637cm" svg:y="0.339cm"><draw:text-box><text:p><text:span text:style-name="T29">I</text:span><text:span text:style-name="T29">n</text:span><text:span text:style-name="T29">t</text:span><text:span text:style-name="T29">e</text:span><text:span text:style-name="T29">r</text:span><text:span text:style-name="T29">r</text:span><text:span text:style-name="T29">u</text:span><text:span text:style-name="T29">p</text:span><text:span text:style-name="T29">t</text:span><text:span text:style-name="T29"> </text:span><text:span text:style-name="T29">v</text:span><text:span text:style-name="T29">e</text:span><text:span text:style-name="T29">c</text:span><text:span text:style-name="T29">t</text:span><text:span text:style-name="T29">o</text:span><text:span text:style-name="T29">r</text:span></text:p></draw:text-box></draw:frame><draw:custom-shape text:anchor-type="paragraph" draw:z-index="160" draw:name="シェイプ1" draw:style-name="gr40" draw:text-style-name="P65" svg:width="0.722cm" svg:height="2.52cm" svg:x="0.575cm" svg:y="0.265cm"><text:p/><draw:enhanced-geometry svg:viewBox="0 0 21600 21600" draw:type="rectangle" draw:enhanced-path="M 0 0 L 21600 0 21600 21600 0 21600 0 0 Z N"/></draw:custom-shape><draw:frame text:anchor-type="paragraph" draw:z-index="188" draw:name="シェイプ2" draw:style-name="gr48" draw:text-style-name="P68" svg:width="1.578cm" svg:height="0.318cm" svg:x="5.293cm" svg:y="0.273cm"><draw:text-box><text:p><text:span text:style-name="T33">0</text:span><text:span text:style-name="T33">x</text:span><text:span text:style-name="T33">0</text:span><text:span text:style-name="T33">8</text:span><text:span text:style-name="T33">0</text:span><text:span text:style-name="T33">0</text:span><text:span text:style-name="T33">0</text:span><text:span text:style-name="T33">0</text:span><text:span text:style-name="T33">0</text:span><text:span text:style-name="T33">0</text:span></text:p></draw:text-box></draw:frame><draw:frame text:anchor-type="paragraph" draw:z-index="196" draw:name="シェイプ2" draw:style-name="gr48" draw:text-style-name="P68" svg:width="1.578cm" svg:height="0.318cm" svg:x="14.956cm" svg:y="0.263cm"><draw:text-box><text:p><text:span text:style-name="T33">0</text:span><text:span text:style-name="T33">x</text:span><text:span text:style-name="T33">2</text:span><text:span text:style-name="T33">0</text:span><text:span text:style-name="T33">0</text:span><text:span text:style-name="T33">0</text:span><text:span text:style-name="T33">0</text:span><text:span text:style-name="T33">0</text:span><text:span text:style-name="T33">0</text:span><text:span text:style-name="T33">0</text:span></text:p></draw:text-box></draw:frame></text:p>
      <text:p text:style-name="P7"><draw:frame text:anchor-type="paragraph" draw:z-index="157" draw:name="シェイプ2" draw:style-name="gr38" draw:text-style-name="P59" svg:width="3.38cm" svg:height="0.332cm" svg:x="1.621cm" svg:y="0.402cm"><draw:text-box><text:p><text:span text:style-name="T29">C</text:span><text:span text:style-name="T29">P</text:span><text:span text:style-name="T29">U</text:span><text:span text:style-name="T29"> </text:span><text:span text:style-name="T29">p</text:span><text:span text:style-name="T29">a</text:span><text:span text:style-name="T29">r</text:span><text:span text:style-name="T29">a</text:span><text:span text:style-name="T29">m</text:span><text:span text:style-name="T29">e</text:span><text:span text:style-name="T29">t</text:span><text:span text:style-name="T29">e</text:span><text:span text:style-name="T29">r</text:span><text:span text:style-name="T29"> </text:span><text:span text:style-name="T29">t</text:span><text:span text:style-name="T29">a</text:span><text:span text:style-name="T29">b</text:span><text:span text:style-name="T29">l</text:span><text:span text:style-name="T29">e</text:span></text:p></draw:text-box></draw:frame><draw:frame text:anchor-type="paragraph" draw:z-index="189" draw:name="シェイプ2" draw:style-name="gr43" draw:text-style-name="P59" svg:width="1.176cm" svg:height="0.378cm" svg:x="5.293cm" svg:y="0.288cm"><draw:text-box><text:p><text:span text:style-name="T33">0</text:span><text:span text:style-name="T33">x</text:span><text:span text:style-name="T33">0</text:span><text:span text:style-name="T33">8</text:span><text:span text:style-name="T33">0</text:span><text:span text:style-name="T33">0</text:span><text:span text:style-name="T33">0</text:span><text:span text:style-name="T33">4</text:span><text:span text:style-name="T33">0</text:span><text:span text:style-name="T33">0</text:span></text:p></draw:text-box></draw:frame><draw:frame text:anchor-type="paragraph" draw:z-index="167" draw:name="シェイプ3" draw:style-name="gr44" draw:text-style-name="P67" svg:width="0.623cm" svg:height="1.578cm" draw:transform="rotate (-3.14159265358979) translate (1.25236111111111cm 1.79563888888889cm)"><draw:text-box><text:p text:style-name="P66"><text:span text:style-name="T29">Bo</text:span><text:span text:style-name="T29">otlo</text:span><text:span text:style-name="T29">ad</text:span><text:span text:style-name="T29">er <text:s text:c="2"/></text:span><text:span text:style-name="T29"><text:s text:c="6"/></text:span><text:span text:style-name="T29"><text:s/></text:span><text:span text:style-name="T29">(16</text:span><text:span text:style-name="T29">kB)</text:span></text:p></draw:text-box></draw:frame></text:p>
      <text:p text:style-name="P7"><draw:custom-shape text:anchor-type="paragraph" draw:z-index="156" draw:name="シェイプ1" draw:style-name="gr37" draw:text-style-name="P65" svg:width="3.888cm" svg:height="0.47cm" svg:x="1.296cm" svg:y="0.326cm"><text:p/><draw:enhanced-geometry svg:viewBox="0 0 21600 21600" draw:type="rectangle" draw:enhanced-path="M 0 0 L 21600 0 21600 21600 0 21600 0 0 Z N"/></draw:custom-shape><draw:frame text:anchor-type="paragraph" draw:z-index="159" draw:name="シェイプ2" draw:style-name="gr36" draw:text-style-name="P59" svg:width="3.264cm" svg:height="0.41cm" svg:x="1.607cm" svg:y="0.386cm"><draw:text-box><text:p><text:span text:style-name="T29">B</text:span><text:span text:style-name="T29">i</text:span><text:span text:style-name="T29">n</text:span><text:span text:style-name="T29">a</text:span><text:span text:style-name="T29">r</text:span><text:span text:style-name="T29">y</text:span><text:span text:style-name="T29"> </text:span><text:span text:style-name="T29">i</text:span><text:span text:style-name="T29">n</text:span><text:span text:style-name="T29">f</text:span><text:span text:style-name="T29">o</text:span><text:span text:style-name="T29">r</text:span><text:span text:style-name="T29">m</text:span><text:span text:style-name="T29">a</text:span><text:span text:style-name="T29">t</text:span><text:span text:style-name="T29">i</text:span><text:span text:style-name="T29">o</text:span><text:span text:style-name="T29">n</text:span><text:span text:style-name="T29"> </text:span><text:span text:style-name="T29">t</text:span><text:span text:style-name="T29">a</text:span><text:span text:style-name="T29">b</text:span><text:span text:style-name="T29">l</text:span><text:span text:style-name="T29">e</text:span></text:p></draw:text-box></draw:frame><draw:frame text:anchor-type="paragraph" draw:z-index="190" draw:name="シェイプ2" draw:style-name="gr43" draw:text-style-name="P59" svg:width="1.176cm" svg:height="0.378cm" svg:x="5.293cm" svg:y="0.33cm"><draw:text-box><text:p><text:span text:style-name="T33">0</text:span><text:span text:style-name="T33">x</text:span><text:span text:style-name="T33">0</text:span><text:span text:style-name="T33">8</text:span><text:span text:style-name="T33">0</text:span><text:span text:style-name="T33">0</text:span><text:span text:style-name="T33">0</text:span><text:span text:style-name="T33">4</text:span><text:span text:style-name="T33">2</text:span><text:span text:style-name="T33">0</text:span></text:p></draw:text-box></draw:frame></text:p>
      <text:p text:style-name="P7"><draw:frame text:anchor-type="paragraph" draw:z-index="191" draw:name="シェイプ2" draw:style-name="gr43" draw:text-style-name="P59" svg:width="1.176cm" svg:height="0.378cm" svg:x="5.293cm" svg:y="0.325cm"><draw:text-box><text:p><text:span text:style-name="T33">0</text:span><text:span text:style-name="T33">x</text:span><text:span text:style-name="T33">0</text:span><text:span text:style-name="T33">8</text:span><text:span text:style-name="T33">0</text:span><text:span text:style-name="T33">0</text:span><text:span text:style-name="T33">0</text:span><text:span text:style-name="T33">4</text:span><text:span text:style-name="T33">3</text:span><text:span text:style-name="T33">0</text:span></text:p></draw:text-box></draw:frame><draw:frame text:anchor-type="paragraph" draw:z-index="193" draw:name="シェイプ2" draw:style-name="gr43" draw:text-style-name="P59" svg:width="3.292cm" svg:height="0.378cm" svg:x="10.638cm" svg:y="0.007cm"><draw:text-box><text:p><text:span text:style-name="T29">B</text:span><text:span text:style-name="T29">S</text:span><text:span text:style-name="T29">S</text:span><text:span text:style-name="T29">,</text:span><text:span text:style-name="T29"> </text:span><text:span text:style-name="T29">D</text:span><text:span text:style-name="T29">A</text:span><text:span text:style-name="T29">T</text:span><text:span text:style-name="T29">A</text:span></text:p></draw:text-box></draw:frame></text:p>
      <text:p text:style-name="P7"><draw:frame text:anchor-type="paragraph" draw:z-index="166" draw:name="シェイプ2" draw:style-name="gr36" draw:text-style-name="P59" svg:width="3.264cm" svg:height="0.41cm" svg:x="1.607cm" svg:y="0.201cm"><draw:text-box><text:p><text:span text:style-name="T29">B</text:span><text:span text:style-name="T29">i</text:span><text:span text:style-name="T29">n</text:span><text:span text:style-name="T29">a</text:span><text:span text:style-name="T29">r</text:span><text:span text:style-name="T29">y</text:span></text:p></draw:text-box></draw:frame></text:p>
      <text:p text:style-name="P7"><draw:custom-shape text:anchor-type="paragraph" draw:z-index="192" draw:name="シェイプ1" draw:style-name="gr49" draw:text-style-name="P65" svg:width="4.679cm" svg:height="0.773cm" svg:x="10.186cm" svg:y="0.37cm"><text:p/><draw:enhanced-geometry svg:viewBox="0 0 21600 21600" draw:type="rectangle" draw:enhanced-path="M 0 0 L 21600 0 21600 21600 0 21600 0 0 Z N"/></draw:custom-shape></text:p>
      <text:p text:style-name="P7"><draw:custom-shape text:anchor-type="paragraph" draw:z-index="158" draw:name="シェイプ1" draw:style-name="gr39" draw:text-style-name="P65" svg:width="3.888cm" svg:height="0.535cm" svg:x="1.296cm" svg:y="-0.021cm"><text:p/><draw:enhanced-geometry svg:viewBox="0 0 21600 21600" draw:type="rectangle" draw:enhanced-path="M 0 0 L 21600 0 21600 21600 0 21600 0 0 Z N"/></draw:custom-shape><draw:custom-shape text:anchor-type="paragraph" draw:z-index="161" draw:name="シェイプ1" draw:style-name="gr41" draw:text-style-name="P65" svg:width="0.722cm" svg:height="4.952cm" svg:x="0.575cm" svg:y="-0.021cm"><text:p/><draw:enhanced-geometry svg:viewBox="0 0 21600 21600" draw:type="rectangle" draw:enhanced-path="M 0 0 L 21600 0 21600 21600 0 21600 0 0 Z N"/></draw:custom-shape><draw:frame text:anchor-type="paragraph" draw:z-index="163" draw:name="シェイプ2" draw:style-name="gr36" draw:text-style-name="P59" svg:width="2.322cm" svg:height="0.41cm" svg:x="1.637cm" svg:y="0.104cm"><draw:text-box><text:p><text:span text:style-name="T29">I</text:span><text:span text:style-name="T29">n</text:span><text:span text:style-name="T29">t</text:span><text:span text:style-name="T29">e</text:span><text:span text:style-name="T29">r</text:span><text:span text:style-name="T29">r</text:span><text:span text:style-name="T29">u</text:span><text:span text:style-name="T29">p</text:span><text:span text:style-name="T29">t</text:span><text:span text:style-name="T29"> </text:span><text:span text:style-name="T29">v</text:span><text:span text:style-name="T29">e</text:span><text:span text:style-name="T29">c</text:span><text:span text:style-name="T29">t</text:span><text:span text:style-name="T29">o</text:span><text:span text:style-name="T29">r</text:span></text:p></draw:text-box></draw:frame><draw:frame text:anchor-type="paragraph" draw:z-index="180" draw:name="シェイプ2" draw:style-name="gr43" draw:text-style-name="P59" svg:width="1.176cm" svg:height="0.378cm" svg:x="5.272cm" svg:y="-0.055cm"><draw:text-box><text:p><text:span text:style-name="T33">0</text:span><text:span text:style-name="T33">x</text:span><text:span text:style-name="T33">0</text:span><text:span text:style-name="T33">8</text:span><text:span text:style-name="T33">0</text:span><text:span text:style-name="T33">0</text:span><text:span text:style-name="T33">4</text:span><text:span text:style-name="T33">0</text:span><text:span text:style-name="T33">0</text:span><text:span text:style-name="T33">0</text:span></text:p></draw:text-box></draw:frame><draw:frame text:anchor-type="paragraph" draw:z-index="194" draw:name="シェイプ2" draw:style-name="gr43" draw:text-style-name="P59" svg:width="3.292cm" svg:height="0.378cm" svg:x="10.638cm" svg:y="0.12cm"><draw:text-box><text:p><text:span text:style-name="T29">H</text:span><text:span text:style-name="T29">e</text:span><text:span text:style-name="T29">a</text:span><text:span text:style-name="T29">p</text:span></text:p></draw:text-box></draw:frame></text:p>
      <text:p text:style-name="P7"><draw:frame text:anchor-type="paragraph" draw:z-index="165" draw:name="シェイプ2" draw:style-name="gr36" draw:text-style-name="P59" svg:width="3.264cm" svg:height="0.41cm" svg:x="1.607cm" svg:y="0.164cm"><draw:text-box><text:p><text:span text:style-name="T29">C</text:span><text:span text:style-name="T29">P</text:span><text:span text:style-name="T29">U</text:span><text:span text:style-name="T29"> </text:span><text:span text:style-name="T29">p</text:span><text:span text:style-name="T29">a</text:span><text:span text:style-name="T29">r</text:span><text:span text:style-name="T29">a</text:span><text:span text:style-name="T29">m</text:span><text:span text:style-name="T29">e</text:span><text:span text:style-name="T29">t</text:span><text:span text:style-name="T29">e</text:span><text:span text:style-name="T29">r</text:span><text:span text:style-name="T29"> </text:span><text:span text:style-name="T29">t</text:span><text:span text:style-name="T29">a</text:span><text:span text:style-name="T29">b</text:span><text:span text:style-name="T29">l</text:span><text:span text:style-name="T29">e</text:span></text:p></draw:text-box></draw:frame><draw:frame text:anchor-type="paragraph" draw:z-index="181" draw:name="シェイプ2" draw:style-name="gr43" draw:text-style-name="P59" svg:width="1.176cm" svg:height="0.378cm" svg:x="5.272cm" svg:y="0.049cm"><draw:text-box><text:p><text:span text:style-name="T33">0</text:span><text:span text:style-name="T33">x</text:span><text:span text:style-name="T33">0</text:span><text:span text:style-name="T33">8</text:span><text:span text:style-name="T33">0</text:span><text:span text:style-name="T33">0</text:span><text:span text:style-name="T33">4</text:span><text:span text:style-name="T33">4</text:span><text:span text:style-name="T33">0</text:span><text:span text:style-name="T33">0</text:span></text:p></draw:text-box></draw:frame><draw:frame text:anchor-type="paragraph" draw:z-index="195" draw:name="シェイプ2" draw:style-name="gr43" draw:text-style-name="P59" svg:width="3.292cm" svg:height="0.378cm" svg:x="10.638cm" svg:y="0.393cm"><draw:text-box><text:p><text:span text:style-name="T29">S</text:span><text:span text:style-name="T29">t</text:span><text:span text:style-name="T29">a</text:span><text:span text:style-name="T29">c</text:span><text:span text:style-name="T29">k</text:span></text:p></draw:text-box></draw:frame><draw:frame text:anchor-type="paragraph" draw:z-index="169" draw:name="シェイプ3" draw:style-name="gr44" draw:text-style-name="P67" svg:width="0.623cm" svg:height="1.618cm" draw:transform="rotate (-3.14159265358979) translate (1.24177777777778cm 1.83620833333333cm)"><draw:text-box><text:p text:style-name="P66"><text:span text:style-name="T29">Fir</text:span><text:span text:style-name="T29">mw</text:span><text:span text:style-name="T29">are</text:span></text:p><text:p text:style-name="P66"><text:span text:style-name="T29"><text:s text:c="3"/></text:span><text:span text:style-name="T29">(11</text:span><text:span text:style-name="T29">2k</text:span><text:span text:style-name="T29">B)</text:span></text:p></draw:text-box></draw:frame></text:p>
      <text:p text:style-name="P7"><draw:custom-shape text:anchor-type="paragraph" draw:z-index="162" draw:name="シェイプ1" draw:style-name="gr42" draw:text-style-name="P65" svg:width="3.888cm" svg:height="0.736cm" svg:x="1.296cm" svg:y="0.27cm"><text:p/><draw:enhanced-geometry svg:viewBox="0 0 21600 21600" draw:type="rectangle" draw:enhanced-path="M 0 0 L 21600 0 21600 21600 0 21600 0 0 Z N"/></draw:custom-shape><draw:frame text:anchor-type="paragraph" draw:z-index="168" draw:name="シェイプ2" draw:style-name="gr43" draw:text-style-name="P59" svg:width="3.292cm" svg:height="0.378cm" svg:x="6.913cm" svg:y="0.305cm"><draw:text-box><text:p><text:span text:style-name="T29">B</text:span><text:span text:style-name="T29">i</text:span><text:span text:style-name="T29">n</text:span><text:span text:style-name="T29">a</text:span><text:span text:style-name="T29">r</text:span><text:span text:style-name="T29">y</text:span><text:span text:style-name="T29"> </text:span><text:span text:style-name="T29">C</text:span><text:span text:style-name="T29">R</text:span><text:span text:style-name="T29">C</text:span></text:p></draw:text-box></draw:frame><draw:custom-shape text:anchor-type="paragraph" draw:z-index="171" draw:name="シェイプ1" draw:style-name="gr45" draw:text-style-name="P65" svg:width="2.38cm" svg:height="0.414cm" svg:x="6.853cm" svg:y="0.27cm"><text:p/><draw:enhanced-geometry svg:viewBox="0 0 21600 21600" draw:type="rectangle" draw:enhanced-path="M 0 0 L 21600 0 21600 21600 0 21600 0 0 Z N"/></draw:custom-shape><draw:line text:anchor-type="paragraph" draw:z-index="175" draw:name="シェイプ4" draw:style-name="gr47" draw:text-style-name="P58" svg:x1="5.184cm" svg:y1="0.27cm" svg:x2="6.853cm" svg:y2="0.27cm"><text:p/></draw:line><draw:frame text:anchor-type="paragraph" draw:z-index="182" draw:name="シェイプ2" draw:style-name="gr43" draw:text-style-name="P59" svg:width="1.176cm" svg:height="0.378cm" svg:x="5.272cm" svg:y="0.27cm"><draw:text-box><text:p><text:span text:style-name="T33">0</text:span><text:span text:style-name="T33">x</text:span><text:span text:style-name="T33">0</text:span><text:span text:style-name="T33">8</text:span><text:span text:style-name="T33">0</text:span><text:span text:style-name="T33">0</text:span><text:span text:style-name="T33">4</text:span><text:span text:style-name="T33">4</text:span><text:span text:style-name="T33">2</text:span><text:span text:style-name="T33">0</text:span></text:p></draw:text-box></draw:frame><draw:frame text:anchor-type="paragraph" draw:z-index="184" draw:name="シェイプ2" draw:style-name="gr43" draw:text-style-name="P59" svg:width="0.634cm" svg:height="0.378cm" svg:x="9.275cm" svg:y="0.243cm"><draw:text-box><text:p><text:span text:style-name="T33">0</text:span><text:span text:style-name="T33">x</text:span><text:span text:style-name="T33">0</text:span><text:span text:style-name="T33">0</text:span></text:p></draw:text-box></draw:frame><draw:frame text:anchor-type="paragraph" draw:z-index="197" draw:name="シェイプ2" draw:style-name="gr48" draw:text-style-name="P68" svg:width="1.578cm" svg:height="0.318cm" svg:x="14.977cm" svg:y="0.302cm"><draw:text-box><text:p><text:span text:style-name="T33">0</text:span><text:span text:style-name="T33">x</text:span><text:span text:style-name="T33">2</text:span><text:span text:style-name="T33">0</text:span><text:span text:style-name="T33">0</text:span><text:span text:style-name="T33">0</text:span><text:span text:style-name="T33">5</text:span><text:span text:style-name="T33">F</text:span><text:span text:style-name="T33">F</text:span><text:span text:style-name="T33">F</text:span></text:p></draw:text-box></draw:frame></text:p>
      <text:p text:style-name="P7"><draw:frame text:anchor-type="paragraph" draw:z-index="164" draw:name="シェイプ2" draw:style-name="gr43" draw:text-style-name="P59" svg:width="3.38cm" svg:height="0.378cm" svg:x="1.621cm" svg:y="0.012cm"><draw:text-box><text:p><text:span text:style-name="T29">B</text:span><text:span text:style-name="T29">i</text:span><text:span text:style-name="T29">n</text:span><text:span text:style-name="T29">a</text:span><text:span text:style-name="T29">r</text:span><text:span text:style-name="T29">y</text:span><text:span text:style-name="T29"> </text:span><text:span text:style-name="T29">i</text:span><text:span text:style-name="T29">n</text:span><text:span text:style-name="T29">f</text:span><text:span text:style-name="T29">o</text:span><text:span text:style-name="T29">r</text:span><text:span text:style-name="T29">m</text:span><text:span text:style-name="T29">a</text:span><text:span text:style-name="T29">t</text:span><text:span text:style-name="T29">i</text:span><text:span text:style-name="T29">o</text:span><text:span text:style-name="T29">n</text:span><text:span text:style-name="T29"> </text:span><text:span text:style-name="T29">t</text:span><text:span text:style-name="T29">a</text:span><text:span text:style-name="T29">b</text:span><text:span text:style-name="T29">l</text:span><text:span text:style-name="T29">e</text:span></text:p></draw:text-box></draw:frame><draw:custom-shape text:anchor-type="paragraph" draw:z-index="172" draw:name="シェイプ1" draw:style-name="gr45" draw:text-style-name="P65" svg:width="2.38cm" svg:height="0.414cm" svg:x="6.853cm" svg:y="0.215cm"><text:p/><draw:enhanced-geometry svg:viewBox="0 0 21600 21600" draw:type="rectangle" draw:enhanced-path="M 0 0 L 21600 0 21600 21600 0 21600 0 0 Z N"/></draw:custom-shape><draw:frame text:anchor-type="paragraph" draw:z-index="177" draw:name="シェイプ2" draw:style-name="gr43" draw:text-style-name="P59" svg:width="2.16cm" svg:height="0.378cm" svg:x="6.913cm" svg:y="0.289cm"><draw:text-box><text:p><text:span text:style-name="T29">B</text:span><text:span text:style-name="T29">i</text:span><text:span text:style-name="T29">n</text:span><text:span text:style-name="T29">a</text:span><text:span text:style-name="T29">r</text:span><text:span text:style-name="T29">y</text:span><text:span text:style-name="T29"> </text:span><text:span text:style-name="T29">s</text:span><text:span text:style-name="T29">i</text:span><text:span text:style-name="T29">z</text:span><text:span text:style-name="T29">e</text:span></text:p></draw:text-box></draw:frame><draw:frame text:anchor-type="paragraph" draw:z-index="185" draw:name="シェイプ2" draw:style-name="gr43" draw:text-style-name="P59" svg:width="0.541cm" svg:height="0.378cm" svg:x="9.275cm" svg:y="0.215cm"><draw:text-box><text:p><text:span text:style-name="T33">0</text:span><text:span text:style-name="T33">x</text:span><text:span text:style-name="T33">0</text:span><text:span text:style-name="T33">4</text:span></text:p></draw:text-box></draw:frame></text:p>
      <text:p text:style-name="P7"><draw:line text:anchor-type="paragraph" draw:z-index="176" draw:name="シェイプ4" draw:style-name="gr47" draw:text-style-name="P58" svg:x1="5.184cm" svg:y1="0.071cm" svg:x2="6.853cm" svg:y2="0.986cm"><text:p/></draw:line><draw:custom-shape text:anchor-type="paragraph" draw:z-index="174" draw:name="シェイプ1" draw:style-name="gr45" draw:text-style-name="P65" svg:width="2.38cm" svg:height="0.414cm" svg:x="6.853cm" svg:y="0.161cm"><text:p/><draw:enhanced-geometry svg:viewBox="0 0 21600 21600" draw:type="rectangle" draw:enhanced-path="M 0 0 L 21600 0 21600 21600 0 21600 0 0 Z N"/></draw:custom-shape><draw:frame text:anchor-type="paragraph" draw:z-index="178" draw:name="シェイプ2" draw:style-name="gr5" draw:text-style-name="P59" svg:width="3.292cm" svg:height="0.313cm" svg:x="6.913cm" svg:y="0.261cm"><draw:text-box><text:p><text:span text:style-name="T29">B</text:span><text:span text:style-name="T29">i</text:span><text:span text:style-name="T29">n</text:span><text:span text:style-name="T29">a</text:span><text:span text:style-name="T29">r</text:span><text:span text:style-name="T29">y</text:span><text:span text:style-name="T29"> </text:span><text:span text:style-name="T29">e</text:span><text:span text:style-name="T29">n</text:span><text:span text:style-name="T29">t</text:span><text:span text:style-name="T29">r</text:span><text:span text:style-name="T29">y</text:span><text:span text:style-name="T29"> </text:span><text:span text:style-name="T29">p</text:span><text:span text:style-name="T29">o</text:span><text:span text:style-name="T29">i</text:span><text:span text:style-name="T29">n</text:span><text:span text:style-name="T29">t</text:span></text:p></draw:text-box></draw:frame><draw:frame text:anchor-type="paragraph" draw:z-index="183" draw:name="シェイプ2" draw:style-name="gr43" draw:text-style-name="P59" svg:width="1.176cm" svg:height="0.378cm" svg:x="5.272cm" svg:y="0.071cm"><draw:text-box><text:p><text:span text:style-name="T33">0</text:span><text:span text:style-name="T33">x</text:span><text:span text:style-name="T33">0</text:span><text:span text:style-name="T33">8</text:span><text:span text:style-name="T33">0</text:span><text:span text:style-name="T33">0</text:span><text:span text:style-name="T33">4</text:span><text:span text:style-name="T33">4</text:span><text:span text:style-name="T33">3</text:span><text:span text:style-name="T33">0</text:span></text:p></draw:text-box></draw:frame><draw:frame text:anchor-type="paragraph" draw:z-index="186" draw:name="シェイプ2" draw:style-name="gr43" draw:text-style-name="P59" svg:width="0.574cm" svg:height="0.378cm" svg:x="9.264cm" svg:y="0.199cm"><draw:text-box><text:p><text:span text:style-name="T33">0</text:span><text:span text:style-name="T33">x</text:span><text:span text:style-name="T33">0</text:span><text:span text:style-name="T33">8</text:span></text:p></draw:text-box></draw:frame></text:p>
      <text:p text:style-name="P7"><draw:custom-shape text:anchor-type="paragraph" draw:z-index="173" draw:name="シェイプ1" draw:style-name="gr46" draw:text-style-name="P65" svg:width="2.378cm" svg:height="0.414cm" svg:x="6.853cm" svg:y="0.106cm"><text:p/><draw:enhanced-geometry svg:viewBox="0 0 21600 21600" draw:type="rectangle" draw:enhanced-path="M 0 0 L 21600 0 21600 21600 0 21600 0 0 Z N"/></draw:custom-shape><draw:frame text:anchor-type="paragraph" draw:z-index="179" draw:name="シェイプ2" draw:style-name="gr5" draw:text-style-name="P59" svg:width="1.849cm" svg:height="0.313cm" svg:x="6.929cm" svg:y="0.206cm"><draw:text-box><text:p><text:span text:style-name="T29">B</text:span><text:span text:style-name="T29">i</text:span><text:span text:style-name="T29">n</text:span><text:span text:style-name="T29">a</text:span><text:span text:style-name="T29">r</text:span><text:span text:style-name="T29">y</text:span><text:span text:style-name="T29"> </text:span><text:span text:style-name="T29">v</text:span><text:span text:style-name="T29">e</text:span><text:span text:style-name="T29">r</text:span><text:span text:style-name="T29">s</text:span><text:span text:style-name="T29">i</text:span><text:span text:style-name="T29">o</text:span><text:span text:style-name="T29">n</text:span></text:p></draw:text-box></draw:frame><draw:frame text:anchor-type="paragraph" draw:z-index="187" draw:name="シェイプ2" draw:style-name="gr43" draw:text-style-name="P59" svg:width="0.585cm" svg:height="0.378cm" svg:x="9.275cm" svg:y="0.125cm"><draw:text-box><text:p><text:span text:style-name="T33">0</text:span><text:span text:style-name="T33">x</text:span><text:span text:style-name="T33">0</text:span><text:span text:style-name="T33">c</text:span></text:p></draw:text-box></draw:frame></text:p>
      <text:p text:style-name="P7"><draw:frame text:anchor-type="paragraph" draw:z-index="170" draw:name="シェイプ2" draw:style-name="gr36" draw:text-style-name="P59" svg:width="3.264cm" svg:height="0.41cm" svg:x="1.607cm" svg:y="0.005cm"><draw:text-box><text:p><text:span text:style-name="T29">B</text:span><text:span text:style-name="T29">i</text:span><text:span text:style-name="T29">n</text:span><text:span text:style-name="T29">a</text:span><text:span text:style-name="T29">r</text:span><text:span text:style-name="T29">y</text:span></text:p></draw:text-box></draw:frame></text:p>
      <text:p text:style-name="P7"/>
      <text:p text:style-name="P9"/>
      <text:p text:style-name="P9"/>
      <text:p text:style-name="P9"><text:soft-page-break/></text:p>
      <text:p text:style-name="P4"><draw:frame text:anchor-type="paragraph" draw:z-index="198" draw:name="シェイプ2" draw:style-name="gr50" draw:text-style-name="P59" svg:width="1.408cm" svg:height="0.468cm" svg:x="5.293cm" svg:y="0.069cm"><draw:text-box><text:p><text:span text:style-name="T33">0</text:span><text:span text:style-name="T33">x</text:span><text:span text:style-name="T33">0</text:span><text:span text:style-name="T33">8</text:span><text:span text:style-name="T33">0</text:span><text:span text:style-name="T33">1</text:span><text:span text:style-name="T33">F</text:span><text:span text:style-name="T33">F</text:span><text:span text:style-name="T33">F</text:span><text:span text:style-name="T33">F</text:span></text:p></draw:text-box></draw:frame></text:p>
      <text:p text:style-name="P27">3. ソフトウェア</text:p>
      <text:p text:style-name="P27"/>
      <text:p text:style-name="P29">3.1 <text:s/>ファームウェアの書き込み</text:p>
      <text:p text:style-name="P3"/>
      <text:p text:style-name="P3"/>
      <text:p text:style-name="P3"/>
      <text:p text:style-name="P3">STM32L072 の <text:span text:style-name="T19">BOOT ピンを high にした状態で </text:span>USB を Ubuntu PC に接続する Ubuntu に接続し, lsusb で</text:p>
      <text:p text:style-name="P1"/>
      <text:p text:style-name="P34">ID 0483:df11 STMicroelectronics STM Device in DFU Mode</text:p>
      <text:p text:style-name="P1"/>
      <text:p text:style-name="P1">がある事を確認する. もし, ないようなら USB の接続がおかしいと思われる.</text:p>
      <text:p text:style-name="P1"/>
      <text:p text:style-name="P1">問題なく ID が見えていれば, 各ファームウェアを用意し以下のコマンドを実行する</text:p>
      <text:p text:style-name="P1"/>
      <text:p text:style-name="P35"><text:span text:style-name="T1">% </text:span>dfu-util -D KICAD.bootfirm.yyyymmdds.bin -a 0 --dfuse-address 0x8000000</text:p>
      <text:p text:style-name="P1"/>
      <text:p text:style-name="P1">ここで，dfu-util がない場合は, 以下の通り apt install すると良い</text:p>
      <text:p text:style-name="P1"/>
      <text:p text:style-name="P34">% sudo apt install dfu-util</text:p>
      <text:p text:style-name="P1"/>
      <text:p text:style-name="P3"><text:span text:style-name="T19">dfu-util を動作させ</text:span>以下の通り問題なく success が出れば, USB ケーブルを PC から抜き再度挿し直しを<text:span text:style-name="T19">お</text:span>こなう</text:p>
      <text:p text:style-name="P1"/>
      <text:p text:style-name="P34">% dfu-util -D <text:span text:style-name="T19">imu4p</text:span>.x.yy.zz.yyyymmdds.bootfirm.bin -a 0 --dfuse-address 0x8000000</text:p>
      <text:p text:style-name="P36">dfu-util 0.9</text:p>
      <text:p text:style-name="P36"/>
      <text:p text:style-name="P36">Copyright 2005-2009 Weston Schmidt, Harald Welte and OpenMoko Inc.</text:p>
      <text:p text:style-name="P36">Copyright 2010-2016 Tormod Volden and Stefan Schmidt</text:p>
      <text:p text:style-name="P36">This program is Free Software and has ABSOLUTELY NO WARRANTY</text:p>
      <text:p text:style-name="P36">Please report bugs to http://sourceforge.net/p/dfu-util/tickets/</text:p>
      <text:p text:style-name="P36"/>
      <text:p text:style-name="P36">dfu-util: Invalid DFU suffix signature</text:p>
      <text:p text:style-name="P36">dfu-util: A valid DFU suffix will be required in a future dfu-util release!!!</text:p>
      <text:p text:style-name="P36">Opening DFU capable USB device...</text:p>
      <text:p text:style-name="P36">ID 0483:df11</text:p>
      <text:p text:style-name="P36">Run-time device DFU version 011a</text:p>
      <text:p text:style-name="P36">Claiming USB DFU Interface...</text:p>
      <text:p text:style-name="P36">Setting Alternate Setting #0 ...</text:p>
      <text:p text:style-name="P36">Determining device status: state = dfuIDLE, status = 0</text:p>
      <text:p text:style-name="P36">dfuIDLE, continuing</text:p>
      <text:p text:style-name="P36">DFU mode device DFU version 011a</text:p>
      <text:p text:style-name="P36">Device returned transfer size 2048</text:p>
      <text:p text:style-name="P36">DfuSe interface name: "Internal Flash <text:s/>"</text:p>
      <text:p text:style-name="P36">dfu-util: Non-valid multiplier 'g', interpreted as type identifier instead</text:p>
      <text:p text:style-name="P36">Downloading to address = 0x08000000, size = 75264</text:p>
      <text:p text:style-name="P36">Download [=========================] 100% <text:s text:c="7"/>75264 bytes</text:p>
      <text:p text:style-name="P36">Download done.</text:p>
      <text:p text:style-name="P36">File downloaded successfully</text:p>
      <text:p text:style-name="P34"/>
      <text:p text:style-name="P37">ただしサイズは <text:span text:style-name="T2">firmware の version によって変化するので注意が必要である</text:span></text:p>
      <text:p text:style-name="P1"/>
      <text:p text:style-name="P1"/>
      <text:p text:style-name="P1"><text:soft-page-break/></text:p>
      <text:p text:style-name="P1"/>
      <text:p text:style-name="P1"/>
      <text:p text:style-name="P1"/>
      <text:p text:style-name="P1"/>
      <text:p text:style-name="P1"/>
      <text:p text:style-name="P27"><text:span text:style-name="T26">4</text:span>. 制限事項</text:p>
      <text:p text:style-name="P1"><text:span text:style-name="T26">4</text:span>-1. 未実装</text:p>
      <text:p text:style-name="P1"><text:s text:c="7"/>なし</text:p>
      <text:p text:style-name="P1"/>
      <text:p text:style-name="P1"><text:span text:style-name="T26">4</text:span>-<text:span text:style-name="T26">2</text:span>. 開発環境</text:p>
      <text:p text:style-name="P1"><text:s text:c="3"/>ファームウェア開発環境は ubuntu + make + gcc</text:p>
      <text:p text:style-name="P1"/>
      <text:p text:style-name="P1"/>
      <text:p text:style-name="P27"><text:span text:style-name="T26">5</text:span>. ソフトウェアの改変と回路図</text:p>
      <text:p text:style-name="P1"/>
      <text:p text:style-name="P1">https://github.com/zhtlab/McuDevelop/tree/master/examples/IMU4P</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aksaman" svg:font-family="Laksa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Noto Sans CJK TC Regular" svg:font-family="'Noto Sans CJK TC Regular'" style:font-family-generic="swiss"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office:font-face-decls>
  <office:styles>
    <draw:marker draw:name="Arrow" svg:viewBox="0 0 20 30" svg:d="M10 0l-10 30h20z"/>
    <draw:marker draw:name="線の終点_20_2" draw:display-name="線の終点 2"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JP Regular" style:font-size-asian="10.5pt" style:language-asian="ja" style:country-asian="JP"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JP Regular" style:font-size-asian="10.5pt" style:language-asian="ja" style:country-asian="JP"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uggy</meta:initial-creator>
    <meta:creation-date>2019-01-10T09:29:30.049951827</meta:creation-date>
    <dc:date>2019-03-24T08:40:54.727324168</dc:date>
    <meta:editing-duration>P13DT14H38M18S</meta:editing-duration>
    <meta:editing-cycles>80</meta:editing-cycles>
    <meta:generator>LibreOffice/5.4.6.2$Linux_X86_64 LibreOffice_project/40m0$Build-2</meta:generator>
    <meta:document-statistic meta:table-count="3" meta:image-count="0" meta:object-count="0" meta:page-count="6" meta:paragraph-count="204" meta:word-count="2026" meta:character-count="4834" meta:non-whitespace-character-count="3951"/>
  </office:meta>
</office:document-meta>
</file>